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OpenSymbol" svg:font-family="OpenSymbol"/>
    <style:font-face style:name="DejaVu LGC Sans Mono" svg:font-family="'DejaVu LGC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background-color="transparent"/>
    </style:style>
    <style:style style:name="P3" style:family="paragraph" style:parent-style-name="Standard">
      <style:paragraph-properties fo:text-align="justify" style:justify-single-word="false"/>
      <style:text-properties fo:background-color="transparent"/>
    </style:style>
    <style:style style:name="P4" style:family="paragraph" style:parent-style-name="Standard">
      <style:paragraph-properties fo:text-align="center" style:justify-single-word="false"/>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text-properties fo:font-size="18pt" style:text-underline-style="solid" style:text-underline-type="double" style:text-underline-width="auto" style:text-underline-color="font-color" style:font-size-asian="18pt" style:font-size-complex="18pt"/>
    </style:style>
    <style:style style:name="P7" style:family="paragraph" style:parent-style-name="Standard">
      <style:paragraph-properties fo:text-align="center" style:justify-single-word="false"/>
      <style:text-properties fo:font-size="18pt" fo:font-style="italic" style:font-size-asian="18pt" style:font-style-asian="italic" style:font-size-complex="18pt" style:font-style-complex="italic"/>
    </style:style>
    <style:style style:name="P8" style:family="paragraph" style:parent-style-name="Standard">
      <style:paragraph-properties fo:text-align="justify" style:justify-single-word="false"/>
      <style:text-properties fo:background-color="#ffff00"/>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margin-left="0.4681in" fo:margin-right="0in" fo:text-align="justify" style:justify-single-word="false" fo:text-indent="0in" style:auto-text-indent="false"/>
    </style:style>
    <style:style style:name="P11" style:family="paragraph" style:parent-style-name="Preformatted_20_Text">
      <style:paragraph-properties fo:text-align="center" style:justify-single-word="false"/>
      <style:text-properties fo:font-size="10pt" style:font-size-asian="10pt" style:font-size-complex="10pt"/>
    </style:style>
    <style:style style:name="P12" style:family="paragraph" style:parent-style-name="Preformatted_20_Text">
      <style:paragraph-properties fo:text-align="center" style:justify-single-word="false"/>
    </style:style>
    <style:style style:name="P13" style:family="paragraph" style:parent-style-name="Preformatted_20_Text">
      <style:paragraph-properties fo:margin-top="0in" fo:margin-bottom="0.1965in"/>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Heading_20_1" style:list-style-name="L1"/>
    <style:style style:name="P16" style:family="paragraph" style:parent-style-name="Heading_20_1" style:list-style-name="L1">
      <style:text-properties fo:font-size="12pt" fo:font-weight="normal" style:font-size-asian="12pt" style:font-weight-asian="normal" style:font-size-complex="12pt" style:font-weight-complex="normal"/>
    </style:style>
    <style:style style:name="P17" style:family="paragraph" style:parent-style-name="Heading_20_1" style:list-style-name="L1">
      <style:paragraph-properties fo:margin-top="0.1665in" fo:margin-bottom="0.0835in" fo:keep-with-next="always"/>
    </style:style>
    <style:style style:name="P18" style:family="paragraph" style:parent-style-name="Heading_20_1" style:list-style-name="L1">
      <style:paragraph-properties fo:margin-top="0.1665in" fo:margin-bottom="0.0835in" fo:text-align="justify" style:justify-single-word="false" fo:keep-with-next="always" style:writing-mode="lr-tb"/>
    </style:style>
    <style:style style:name="P19" style:family="paragraph" style:parent-style-name="Heading_20_1" style:list-style-name="L1">
      <style:paragraph-properties style:writing-mode="lr-tb"/>
    </style:style>
    <style:style style:name="P20" style:family="paragraph" style:parent-style-name="Heading_20_1" style:list-style-name="L1">
      <style:paragraph-properties fo:text-align="justify" style:justify-single-word="false" style:writing-mode="lr-tb"/>
    </style:style>
    <style:style style:name="P21" style:family="paragraph" style:parent-style-name="Standard" style:list-style-name="L1"/>
    <style:style style:name="P22" style:family="paragraph" style:parent-style-name="Standard" style:list-style-name="L1">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Standard" style:list-style-name="L10">
      <style:paragraph-properties fo:text-align="justify" style:justify-single-word="false"/>
    </style:style>
    <style:style style:name="P25" style:family="paragraph" style:parent-style-name="Standard" style:list-style-name="L11">
      <style:paragraph-properties fo:text-align="justify" style:justify-single-word="false"/>
    </style:style>
    <style:style style:name="P26" style:family="paragraph" style:parent-style-name="Standard" style:list-style-name="L12">
      <style:paragraph-properties fo:text-align="justify" style:justify-single-word="false"/>
    </style:style>
    <style:style style:name="P27" style:family="paragraph" style:parent-style-name="Standard" style:list-style-name="L14">
      <style:paragraph-properties fo:text-align="justify" style:justify-single-word="false"/>
    </style:style>
    <style:style style:name="P28" style:family="paragraph" style:parent-style-name="Standard" style:list-style-name="L15">
      <style:paragraph-properties fo:text-align="justify" style:justify-single-word="false"/>
    </style:style>
    <style:style style:name="P29" style:family="paragraph" style:parent-style-name="Standard" style:list-style-name="L16">
      <style:paragraph-properties fo:text-align="justify" style:justify-single-word="false"/>
    </style:style>
    <style:style style:name="P30" style:family="paragraph" style:parent-style-name="Standard" style:list-style-name="L17">
      <style:paragraph-properties fo:text-align="justify" style:justify-single-word="false"/>
    </style:style>
    <style:style style:name="P31" style:family="paragraph" style:parent-style-name="Standard" style:list-style-name="L2"/>
    <style:style style:name="P32" style:family="paragraph" style:parent-style-name="Standard" style:list-style-name="L3"/>
    <style:style style:name="P33" style:family="paragraph" style:parent-style-name="Standard" style:list-style-name="L4"/>
    <style:style style:name="P34" style:family="paragraph" style:parent-style-name="Standard" style:list-style-name="L5"/>
    <style:style style:name="P35" style:family="paragraph" style:parent-style-name="Standard" style:list-style-name="L6"/>
    <style:style style:name="P36" style:family="paragraph" style:parent-style-name="Standard" style:list-style-name="L7"/>
    <style:style style:name="P37" style:family="paragraph" style:parent-style-name="Standard" style:list-style-name="L1">
      <style:paragraph-properties fo:text-align="justify" style:justify-single-word="false"/>
      <style:text-properties fo:background-color="transparent"/>
    </style:style>
    <style:style style:name="P38" style:family="paragraph" style:parent-style-name="Standard" style:list-style-name="L13">
      <style:paragraph-properties fo:text-align="justify" style:justify-single-word="false"/>
      <style:text-properties fo:background-color="transparent"/>
    </style:style>
    <style:style style:name="P39" style:family="paragraph" style:parent-style-name="Standard" style:list-style-name="L20">
      <style:paragraph-properties fo:text-align="justify" style:justify-single-word="false"/>
      <style:text-properties fo:background-color="transparent"/>
    </style:style>
    <style:style style:name="P40" style:family="paragraph" style:parent-style-name="Standard" style:list-style-name="L22">
      <style:paragraph-properties fo:text-align="justify" style:justify-single-word="false"/>
      <style:text-properties fo:background-color="transparent"/>
    </style:style>
    <style:style style:name="P41" style:family="paragraph" style:parent-style-name="Standard" style:list-style-name="L1">
      <style:text-properties fo:background-color="transparent"/>
    </style:style>
    <style:style style:name="P42" style:family="paragraph" style:parent-style-name="Standard" style:list-style-name="L1">
      <style:paragraph-properties fo:text-align="justify" style:justify-single-word="false"/>
      <style:text-properties fo:background-color="#ffff00"/>
    </style:style>
    <style:style style:name="P43" style:family="paragraph" style:parent-style-name="Standard" style:list-style-name="L1">
      <style:paragraph-properties fo:text-align="justify" style:justify-single-word="false"/>
      <style:text-properties style:text-underline-style="none"/>
    </style:style>
    <style:style style:name="P44" style:family="paragraph" style:parent-style-name="Standard" style:list-style-name="L1">
      <style:text-properties style:text-underline-style="none"/>
    </style:style>
    <style:style style:name="P45" style:family="paragraph" style:parent-style-name="Standard" style:list-style-name="L19"/>
    <style:style style:name="P46" style:family="paragraph" style:parent-style-name="Standard" style:list-style-name="L1">
      <style:paragraph-properties style:writing-mode="lr-tb"/>
    </style:style>
    <style:style style:name="P47" style:family="paragraph" style:parent-style-name="Standard" style:list-style-name="L18">
      <style:paragraph-properties fo:margin-left="0.9846in" fo:margin-right="0in" fo:text-indent="-0.25in" style:auto-text-indent="false"/>
    </style:style>
    <style:style style:name="P48" style:family="paragraph" style:parent-style-name="Standard" style:list-style-name="L21">
      <style:paragraph-properties fo:margin-left="1.4772in" fo:margin-right="0in" fo:text-align="justify" style:justify-single-word="false" fo:text-indent="-0.25in" style:auto-text-indent="false"/>
      <style:text-properties fo:background-color="transparent"/>
    </style:style>
    <style:style style:name="P49" style:family="paragraph" style:parent-style-name="Standard" style:list-style-name="L21">
      <style:paragraph-properties fo:margin-left="0in" fo:margin-right="0in" fo:text-align="justify" style:justify-single-word="false" fo:text-indent="0in" style:auto-text-indent="false"/>
      <style:text-properties fo:background-color="transparent"/>
    </style:style>
    <style:style style:name="T1" style:family="text">
      <style:text-properties style:language-complex="he" style:country-complex="IL"/>
    </style:style>
    <style:style style:name="T2" style:family="text">
      <style:text-properties fo:background-color="transparent"/>
    </style:style>
    <style:style style:name="T3" style:family="text">
      <style:text-properties fo:font-style="italic" style:font-style-asian="italic" style:font-style-complex="italic"/>
    </style:style>
    <style:style style:name="T4" style:family="text">
      <style:text-properties fo:color="#000000"/>
    </style:style>
    <style:style style:name="T5" style:family="text">
      <style:text-properties fo:color="#000000" fo:font-size="12pt" style:font-size-asian="12pt" style:font-size-complex="12pt"/>
    </style:style>
    <style:style style:name="T6" style:family="text">
      <style:text-properties fo:color="#000000" fo:font-size="12pt" fo:background-color="transparent" style:font-size-asian="12pt" style:font-size-complex="12pt"/>
    </style:style>
    <style:style style:name="T7" style:family="text">
      <style:text-properties fo:color="#000000" fo:font-size="12pt" fo:language="he" fo:country="IL" fo:background-color="transparent" style:font-size-asian="12pt" style:font-size-complex="12pt"/>
    </style:style>
    <style:style style:name="T8" style:family="text">
      <style:text-properties fo:language="he" fo:country="IL"/>
    </style:style>
    <style:style style:name="T9" style:family="text">
      <style:text-properties fo:font-weight="normal" style:font-weight-asian="normal" style:font-weight-complex="normal"/>
    </style:style>
    <style:style style:name="T10" style:family="text">
      <style:text-properties fo:font-size="10pt" style:font-size-asian="10pt" style:font-size-complex="10pt"/>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number text:level="1" text:style-name="Numbering_20_Symbols" style:num-prefix=" "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3in" fo:text-indent="-0.25in" fo:margin-left="3in"/>
        </style:list-level-properties>
        <style:text-properties style:font-name="StarSymbol"/>
      </text:list-level-style-bullet>
    </text:list-style>
    <text:list-style style:name="L10">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
      <text:p text:style-name="P5"/>
      <text:p text:style-name="P5"/>
      <text:p text:style-name="P5"/>
      <text:p text:style-name="P9">Spice remote computing protocol definition v1.0</text:p>
      <text:p text:style-name="P7">Draft 1</text:p>
      <text:p text:style-name="P4"/>
      <text:p text:style-name="Standard"/>
      <text:p text:style-name="Standard"/>
      <text:p text:style-name="Standard"/>
      <text:p text:style-name="Standard"/>
      <text:p text:style-name="P12"><text:s/><text:span text:style-name="T10"><text:s/>Copyright © 2009 Red Hat, Inc.</text:span></text:p>
      <text:p text:style-name="P11"><text:s text:c="2"/>Licensed under a Creative Commons Attribution-Share Alike 3.0</text:p>
      <text:p text:style-name="P11"><text:s text:c="2"/>United States License (see</text:p>
      <text:p text:style-name="P12"><text:span text:style-name="T10"><text:s text:c="2"/></text:span><text:a xlink:type="simple" xlink:href="http://creativecommons.org/licenses/by-sa/3.0/us/legalcode"><text:span text:style-name="T10">http://creativecommons.org/licenses/by-sa/3.0/us/legalcode</text:span></text:a><text:span text:style-name="T10">).</text:span></text:p>
      <text:p text:style-name="P13"><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text:s/>1. Introduction<text:tab/>3</text:p>
          <text:p text:style-name="P14"><text:s/>2. Common Protocol definition<text:tab/>3</text:p>
          <text:p text:style-name="P14"><text:s/>2.1. Endianness<text:tab/>3</text:p>
          <text:p text:style-name="P14"><text:s/>2.2. Data types<text:tab/>3</text:p>
          <text:p text:style-name="P14"><text:s/>2.3. Protocol Magic number UINT8[4]<text:tab/>4</text:p>
          <text:p text:style-name="P14"><text:s/>2.4. Protocol version<text:tab/>4</text:p>
          <text:p text:style-name="P14"><text:s/>2.5. Compatibility – UINT32[]<text:tab/>5</text:p>
          <text:p text:style-name="P14"><text:s/>2.6. Channel types – UINT8<text:tab/>5</text:p>
          <text:p text:style-name="P14"><text:s/>2.7. Error codes UINT32<text:tab/>5</text:p>
          <text:p text:style-name="P14"><text:s/>2.8. Warning codes<text:tab/>5</text:p>
          <text:p text:style-name="P14"><text:s/>2.9. Information codes<text:tab/>5</text:p>
          <text:p text:style-name="P14"><text:s/>2.10. public key buffer size.<text:tab/>6</text:p>
          <text:p text:style-name="P14"><text:s/>2.11. Channel link: establishing a channel connection.<text:tab/>6</text:p>
          <text:p text:style-name="P14"><text:s/>2.12. Protocol message definition<text:tab/>8</text:p>
          <text:p text:style-name="P14"><text:s/>2.13. Common messages and messaging naming convention<text:tab/>8</text:p>
          <text:p text:style-name="P14"><text:s/>2.14. Server messages that are common to all channels<text:tab/>9</text:p>
          <text:p text:style-name="P14"><text:s/>2.15. Client messages that are common to all channels<text:tab/>9</text:p>
          <text:p text:style-name="P14"><text:s/>2.16. Messages acknowledgment.<text:tab/>9</text:p>
          <text:p text:style-name="P14"><text:s/>2.17. Ping<text:tab/>10</text:p>
          <text:p text:style-name="P14"><text:s/>2.18. Channel migration<text:tab/>10</text:p>
          <text:p text:style-name="P14"><text:s/>2.19. Channel synchronization<text:tab/>11</text:p>
          <text:p text:style-name="P14"><text:s/>2.20. Disconnect reason<text:tab/>12</text:p>
          <text:p text:style-name="P14"><text:s/>2.21. Server notification<text:tab/>12</text:p>
          <text:p text:style-name="P14"><text:s/>3. Main Channel definition<text:tab/>13</text:p>
          <text:p text:style-name="P14"><text:s/>3.1. Server messages<text:tab/>13</text:p>
          <text:p text:style-name="P14"><text:soft-page-break/><text:s/>3.2. Client messages<text:tab/>13</text:p>
          <text:p text:style-name="P14"><text:s/>3.3. Migration control<text:tab/>13</text:p>
          <text:p text:style-name="P14"><text:s/>3.4. Mouse modes<text:tab/>14</text:p>
          <text:p text:style-name="P14"><text:s/>3.5. Main channel init message<text:tab/>15</text:p>
          <text:p text:style-name="P14"><text:s/>3.6. Server side channels notification<text:tab/>15</text:p>
          <text:p text:style-name="P14"><text:s/>3.7. Multimedia time<text:tab/>16</text:p>
          <text:p text:style-name="P14"><text:s/>3.8. Spice agent<text:tab/>16</text:p>
          <text:p text:style-name="P14"><text:s/>4. Inputs channel definition<text:tab/>18</text:p>
          <text:p text:style-name="P14"><text:s/>4.1. Client messages<text:tab/>18</text:p>
          <text:p text:style-name="P14"><text:s/>4.2. Server Messages<text:tab/>18</text:p>
          <text:p text:style-name="P14"><text:s/>4.3. Keyboard messages<text:tab/>18</text:p>
          <text:p text:style-name="P14"><text:s/>4.4. Mouse messages<text:tab/>19</text:p>
          <text:p text:style-name="P14"><text:s/>5. Display channel definition<text:tab/>20</text:p>
          <text:p text:style-name="P14"><text:s/>5.1. Server messages<text:tab/>21</text:p>
          <text:p text:style-name="P14"><text:s/>5.2. Client messages<text:tab/>21</text:p>
          <text:p text:style-name="P14"><text:s/>5.3. Operation flow<text:tab/>21</text:p>
          <text:p text:style-name="P14"><text:s/>5.4. Draw area control<text:tab/>22</text:p>
          <text:p text:style-name="P14"><text:s/>5.5. Raster operation descriptor<text:tab/>22</text:p>
          <text:p text:style-name="P14"><text:s/>5.6. Raw raster image<text:tab/>23</text:p>
          <text:p text:style-name="P14"><text:s/>5.7. LZ with palette<text:tab/>25</text:p>
          <text:p text:style-name="P14"><text:s/>5.8. Spice Image<text:tab/>26</text:p>
          <text:p text:style-name="P14"><text:s/>5.9. Glyph String<text:tab/>27</text:p>
          <text:p text:style-name="P14"><text:s/>5.10. Data Types<text:tab/>28</text:p>
          <text:p text:style-name="P14"><text:s/>5.11. Rendering command<text:tab/>31</text:p>
          <text:p text:style-name="P14"><text:s/>5.12. Video streaming commands<text:tab/>34</text:p>
          <text:p text:style-name="P14"><text:s/>5.13. Cache control<text:tab/>36</text:p>
          <text:p text:style-name="P14"><text:s/>6. Cursor channel definition<text:tab/>37</text:p>
          <text:p text:style-name="P14"><text:s/>6.1. Server messages<text:tab/>37</text:p>
          <text:p text:style-name="P14"><text:s/>6.2. Drawing the cursor shape according to the cursor type<text:tab/>40</text:p>
          <text:p text:style-name="P14"><text:s/>7. Playback channel definition<text:tab/>41</text:p>
          <text:p text:style-name="P14"><text:s/>7.1. Server messages<text:tab/>41</text:p>
          <text:p text:style-name="P14"><text:s/>7.2. Audio format<text:tab/>41</text:p>
          <text:p text:style-name="P14"><text:s/>7.3. Playback data mode<text:tab/>41</text:p>
          <text:p text:style-name="P14"><text:s/>7.4. Playback channel capabilities<text:tab/>41</text:p>
          <text:p text:style-name="P14"><text:s/>7.5. RED_PLAYBACK_MODE, RedPlaybackMode<text:tab/>41</text:p>
          <text:p text:style-name="P14"><text:s/>7.6. RED_PLAYBACK_START, RedRecordStart<text:tab/>42</text:p>
          <text:p text:style-name="P14"><text:s/>7.7. RED_PLAYBACK_DATA, RedPlaybackPacket<text:tab/>42</text:p>
          <text:p text:style-name="P14"><text:s/>7.8. RED_PLAYBACK_STOP, VOID<text:tab/>42</text:p>
          <text:p text:style-name="P14"><text:s/>8. Record Channel definition<text:tab/>42</text:p>
          <text:p text:style-name="P14"><text:s/>8.1. Server messages<text:tab/>42</text:p>
          <text:p text:style-name="P14"><text:s/>8.2. Client messages<text:tab/>43</text:p>
          <text:p text:style-name="P14"><text:s/>8.3. Audio format<text:tab/>43</text:p>
          <text:p text:style-name="P14"><text:s/>8.4. Record data mode<text:tab/>43</text:p>
          <text:p text:style-name="P14"><text:s/>8.5. Record channel capabilities<text:tab/>43</text:p>
          <text:p text:style-name="P14"><text:s/>8.6. REDC_RECORD_MODE, RedcRecordMode<text:tab/>43</text:p>
          <text:p text:style-name="P14"><text:s/>8.7. RED_RECORD_START, RedRecordStart<text:tab/>43</text:p>
          <text:p text:style-name="P14"><text:s/>8.8. REDC_RECORD_START_MARK, UINT32<text:tab/>44</text:p>
          <text:p text:style-name="P14"><text:s/>8.9. REDC_RECORD_DATA, RedcRecordPacket<text:tab/>44</text:p>
          <text:p text:style-name="P14"><text:s/>8.10. RED_RECORD_STOP, VOID<text:tab/>44</text:p>
        </text:index-body>
      </text:table-of-content>
      <text:list xml:id="list1675460850" text:style-name="L1">
        <text:list-item>
          <text:h text:style-name="P15" text:outline-level="1"><text:soft-page-break/>Introduction</text:h>
        </text:list-item>
      </text:list>
      <text:p text:style-name="Standard"/>
      <text:p text:style-name="P10">Spice protocol defines a set of protocol messages for accessing, controlling, and receiving inputs from remote computing devices (e.g., keyboard, video, mouse) across networks, and sending output to them. A controlled device can reside on either side, client and/or server. In addition, the protocol defines a set of calls for supporting migration of a remote server from one <text:s/>network address to another. Encryption of transported data, with one exception, was kept out of the protocol for maximum flexibility in choosing an encryption method. Spice uses simple messaging and does not depend on any <text:s/>RPC standard or a specific transport layer. </text:p>
      <text:p text:style-name="P10"/>
      <text:p text:style-name="P10">Spice communication session is split into multiple communication channels (e.g., every channel is a remote device) in order to have the ability to control communication and execution of messages according to the channel type (e.g. QoS encryption), and to add and remove <text:s/>communication channels during run time (which is supported by spice protocol definition). The following communication channels are defined in the current protocol definition: a). the main channel serves as the main spice session connection <text:s/>b). display channel for receiving remote display updates c). inputs channel for sending mouse and keyboard events d). cursor channel for receiving pointer shape and position e). Playback channel for receiving audio stream, and f). Record channel for sending audio capture. More channel types will be added as the protocol evolves. Spice also defines a set of protocol definitions for synchronizing channels` execution on the remote site.</text:p>
      <text:p text:style-name="Standard"/>
      <text:p text:style-name="Standard"/>
      <text:list xml:id="list595213137" text:continue-numbering="true" text:style-name="L1">
        <text:list-header>
          <text:p text:style-name="P21"/>
        </text:list-header>
        <text:list-item>
          <text:h text:style-name="P16" text:outline-level="1">Common Protocol definition</text:h>
          <text:list>
            <text:list-item>
              <text:h text:style-name="P15" text:outline-level="1">Endianness</text:h>
              <text:p text:style-name="P46">Unless stated otherwise, all data structures are packed and byte and bit order is in little endian format.</text:p>
              <text:p text:style-name="P21"/>
            </text:list-item>
            <text:list-item>
              <text:h text:style-name="P17" text:outline-level="1">Data types</text:h>
              <text:p text:style-name="P22"/>
              <text:list>
                <text:list-item>
                  <text:p text:style-name="P22">UINT8 – 8 bits unsigned integer</text:p>
                  <text:p text:style-name="P22"/>
                </text:list-item>
                <text:list-item>
                  <text:p text:style-name="P22">INT16 – 16 bits signed integer</text:p>
                  <text:p text:style-name="P22"/>
                </text:list-item>
                <text:list-item>
                  <text:p text:style-name="P22">UINT16 – 16 bits unsigned <text:s/>integer</text:p>
                  <text:p text:style-name="P22"/>
                </text:list-item>
                <text:list-item>
                  <text:p text:style-name="P22">UINT32 – 32 bits unsigned <text:s/>integer</text:p>
                  <text:p text:style-name="P22"/>
                </text:list-item>
                <text:list-item>
                  <text:p text:style-name="P22">INT32 - 32 bits signed integer</text:p>
                  <text:p text:style-name="P22"/>
                </text:list-item>
                <text:list-item>
                  <text:p text:style-name="P22">UINT64 – 64 bits unsigned <text:s/>integer</text:p>
                  <text:p text:style-name="P22"/>
                </text:list-item>
                <text:list-item>
                  <text:p text:style-name="P22"><text:span text:style-name="T2">ADDRESS - 64 bits unsigned integer, value is the offset of the addressed data from the </text:span><text:soft-page-break/><text:span text:style-name="T2">beginning of spice protocol message body (i.e., data following RedDataHeader or RedSubMessage).</text:span> </text:p>
                  <text:p text:style-name="P22"/>
                </text:list-item>
                <text:list-item>
                  <text:p text:style-name="P22">FIXED28_4 – 32 bits fixed point number. 28 high bits are signed integer. Low 4 bits is unsigned integer numerator of a <text:bookmark text:name="firstHeading"/>fraction with denominator 16.</text:p>
                  <text:p text:style-name="P22"/>
                </text:list-item>
                <text:list-item>
                  <text:p text:style-name="P22">POINT</text:p>
                  <text:p text:style-name="P22"/>
                  <text:p text:style-name="P22">INT32 x</text:p>
                  <text:p text:style-name="P22">INT32 y</text:p>
                  <text:p text:style-name="P22"/>
                </text:list-item>
                <text:list-item>
                  <text:p text:style-name="P22">POINT16</text:p>
                  <text:p text:style-name="P22"/>
                  <text:p text:style-name="P22">INT16 x</text:p>
                  <text:p text:style-name="P22">INT16 y</text:p>
                  <text:p text:style-name="P22"/>
                </text:list-item>
                <text:list-item>
                  <text:p text:style-name="P22">RECT</text:p>
                  <text:p text:style-name="P22"/>
                  <text:p text:style-name="P22">INT32 top</text:p>
                  <text:p text:style-name="P22">INT32 left</text:p>
                  <text:p text:style-name="P22">INT32 bottom</text:p>
                  <text:p text:style-name="P22">INT32 right</text:p>
                  <text:p text:style-name="P22"/>
                </text:list-item>
                <text:list-item>
                  <text:p text:style-name="P22">POINTFIX</text:p>
                  <text:p text:style-name="P22"/>
                  <text:p text:style-name="P22">FIXED28_4 x</text:p>
                  <text:p text:style-name="P22">FIXED28_4 y</text:p>
                </text:list-item>
              </text:list>
            </text:list-item>
          </text:list>
        </text:list-item>
      </text:list>
      <text:p text:style-name="Standard"/>
      <text:p text:style-name="Standard"/>
      <text:list xml:id="list154807464" text:continue-numbering="true" text:style-name="L1">
        <text:list-item>
          <text:list>
            <text:list-item>
              <text:h text:style-name="P17" text:outline-level="1">Protocol Magic number UINT8[4]</text:h>
              <text:p text:style-name="P21"/>
            </text:list-item>
          </text:list>
        </text:list-item>
      </text:list>
      <text:list xml:id="list1793534467" text:style-name="L2">
        <text:list-item>
          <text:list>
            <text:list-item>
              <text:list>
                <text:list-header>
                  <text:p text:style-name="P31">RED_MAGIC = { 0x52, 0x45, 0x44, <text:s/>0x51}</text:p>
                  <text:list>
                    <text:list-header>
                      <text:p text:style-name="P31"/>
                    </text:list-header>
                  </text:list>
                </text:list-header>
              </text:list>
            </text:list-item>
          </text:list>
        </text:list-item>
      </text:list>
      <text:list xml:id="list904536709" text:continue-list="list154807464" text:style-name="L1">
        <text:list-item>
          <text:list>
            <text:list-item>
              <text:h text:style-name="P17" text:outline-level="1">Protocol version</text:h>
              <text:p text:style-name="P21"/>
              <text:p text:style-name="P22">Protocol version defined as <text:s/>two UINT32 values, major protocol version and minor protocol version. Server and client having the same major version must keep compatibility regardless of minor version (i.e., incrementing the major version brakes compatibility). Major protocol version with "huge" value are reserved for development purposes and are considered unsupported and unreliable. "huge" values are defined as having bit 31 set. The minor protocol version is incremented on every protocol change that does not break compatibility. It is <text:s/>set to zero on <text:s/>major protocol version increment.</text:p>
              <text:p text:style-name="P22"/>
              <text:p text:style-name="P22">Current Protocol version</text:p>
            </text:list-item>
          </text:list>
        </text:list-item>
      </text:list>
      <text:list xml:id="list620707463" text:continue-list="list1793534467" text:style-name="L2">
        <text:list-item>
          <text:list>
            <text:list-item>
              <text:list>
                <text:list-item>
                  <text:p text:style-name="P23">RED_VERSION_MAJOR<text:tab/>= 1</text:p>
                </text:list-item>
                <text:list-item>
                  <text:p text:style-name="P23">RED_VERSION_MINOR<text:tab/>= 0</text:p>
                </text:list-item>
              </text:list>
              <text:p text:style-name="P23"><text:soft-page-break/></text:p>
            </text:list-item>
          </text:list>
        </text:list-item>
      </text:list>
      <text:list xml:id="list2056005551" text:continue-list="list904536709" text:style-name="L1">
        <text:list-item>
          <text:list>
            <text:list-item>
              <text:h text:style-name="P17" text:outline-level="1">Compatibility – UINT32[]</text:h>
              <text:p text:style-name="P21"/>
              <text:p text:style-name="P22">In order to allow some degree of flexibility in client and server implementation and in order to improve compatibility, spice protocol support<text:span text:style-name="T1">s</text:span> bidirectional exchange of channels compatibilities. Compatibilities are expressed in UINT32 vector that is split into two groups: common <text:s/>compatibilities and channels compatibilities. Common compatibilities stands for compatibilities shared by all channels, and <text:s/>channels compatibilities stands for channel specific compatibilities. Splitting the vector into two types allows us to add channel compatibilities independently. Each compatibility is expressed using one or more bits in the compatibilities vector.</text:p>
              <text:p text:style-name="P22"/>
            </text:list-item>
            <text:list-item>
              <text:h text:style-name="P17" text:outline-level="1">Channel types – UINT8</text:h>
              <text:p text:style-name="P21"/>
            </text:list-item>
          </text:list>
        </text:list-item>
      </text:list>
      <text:list xml:id="list285930365" text:style-name="L3">
        <text:list-item>
          <text:list>
            <text:list-item>
              <text:list>
                <text:list-item>
                  <text:p text:style-name="P32">RED_CHANNEL_MAIN <text:tab/><text:tab/>= 1</text:p>
                </text:list-item>
                <text:list-item>
                  <text:p text:style-name="P32">RED_CHANNEL_DISPLAY <text:tab/>= 2</text:p>
                </text:list-item>
                <text:list-item>
                  <text:p text:style-name="P32">RED_CHANNEL_INPUTS <text:tab/><text:tab/>= 3</text:p>
                </text:list-item>
                <text:list-item>
                  <text:p text:style-name="P32">RED_CHANNEL_CURSOR <text:tab/>= 4</text:p>
                </text:list-item>
                <text:list-item>
                  <text:p text:style-name="P32">RED_CHANNEL_PLAYBACK <text:tab/>= 5</text:p>
                </text:list-item>
                <text:list-item>
                  <text:p text:style-name="P32">RED_CHANNEL_RECORD <text:tab/>= 6</text:p>
                  <text:p text:style-name="P32"/>
                </text:list-item>
              </text:list>
            </text:list-item>
          </text:list>
        </text:list-item>
      </text:list>
      <text:list xml:id="list1146217533" text:continue-list="list2056005551" text:style-name="L1">
        <text:list-item>
          <text:list>
            <text:list-item>
              <text:h text:style-name="P17" text:outline-level="1">Error codes UINT32</text:h>
              <text:p text:style-name="P21"/>
            </text:list-item>
          </text:list>
        </text:list-item>
      </text:list>
      <text:list xml:id="list1882692236" text:style-name="L4">
        <text:list-item>
          <text:list>
            <text:list-item>
              <text:list>
                <text:list-item>
                  <text:p text:style-name="P33">RED_ERROR_OK <text:tab/><text:tab/><text:tab/><text:tab/><text:tab/>= 0</text:p>
                </text:list-item>
                <text:list-item>
                  <text:p text:style-name="P33">RED_ERROR_ERROR<text:tab/><text:tab/><text:tab/><text:tab/>= 1</text:p>
                </text:list-item>
                <text:list-item>
                  <text:p text:style-name="P33">RED_ERROR_INVALID_MAGIC<text:tab/><text:tab/><text:tab/>= 2</text:p>
                </text:list-item>
                <text:list-item>
                  <text:p text:style-name="P33">RED_ERROR_INVALID_DATA<text:tab/><text:tab/><text:tab/>= 3</text:p>
                </text:list-item>
                <text:list-item>
                  <text:p text:style-name="P33">RED_ERROR_VERSION_MISMATCH<text:tab/><text:tab/>= 4</text:p>
                </text:list-item>
                <text:list-item>
                  <text:p text:style-name="P33">RED_ERROR_NEED_SECURED<text:tab/><text:tab/><text:tab/>= 5</text:p>
                </text:list-item>
                <text:list-item>
                  <text:p text:style-name="P33">RED_ERROR_NEED_UNSECURED<text:tab/><text:tab/>= 6</text:p>
                </text:list-item>
                <text:list-item>
                  <text:p text:style-name="P33">RED_ERROR_PERMISSION_DENIED<text:tab/><text:tab/>= 7</text:p>
                </text:list-item>
                <text:list-item>
                  <text:p text:style-name="P33">RED_ERROR_BAD_CONNECTION_ID<text:tab/><text:tab/>= 8</text:p>
                </text:list-item>
                <text:list-item>
                  <text:p text:style-name="P33">RED_ERROR_CHANNEL_NOT_AVAILABLE<text:tab/>= 9</text:p>
                  <text:p text:style-name="P33"/>
                </text:list-item>
              </text:list>
            </text:list-item>
          </text:list>
        </text:list-item>
      </text:list>
      <text:list xml:id="list1248584185" text:continue-list="list1146217533" text:style-name="L1">
        <text:list-item>
          <text:list>
            <text:list-item>
              <text:h text:style-name="P17" text:outline-level="1">Warning codes</text:h>
              <text:p text:style-name="P21"/>
            </text:list-item>
          </text:list>
        </text:list-item>
      </text:list>
      <text:list xml:id="list498074703" text:style-name="L5">
        <text:list-item>
          <text:list>
            <text:list-item>
              <text:list>
                <text:list-item>
                  <text:p text:style-name="P34">RED_WARN_GENERAL <text:tab/><text:tab/><text:tab/><text:tab/>= 0</text:p>
                </text:list-item>
              </text:list>
            </text:list-item>
          </text:list>
        </text:list-item>
      </text:list>
      <text:list xml:id="list1887561963" text:continue-list="list1248584185" text:style-name="L1">
        <text:list-item>
          <text:list>
            <text:list-header>
              <text:p text:style-name="P21"/>
            </text:list-header>
            <text:list-item>
              <text:h text:style-name="P17" text:outline-level="1">Information codes</text:h>
              <text:p text:style-name="P21"/>
            </text:list-item>
          </text:list>
        </text:list-item>
      </text:list>
      <text:list xml:id="list173870627" text:style-name="L6">
        <text:list-item>
          <text:list>
            <text:list-item>
              <text:list>
                <text:list-item>
                  <text:p text:style-name="P35">RED_INFO_GENERAL<text:tab/><text:tab/><text:tab/><text:tab/>= 0</text:p>
                </text:list-item>
              </text:list>
            </text:list-item>
          </text:list>
        </text:list-item>
      </text:list>
      <text:list xml:id="list1954349270" text:continue-list="list1887561963" text:style-name="L1">
        <text:list-item>
          <text:list>
            <text:list-header>
              <text:p text:style-name="P21"/>
            </text:list-header>
            <text:list-item>
              <text:h text:style-name="P17" text:outline-level="1"><text:soft-page-break/>public key buffer size.</text:h>
              <text:p text:style-name="P21"/>
            </text:list-item>
          </text:list>
        </text:list-item>
      </text:list>
      <text:list xml:id="list828592367" text:style-name="L7">
        <text:list-item>
          <text:list>
            <text:list-item>
              <text:list>
                <text:list-item>
                  <text:p text:style-name="P36"><text:span text:style-name="T6">RED_TICKET_PUBKEY_BYTES = 162, <text:s/>size needed for holding </text:span><text:span text:style-name="T7">1024 </text:span><text:span text:style-name="T6">bit RSA public key in X.509 SubjectPublicKeyInfo format.</text:span></text:p>
                </text:list-item>
              </text:list>
            </text:list-item>
          </text:list>
        </text:list-item>
      </text:list>
      <text:list xml:id="list742309665" text:continue-list="list1882692236" text:style-name="L4">
        <text:list-item>
          <text:list>
            <text:list-item>
              <text:list>
                <text:list-header>
                  <text:p text:style-name="P33"/>
                </text:list-header>
              </text:list>
            </text:list-item>
          </text:list>
        </text:list-item>
      </text:list>
      <text:list xml:id="list1499361059" text:continue-list="list1954349270" text:style-name="L1">
        <text:list-item>
          <text:list>
            <text:list-item>
              <text:h text:style-name="P17" text:outline-level="1">Channel link: establishing a channel connection.</text:h>
              <text:p text:style-name="P21"/>
            </text:list-item>
          </text:list>
        </text:list-item>
      </text:list>
      <text:list xml:id="list498688879" text:style-name="L1">
        <text:list-item>
          <text:list>
            <text:list-item>
              <text:list>
                <text:list-item>
                  <text:p text:style-name="P21">Connection process</text:p>
                  <text:p text:style-name="P21"/>
                  <text:p text:style-name="P22">The channel connection process is initiated by the client. The client sends RedLinkMess. In response, the server sends RedLinkReply. When the client receives <text:s/>RedLinkReply, it examines the error code and in case there is no error it encrypts its password with public key received in RedLinkReply and sends it to the server. The server receive the password and sends the link result to the client. The client examines the link result, and in case the result equals to RED_ERROR_OK, a valid connection is established.</text:p>
                  <text:p text:style-name="P22"/>
                  <text:p text:style-name="P22">Channel connection for channel types other then RED_CHANNEL_MAIN is allowed only after the client has active RED_CHANNEL_MAIN channel connection. <text:s/>Only one RED_CHANNEL_MAIN connection is allowed, and this channel connection establishes <text:s/>spice session with the remote server.</text:p>
                  <text:p text:style-name="P22"/>
                </text:list-item>
                <text:list-item>
                  <text:p text:style-name="P22">Ticketing</text:p>
                  <text:p text:style-name="P22"/>
                  <text:p text:style-name="P22">Ticketing is a mechanism implemented in spice to ensure connections are opened only from authorized sources. To enable this mechanism a ticket is set in spice server consisting of a password and time validity. After time validity passes, the whole ticket is expired. The ticket is encrypted. To encrypt, server generates a <text:span text:style-name="T8">1024 </text:span>bit RSA key and send the public part to the client (via RedLinkInfo). Client uses this key to encrypt the password and send it back to server (after RedLinkMess). Server decrypt the password, compare it to ticket and ensure it was received within the allowed time-frame.</text:p>
                </text:list-item>
              </text:list>
            </text:list-item>
          </text:list>
        </text:list-item>
      </text:list>
      <text:list xml:id="list58544264" text:continue-list="list620707463" text:style-name="L2">
        <text:list-item>
          <text:list>
            <text:list-item>
              <text:list>
                <text:list-item>
                  <text:list>
                    <text:list-header>
                      <text:p text:style-name="P31"/>
                    </text:list-header>
                  </text:list>
                </text:list-item>
              </text:list>
            </text:list-item>
          </text:list>
        </text:list-item>
      </text:list>
      <text:list xml:id="list443266530" text:continue-list="list498688879" text:style-name="L1">
        <text:list-item>
          <text:list>
            <text:list-item>
              <text:list>
                <text:list-item>
                  <text:p text:style-name="P21">RedLinkMess definition.</text:p>
                  <text:p text:style-name="P21"/>
                  <text:p text:style-name="P22">UINT32 magic - <text:tab/><text:tab/>value of this fields must be equal to RED_MAGIC</text:p>
                  <text:p text:style-name="P22"/>
                  <text:p text:style-name="P22">UINT32 major_version - <text:tab/>value of this fields must be equal to <text:tab/><text:tab/><text:tab/><text:tab/><text:tab/><text:tab/><text:tab/><text:tab/>RED_VERSION_MAJOR.</text:p>
                  <text:p text:style-name="P22"/>
                  <text:p text:style-name="P22">UINT32 minor_version - <text:tab/>value of this fields must be equal to <text:tab/><text:tab/><text:tab/><text:tab/><text:tab/><text:tab/><text:tab/><text:tab/>RED_VERSION_MINOR.</text:p>
                  <text:p text:style-name="P22"/>
                  <text:p text:style-name="P22">UINT32 size - <text:tab/><text:tab/>number of bytes following this field to the end of this <text:tab/><text:tab/><text:tab/><text:tab/><text:tab/>message.</text:p>
                  <text:p text:style-name="P22"/>
                  <text:p text:style-name="P22">UINT32 connection_id - <text:tab/>In case of a new session (i.e., channel type is RED_CHANNEL_MAIN) this field is set to zero, and in response the server will allocate session id and will send it via the RedLinkReply message. In case of all other <text:soft-page-break/>channel types, this field will be equal to the allocated session id. </text:p>
                  <text:p text:style-name="P22"/>
                  <text:p text:style-name="P22">UINT8 channel_type - <text:s/><text:tab/>one of RED_CHANNEL_?</text:p>
                  <text:p text:style-name="P22"/>
                  <text:p text:style-name="P22">UINT8 channel_id - <text:tab/><text:tab/>channel id to connect to. This enables having multiple <text:tab/><text:tab/><text:tab/><text:tab/><text:tab/>channels of the same type.</text:p>
                  <text:p text:style-name="P22"/>
                  <text:p text:style-name="P22">UINT32 num_common_caps - number of common client channel capabilities words</text:p>
                  <text:p text:style-name="P22"/>
                  <text:p text:style-name="P22">UINT32 num_channel_caps - number of specific client channel capabilities words</text:p>
                  <text:p text:style-name="P22"/>
                  <text:p text:style-name="P22">UINT32 caps_offset<text:tab/><text:tab/>- location of the start of the capabilities vector given by the bytes offset from the “ size” member (i.e., from the address of the “connection_id” member).</text:p>
                  <text:p text:style-name="P22"/>
                </text:list-item>
                <text:list-item>
                  <text:p text:style-name="P22">RedLinkReply <text:s/>definition</text:p>
                  <text:p text:style-name="P22"/>
                  <text:p text:style-name="P22">UINT32 magic - <text:tab/><text:tab/>value of this field must be equal to RED_MAGIC</text:p>
                  <text:p text:style-name="P22"/>
                  <text:p text:style-name="P22">UINT32 major_version - <text:tab/>server major protocol version.</text:p>
                  <text:p text:style-name="P22"/>
                  <text:p text:style-name="P22">UINT32 minor_version - <text:tab/>server minor protocol version.</text:p>
                  <text:p text:style-name="P22"/>
                  <text:p text:style-name="P22">UINT32 size - <text:tab/><text:tab/>number of bytes following this field to the end of this <text:tab/><text:tab/><text:tab/><text:tab/><text:tab/>message.</text:p>
                </text:list-item>
              </text:list>
            </text:list-item>
          </text:list>
        </text:list-item>
      </text:list>
      <text:p text:style-name="P1"/>
      <text:p text:style-name="P1"><text:tab/><text:tab/>UINT32 <text:s/>error - <text:tab/><text:tab/>Error codes (i.e., RED_ERROR_?)</text:p>
      <text:p text:style-name="P1"/>
      <text:p text:style-name="P1"><text:tab/><text:tab/>UINT8[RED_TICKET_PUBKEY_BYTES<text:span text:style-name="T4">] <text:s/>pub_ke</text:span><text:span text:style-name="T5">y – </text:span><text:span text:style-name="T7">1024 </text:span><text:span text:style-name="T6">bit RSA public key in <text:tab/><text:tab/><text:tab/>X.509 SubjectPublicKeyInfo format.</text:span></text:p>
      <text:p text:style-name="P8"/>
      <text:list xml:id="list1963184040" text:continue-numbering="true" text:style-name="L1">
        <text:list-item>
          <text:list>
            <text:list-item>
              <text:list>
                <text:list-header>
                  <text:p text:style-name="P22">UINT32 num_common_caps - number of common server channel capabilities words</text:p>
                  <text:p text:style-name="P22"/>
                  <text:p text:style-name="P22">UINT32 num_channel_caps - number of specific server channel capabilities words</text:p>
                  <text:p text:style-name="P22"/>
                  <text:p text:style-name="P37">UINT32 caps_offset<text:tab/><text:tab/>- location of the start of the capabilities vector given by the bytes offset from the “ size” member (i.e., from the address of <text:tab/><text:tab/><text:tab/><text:tab/>the “connection_id” member) . </text:p>
                  <text:p text:style-name="P22"/>
                </text:list-header>
                <text:list-item>
                  <text:p text:style-name="P37">Encrypted Password</text:p>
                  <text:p text:style-name="P37"/>
                  <text:p text:style-name="P37">Client sends RSA encrypted password, with public key received from server (in RedLinkReply). Format is EME-OAEP as described in PKCS#1 v2.0 with SHA-1, MGF1 and an empty encoding parameter.</text:p>
                  <text:p text:style-name="P42"/>
                </text:list-item>
                <text:list-item>
                  <text:p text:style-name="P22">Link Result UINT32</text:p>
                  <text:p text:style-name="P22"/>
                  <text:p text:style-name="P22">The server sends link result error code (i.e., RED_ERROR_?)</text:p>
                  <text:list>
                    <text:list-item>
                      <text:list>
                        <text:list-header>
                          <text:p text:style-name="P21"/>
                        </text:list-header>
                      </text:list>
                    </text:list-item>
                  </text:list>
                </text:list-item>
              </text:list>
            </text:list-item>
          </text:list>
        </text:list-item>
      </text:list>
      <text:list xml:id="list198163168" text:continue-list="list1499361059" text:style-name="L1">
        <text:list-item>
          <text:list>
            <text:list-item>
              <text:h text:style-name="P17" text:outline-level="1"><text:soft-page-break/>Protocol message definition</text:h>
              <text:p text:style-name="P21"/>
              <text:p text:style-name="P21">All messages transmitted after the link stage have a common message layout. It begins with RedDataHeader which describes one main message and an optional sub messages list.</text:p>
              <text:p text:style-name="P21"/>
              <text:list>
                <text:list-item>
                  <text:p text:style-name="P21">RedDataHeader </text:p>
                  <text:p text:style-name="P21"/>
                  <text:p text:style-name="P22">UINT64 serial – serial number of the message within the channel. <text:s/>Serial numbers start with a value of 1 and are incremented on every message transmitted. </text:p>
                  <text:p text:style-name="P22"/>
                  <text:p text:style-name="P22">UINT16 type – message type can be one that is <text:s/>accepted by all channel (e.g., RED_MIGRATE), or specific to a channel type (e.g., RED_DISPLAY_MODE for display channel).</text:p>
                  <text:p text:style-name="P22"/>
                  <text:p text:style-name="P22">UINT32 size – size of the message body in bytes. <text:span text:style-name="T2">In case sub_list (see below) is not zero </text:span><text:span text:style-name="T2">then the actual main message size is sub_list. The message body follows RedDataHeader. </text:span></text:p>
                  <text:p text:style-name="P22"/>
                  <text:p text:style-name="P22">UINT32 <text:s/>sub_list – optional sub-messages list. If this field is not zero then sub_list is the offset in bytes to RedSubMessageList from the end of <text:span text:style-name="T2">RedDataHeader</text:span>. <text:s/>All sub-messages need to be executed before the main message, and in the order they appear in the sub-messageslist. </text:p>
                </text:list-item>
              </text:list>
            </text:list-item>
          </text:list>
        </text:list-item>
      </text:list>
      <text:p text:style-name="P1"/>
      <text:list xml:id="list1237607175" text:continue-numbering="true" text:style-name="L1">
        <text:list-item>
          <text:list>
            <text:list-item>
              <text:list>
                <text:list-item>
                  <text:p text:style-name="P21">RedSubMessageList </text:p>
                  <text:p text:style-name="P21"/>
                  <text:p text:style-name="P21">UINT16 size – number of sub-messages in this list.</text:p>
                </text:list-item>
              </text:list>
              <text:p text:style-name="P21"/>
              <text:list text:continue-numbering="true">
                <text:list-header>
                  <text:p text:style-name="P21">UINT32[] <text:s/>sub_messages – array of offsets to sub message, offset is number of bytes from the end of <text:span text:style-name="T2">RedDataHeader to start of RedSubMessage.</text:span></text:p>
                  <text:p text:style-name="P41"/>
                </text:list-header>
                <text:list-item>
                  <text:p text:style-name="P41">RedSubMessage</text:p>
                  <text:p text:style-name="P41"/>
                  <text:p text:style-name="P41">UINT16 <text:s/>type - message type can be one that is <text:s/>accepted by all channel (e.g., RED_MIGRATE), or specific to a channel type (e.g., RED_DISPLAY_MODE for display channel).</text:p>
                  <text:p text:style-name="P41"/>
                  <text:p text:style-name="P41">UINT32 size - size of the message body in bytes. <text:s/>The message body follows RedSubMessage.</text:p>
                  <text:p text:style-name="P41"/>
                </text:list-item>
              </text:list>
            </text:list-item>
            <text:list-item>
              <text:h text:style-name="P17" text:outline-level="1">Common messages and messaging naming convention</text:h>
              <text:p text:style-name="P21"/>
              <text:p text:style-name="P43">Messages types and message body structures <text:s/>are prefixed according to the source of the message. The prefixes for messages sent from the server to the client are RED for types and Red for structures. For messages sent from the client the prefixes are REDC and Redc.</text:p>
              <text:p text:style-name="P44"/>
            </text:list-item>
            <text:list-item>
              <text:h text:style-name="P17" text:outline-level="1"><text:soft-page-break/>Server messages that are common to all channels</text:h>
              <text:p text:style-name="P21"/>
              <text:p text:style-name="P21">RED_MIGRATE <text:tab/><text:tab/><text:tab/>= 1</text:p>
              <text:p text:style-name="P21">RED_MIGRATE_DATA<text:tab/><text:tab/>= 2</text:p>
              <text:p text:style-name="P21">RED_SET_ACK<text:tab/><text:tab/><text:tab/>= 3</text:p>
              <text:p text:style-name="P21">RED_PING<text:tab/><text:tab/><text:tab/><text:tab/>= 4</text:p>
              <text:p text:style-name="P21">RED_WAIT_FOR_CHANNELS<text:tab/>= 5</text:p>
              <text:p text:style-name="P21">RED_DISCONNECTING<text:tab/><text:tab/>= 6</text:p>
              <text:p text:style-name="P21">RED_NOTIFY<text:tab/><text:tab/><text:tab/>= 7</text:p>
              <text:p text:style-name="P21"/>
              <text:p text:style-name="P21">RED_FIRST_AVAIL_MESSAGE <text:tab/>= 101</text:p>
              <text:p text:style-name="P21"/>
              <text:p text:style-name="P21">Specific channel server messages start from RED_FIRST_AVAIL_MESSAGE. All message types from RED_NOTIFY + 1 to RED_FIRST_AVAIL_MESSAGE – 1 are reserved for further use.</text:p>
              <text:p text:style-name="P21"><text:s/></text:p>
            </text:list-item>
            <text:list-item>
              <text:h text:style-name="P17" text:outline-level="1">Client messages that are common to all channels</text:h>
            </text:list-item>
          </text:list>
          <text:p text:style-name="P21"/>
          <text:list text:continue-numbering="true">
            <text:list-header>
              <text:p text:style-name="P21">REDC_ACK_SYNC<text:tab/><text:tab/><text:tab/><text:tab/>= 1</text:p>
              <text:p text:style-name="P21">REDC_ACK<text:tab/><text:tab/><text:tab/><text:tab/><text:tab/>= 2</text:p>
              <text:p text:style-name="P21">REDC_PONG<text:tab/><text:tab/><text:tab/><text:tab/><text:tab/>= 3</text:p>
              <text:p text:style-name="P21">REDC_MIGRATE_FLUSH_MARK<text:tab/>= 4</text:p>
              <text:p text:style-name="P21">REDC_MIGRATE_DATA<text:tab/><text:tab/><text:tab/>= 5</text:p>
              <text:p text:style-name="P21">REDC_DISCONNECTING<text:tab/><text:tab/><text:tab/>= 6</text:p>
              <text:p text:style-name="P21"/>
              <text:p text:style-name="P21">REDC_FIRST_AVAIL_MESSAGE<text:tab/><text:tab/>= 101</text:p>
              <text:p text:style-name="P21"/>
              <text:p text:style-name="P21">Specific channel client messages start from REDC_FIRST_AVAIL_MESSAGE. All message types from REDC_ACK_SYNC+ 1 to REDC_FIRST_AVAIL_MESSAGE – 1 are reserved for further use.</text:p>
              <text:p text:style-name="P21"/>
            </text:list-header>
            <text:list-item>
              <text:h text:style-name="P17" text:outline-level="1"><text:span text:style-name="T1">M</text:span>essages acknowledgment.</text:h>
              <text:p text:style-name="P21"/>
              <text:p text:style-name="P22">Spice provide<text:span text:style-name="T1">s</text:span> a set of messages for<text:span text:style-name="T2"> requesting an acknowledgment on every one or more messages that the client consumes. In order to request acknowledgment messages, the server sends <text:s/>RED_SET_ACK with the requested acknowledgment frequency – after how many </text:span><text:span text:style-name="T2">received messages the client sends acknowledgment. . In response, the client sends <text:s/>REDC_ACK_SYNC. From this point, for every requested number of messages that the client receive, it will send <text:s/>a REDC_ACK message.</text:span></text:p>
            </text:list-item>
          </text:list>
        </text:list-item>
      </text:list>
      <text:p text:style-name="P2"/>
      <text:list xml:id="list1042318355" text:continue-numbering="true" text:style-name="L1">
        <text:list-item>
          <text:list>
            <text:list-item>
              <text:list>
                <text:list-item>
                  <text:p text:style-name="P41">RED_SET_ACK, RedSetAck</text:p>
                  <text:p text:style-name="P41"/>
                  <text:p text:style-name="P37">UINT32 generation – the generation of the acknowledgment sequence. This value will be sent back by <text:s/>REDC_ACK_SYNC. It is used for acknowledgment accounting synchronization.</text:p>
                  <text:p text:style-name="P37"/>
                  <text:p text:style-name="P37"><text:soft-page-break/>UINT32 window – the window size. Spice client will send acknowledgment for every “window” messages. <text:s/>Zero window size will disable <text:s/>messages acknowledgment.</text:p>
                  <text:p text:style-name="P41"/>
                </text:list-item>
                <text:list-item>
                  <text:p text:style-name="P41">REDC_ACK_SYNC, UINT32</text:p>
                  <text:p text:style-name="P41"/>
                  <text:p text:style-name="P41">UINT32 – Spice client sends <text:s/>RedSetAck.generation in response to RED_SET_ACK</text:p>
                  <text:p text:style-name="P41"/>
                </text:list-item>
                <text:list-item>
                  <text:p text:style-name="P21">REDC_ACK, VOID</text:p>
                  <text:p text:style-name="P21"/>
                  <text:p text:style-name="P21">Spice client sends <text:s/>REDC_ACK message for every <text:span text:style-name="T2">RedSetAck.window messages it consumes.</text:span></text:p>
                  <text:p text:style-name="P41"/>
                </text:list-item>
              </text:list>
            </text:list-item>
            <text:list-item>
              <text:h text:style-name="P17" text:outline-level="1">Ping</text:h>
              <text:p text:style-name="P21"/>
              <text:p text:style-name="P22">Spice protocol provides ping messages for debugging purpose. Spice server sends RED_PING and the client responses with REDC_PONG. The server can measure round trip time by subtracting current time with the time that is returned in REDC_PONG message.</text:p>
              <text:p text:style-name="P21"/>
              <text:list>
                <text:list-item>
                  <text:p text:style-name="P21">RED_PING, RedPing</text:p>
                  <text:p text:style-name="P21"/>
                  <text:p text:style-name="P21">UINT32 id – the id of this message</text:p>
                  <text:p text:style-name="P21"/>
                  <text:p text:style-name="P21">UINT64 time – time stamp of this message</text:p>
                  <text:p text:style-name="P21"/>
                </text:list-item>
                <text:list-item>
                  <text:p text:style-name="P21">REDC_PONG, RedPong</text:p>
                  <text:p text:style-name="P21"/>
                  <text:p text:style-name="P21">UINT32 id – Spice client copies it from RedPing.id</text:p>
                  <text:p text:style-name="P21"/>
                  <text:p text:style-name="P21">UINT64 time – Spice client copies it from RedPing.time</text:p>
                  <text:p text:style-name="P21"/>
                </text:list-item>
              </text:list>
            </text:list-item>
            <text:list-item>
              <text:h text:style-name="P17" text:outline-level="1">Channel migration</text:h>
              <text:p text:style-name="P21"/>
              <text:list>
                <text:list-header>
                  <text:p text:style-name="P22">Spice supports migration of Spice server. The following common messages combined with specific main channel messages is used for migrating channels connections between spice servers. We will refer these servers as source and destination. Main channel is used for initiating and controlling the migration process. The following describes the actual channel migration process.</text:p>
                  <text:p text:style-name="P22"/>
                  <text:p text:style-name="P22">Channel migration process starts with sending RED_MIGRATE message from the server. The client receives the message, examine the attached flags and:</text:p>
                </text:list-header>
              </text:list>
            </text:list-item>
          </text:list>
        </text:list-item>
      </text:list>
      <text:list xml:id="list1053916108" text:continue-list="list285930365" text:style-name="L3">
        <text:list-item>
          <text:list>
            <text:list-item>
              <text:list>
                <text:list-item>
                  <text:list>
                    <text:list-item>
                      <text:list>
                        <text:list-item>
                          <text:p text:style-name="P32">if the server requests messages flush (i.e., RED_MIGRATE_NEED_FLUSH flag is on), the client sends REDC_MIGRATE_FLUSH_MARK message to the server. This procedure can be used to ensure safe delivery of all mid air messages before performing the migration action.</text:p>
                        </text:list-item>
                        <text:list-item>
                          <text:p text:style-name="P32">if the server requests data transfer (i.e., RED_MIGRATE_NEED_DATA_TRANSFER flag is on), the client expects to <text:soft-page-break/>receive one last message from the server before migrating to destination. This message type must be RED_MIGRATE_DATA type. The content of the received message will be transmitted to the destination on connection swap.</text:p>
                        </text:list-item>
                      </text:list>
                    </text:list-item>
                  </text:list>
                </text:list-item>
              </text:list>
            </text:list-item>
          </text:list>
        </text:list-item>
      </text:list>
      <text:list xml:id="list1152191098" text:style-name="L10">
        <text:list-item>
          <text:list>
            <text:list-item>
              <text:list>
                <text:list-item>
                  <text:list>
                    <text:list-header>
                      <text:p text:style-name="P24"/>
                    </text:list-header>
                  </text:list>
                </text:list-item>
              </text:list>
            </text:list-item>
          </text:list>
        </text:list-item>
      </text:list>
      <text:list xml:id="list208062902" text:continue-list="list1042318355" text:style-name="L1">
        <text:list-item>
          <text:list>
            <text:list-item>
              <text:list>
                <text:list-header>
                  <text:p text:style-name="P22">Afterward, the client swaps communication channels (i.e., starts using the connection with the destination server). The client can close connection with the source server only after all other channels also have finished the migration process. If the server side has requested data transfer, the client first transmits REDC_MIGRATE_DATA message containing the data received on RED_MIGRATE_DATA.</text:p>
                  <text:p text:style-name="P21"/>
                </text:list-header>
                <text:list-item>
                  <text:p text:style-name="P21">Migration flags</text:p>
                  <text:p text:style-name="P21"/>
                  <text:p text:style-name="P21">RED_MIGRATE_NEED_FLUSH <text:tab/><text:tab/><text:tab/>= 1</text:p>
                  <text:p text:style-name="P21">RED_MIGRATE_NEED_DATA_TRANSFER <text:tab/>= 2</text:p>
                  <text:p text:style-name="P21"/>
                </text:list-item>
                <text:list-item>
                  <text:p text:style-name="P21">RED_MIGRATE, RedMigrate</text:p>
                  <text:p text:style-name="P21"/>
                  <text:p text:style-name="P21">UINT32 flags – combination of red migration flags.</text:p>
                  <text:p text:style-name="P21"/>
                </text:list-item>
                <text:list-item>
                  <text:p text:style-name="P21">RED_MIGRATE_DATA, UINT8[]</text:p>
                  <text:p text:style-name="P21"/>
                  <text:p text:style-name="P21">Server migrate data, body of this message is variable length raw data that is determined by each channel type independently</text:p>
                  <text:p text:style-name="P21"/>
                </text:list-item>
                <text:list-item>
                  <text:p text:style-name="P21">REDC_MIGRATE_FLUSH_MARK, VOID</text:p>
                  <text:p text:style-name="P21"/>
                  <text:p text:style-name="P21">This messages mark completion of client communication channel flushing.</text:p>
                  <text:p text:style-name="P21"/>
                </text:list-item>
                <text:list-item>
                  <text:p text:style-name="P21">REDC_MIGRATE_DATA, UINT8[]</text:p>
                  <text:p text:style-name="P21"/>
                  <text:p text:style-name="P21">Post migration data, sent by client to the destination, containing the data sent by the source using the RED_MIGRATE_DATA message.</text:p>
                  <text:p text:style-name="P21"/>
                </text:list-item>
              </text:list>
            </text:list-item>
            <text:list-item>
              <text:h text:style-name="P17" text:outline-level="1">Channel synchronization</text:h>
              <text:p text:style-name="P21"/>
              <text:p text:style-name="P22">Spice provides mechanism for synchronizing channels message execution <text:span text:style-name="T2">on the client side</text:span>. The server sends RED_WAIT_FOR_CHANNELS message which contains a list of channels messages to wait for (i.e., RedWaitForChannels). The Spice client will wait for completion of all the messages that are in that list before executing any more messages.</text:p>
              <text:p text:style-name="P21"/>
              <text:list>
                <text:list-item>
                  <text:p text:style-name="P41">RedWaitForChannel</text:p>
                  <text:p text:style-name="P21"/>
                  <text:p text:style-name="P21">UINT8 type – channel type (e.g., RED_CHANNEL_INPUTS)</text:p>
                  <text:p text:style-name="P21"/>
                  <text:p text:style-name="P21">UINT8 id – channel id.</text:p>
                  <text:p text:style-name="P21"/>
                  <text:p text:style-name="P21">UIN64 serial – message serial id (i.e, RedDataHeader.serial) to wait for</text:p>
                  <text:p text:style-name="P21"><text:soft-page-break/></text:p>
                </text:list-item>
                <text:list-item>
                  <text:p text:style-name="P41">RED_WAIT_FOR_CHANNELS, RedWaitForChannels</text:p>
                  <text:p text:style-name="P41"/>
                  <text:p text:style-name="P41">UINT8 wait_count – number of items in wait_list</text:p>
                  <text:p text:style-name="P41"/>
                  <text:p text:style-name="P41">RedWaitForChannel[] wait_list – list of channels to wait for.</text:p>
                  <text:p text:style-name="P21"/>
                </text:list-item>
              </text:list>
            </text:list-item>
            <text:list-item>
              <text:h text:style-name="P17" text:outline-level="1">Disconnect reason</text:h>
              <text:list>
                <text:list-header>
                  <text:p text:style-name="P21"/>
                  <text:p text:style-name="P21">The following messages are used for notification about orderly disconnection <text:s text:c="2"/>of the server or client.</text:p>
                  <text:p text:style-name="P21"/>
                </text:list-header>
                <text:list-item>
                  <text:p text:style-name="P21">RED_DISCONNECTING, RedDisconnect</text:p>
                  <text:p text:style-name="P21"/>
                  <text:p text:style-name="P21">UINT64 time_stamp – time stamp of disconnect action on the server. </text:p>
                  <text:p text:style-name="P21"/>
                  <text:p text:style-name="P21">UINT32 reason – disconnect reason, RED_ERROR_?</text:p>
                  <text:p text:style-name="P21"/>
                </text:list-item>
                <text:list-item>
                  <text:p text:style-name="P21">REDC_DISCONNECTING, RedcDisconnect</text:p>
                  <text:p text:style-name="P21"/>
                  <text:p text:style-name="P21">UINT64 time_stamp – time stamp of disconnect action on the client. </text:p>
                  <text:p text:style-name="P21"/>
                  <text:p text:style-name="P21">UINT32 reason – disconnect reason, RED_ERROR_?</text:p>
                </text:list-item>
              </text:list>
            </text:list-item>
          </text:list>
          <text:p text:style-name="P21"/>
          <text:list text:continue-numbering="true">
            <text:list-item>
              <text:h text:style-name="P17" text:outline-level="1">Server notification</text:h>
              <text:list>
                <text:list-header>
                  <text:p text:style-name="P21"/>
                  <text:p text:style-name="P22">Spice protocol defines message for delivering notifications to the client using RED_NOTIFY message. Messages are categorized by severity and visibility. The later can be used as hint for the way the message is displayed to the user. For example high visibility notifications will trigger message box and low visibility notifications will be directed to the log.</text:p>
                  <text:p text:style-name="P21"/>
                </text:list-header>
                <text:list-item>
                  <text:p text:style-name="P21">RED_NOTIFY, RedNotify</text:p>
                  <text:p text:style-name="P21"/>
                  <text:p text:style-name="P21">UINT64 time_stamp – server side time stamp of this message.</text:p>
                  <text:p text:style-name="P21"/>
                  <text:p text:style-name="P21">UINT32 severity – one of RED_NOTIFY_SEVERITY_?</text:p>
                  <text:p text:style-name="P21"/>
                  <text:p text:style-name="P21">UINT32 visibility - one of <text:s/>RED_NOTIFY_VISIBILITY_?</text:p>
                  <text:p text:style-name="P21"/>
                  <text:p text:style-name="P21">UINT32 what – one of RED_ERROR_?, RED_WARN_? Or RED_INFO_?, depending on severity. </text:p>
                  <text:p text:style-name="P21"/>
                  <text:p text:style-name="P21">UINT32 message_len – size of message</text:p>
                  <text:p text:style-name="P21"/>
                  <text:p text:style-name="P21">UINT8[] message – message string in UTF8.</text:p>
                  <text:p text:style-name="P21"><text:soft-page-break/></text:p>
                  <text:p text:style-name="P21">UINT8 0 – string zero termination</text:p>
                  <text:p text:style-name="P21"/>
                </text:list-item>
              </text:list>
            </text:list-item>
          </text:list>
        </text:list-item>
        <text:list-item>
          <text:h text:style-name="P19" text:outline-level="1">Main Channel definition</text:h>
        </text:list-item>
      </text:list>
      <text:p text:style-name="Standard"/>
      <text:list xml:id="list1283528001" text:continue-numbering="true" text:style-name="L1">
        <text:list-item>
          <text:list>
            <text:list-item>
              <text:h text:style-name="P17" text:outline-level="1">Server messages</text:h>
              <text:list>
                <text:list-header>
                  <text:p text:style-name="P21"/>
                </text:list-header>
              </text:list>
              <text:p text:style-name="P21">RED_MAIN_MIGRATE_BEGIN <text:tab/><text:tab/><text:tab/>= 101</text:p>
              <text:p text:style-name="P21">RED_MAIN_MIGRATE_CANCEL<text:tab/><text:tab/><text:tab/>= 102</text:p>
              <text:p text:style-name="P41">RED_MAIN_INIT <text:tab/><text:tab/><text:tab/><text:tab/><text:tab/>= 103</text:p>
              <text:p text:style-name="P21">RED_MAIN_CHANNELS_LIST <text:tab/><text:tab/><text:tab/>= 104</text:p>
              <text:p text:style-name="P21">RED_MAIN_MOUSE_MODE<text:tab/><text:tab/><text:tab/>= 105</text:p>
              <text:p text:style-name="P21">RED_MAIN_MULTI_MEDIA_TIME <text:tab/><text:tab/>= 106</text:p>
            </text:list-item>
          </text:list>
          <text:p text:style-name="P21"/>
          <text:list text:continue-numbering="true">
            <text:list-header>
              <text:p text:style-name="P21">RED_MAIN_AGENT_CONNECTED<text:tab/><text:tab/>= 107</text:p>
              <text:p text:style-name="P21">RED_MAIN_AGENT_DISCONNECTED <text:tab/><text:tab/>= 108</text:p>
              <text:p text:style-name="P21">RED_MAIN_AGENT_DATA<text:tab/><text:tab/><text:tab/>= 109</text:p>
              <text:p text:style-name="P21">RED_MAIN_AGENT_TOKEN<text:tab/><text:tab/><text:tab/>= 110</text:p>
            </text:list-header>
          </text:list>
        </text:list-item>
      </text:list>
      <text:p text:style-name="Standard"/>
      <text:list xml:id="list148697972" text:continue-numbering="true" text:style-name="L1">
        <text:list-header>
          <text:p text:style-name="P21"/>
          <text:list text:continue-numbering="true">
            <text:list-item>
              <text:h text:style-name="P17" text:outline-level="1">Client messages</text:h>
              <text:p text:style-name="P21"/>
              <text:p text:style-name="P21">REDC_MAIN_RESERVED<text:tab/> <text:tab/><text:tab/><text:tab/>= 101</text:p>
              <text:p text:style-name="P21">REDC_MAIN_MIGRATE_READY <text:tab/><text:tab/>= 102</text:p>
              <text:p text:style-name="P21">REDC_MAIN_MIGRATE_ERROR<text:tab/> <text:tab/><text:tab/>= 103</text:p>
              <text:p text:style-name="P21">REDC_MAIN_ATTACH_CHANNELS <text:tab/><text:tab/>= 104</text:p>
              <text:p text:style-name="P21">REDC_MAIN_MOUSE_MODE_REQUEST <text:tab/>= 105</text:p>
              <text:p text:style-name="P21"/>
              <text:p text:style-name="P21">REDC_MAIN_AGENT_START <text:tab/><text:tab/><text:tab/>= 106</text:p>
              <text:p text:style-name="P21">REDC_MAIN_AGENT_DATA <text:tab/><text:tab/><text:tab/>= 107</text:p>
              <text:p text:style-name="P21">REDC_MAIN_AGENT_TOKEN<text:tab/><text:tab/><text:tab/>= 108</text:p>
            </text:list-item>
          </text:list>
          <text:p text:style-name="P21"/>
          <text:list text:continue-numbering="true">
            <text:list-item>
              <text:h text:style-name="P17" text:outline-level="1">Migration control</text:h>
            </text:list-item>
          </text:list>
          <text:p text:style-name="P22"/>
          <text:list text:continue-numbering="true">
            <text:list-header>
              <text:p text:style-name="P22">Spice migration control is performed using the main channel messages. Spice server initiates migration process by sending RED_MAIN_MIGRATE_BEGIN message. Once the client has completed its pre-migrate procedure it notifies the server by transmitting REDC_MAIN_MIGRATE_READY message. In case of pre-migrate procedure error, the client sends REDC_MAIN_MIGRATE_ERROR. Once the server receives REDC_MAIN_MIGRATE_READY he can commence the migration process. The server can send RED_MAIN_MIGRATE_CANCEL in order to instruct the client to cancel the migration process.</text:p>
            </text:list-header>
          </text:list>
          <text:p text:style-name="P22"/>
          <text:list>
            <text:list-item>
              <text:list>
                <text:list-item>
                  <text:p text:style-name="P22"><text:soft-page-break/>RED_MAIN_MIGRATE_BEGIN, RedMigrationBegin</text:p>
                </text:list-item>
              </text:list>
            </text:list-item>
          </text:list>
          <text:p text:style-name="P22"/>
          <text:list>
            <text:list-item>
              <text:list>
                <text:list-header>
                  <text:p text:style-name="P22">UINT16 port – port of destination server</text:p>
                  <text:p text:style-name="P22"/>
                  <text:p text:style-name="P22">UINT16 sport – secure port of destination server</text:p>
                  <text:p text:style-name="P22"/>
                  <text:p text:style-name="P22">UINT8[] host_name – host name of destination server</text:p>
                  <text:p text:style-name="P22"/>
                </text:list-header>
                <text:list-item>
                  <text:p text:style-name="P22">RED_MAIN_MIGRATE_CANCEL, VOID </text:p>
                  <text:p text:style-name="P22"/>
                  <text:p text:style-name="P22">Instruct the client to cancel migration process</text:p>
                </text:list-item>
              </text:list>
            </text:list-item>
          </text:list>
          <text:p text:style-name="P22"/>
          <text:list>
            <text:list-item>
              <text:list>
                <text:list-item>
                  <text:p text:style-name="P22">REDC_MAIN_MIGRATE_READY, VOID</text:p>
                  <text:p text:style-name="P22"/>
                  <text:p text:style-name="P22">Notify the server of successful completion of the pre-migrate stage</text:p>
                </text:list-item>
              </text:list>
            </text:list-item>
          </text:list>
          <text:p text:style-name="P22"/>
          <text:list>
            <text:list-item>
              <text:list>
                <text:list-item>
                  <text:p text:style-name="P22">REDC_MAIN_MIGRATE_ERROR, VOID</text:p>
                  <text:p text:style-name="P22"/>
                  <text:p text:style-name="P22">Notify the server of pre-migrate stage error</text:p>
                </text:list-item>
              </text:list>
            </text:list-item>
          </text:list>
          <text:p text:style-name="P22"/>
          <text:list text:continue-numbering="true">
            <text:list-item>
              <text:h text:style-name="P17" text:outline-level="1">Mouse modes</text:h>
              <text:p text:style-name="P22"/>
              <text:p text:style-name="P22">Spice protocol specifies two mouse modes, client mode and server mode. In client mode, the affective mouse is the client side mouse: the client sends mouse position within the display and the server sends mouse shape messages. In server mode, the client sends relative mouse movements and the server sends position and shape commands. Spice main channel is used for mouse mode control.</text:p>
              <text:p text:style-name="P22"/>
              <text:list>
                <text:list-item>
                  <text:p text:style-name="P22">Modes </text:p>
                  <text:p text:style-name="P22"/>
                  <text:p text:style-name="P22">RED_MOUSE_MODE_SERVER = 1</text:p>
                  <text:p text:style-name="P22">RED_MOUSE_MODE_CLIENT = 2</text:p>
                  <text:p text:style-name="P22"/>
                </text:list-item>
                <text:list-item>
                  <text:p text:style-name="P22">RED_MAIN_MOUSE_MODE, RedMouseMode</text:p>
                  <text:p text:style-name="P22"/>
                  <text:p text:style-name="P22">Spice server sends this message on every mouse mode change</text:p>
                  <text:p text:style-name="P22"/>
                  <text:p text:style-name="P22">UINT32 supported_modes – current supported mouse mode, this is any combination of RED_MOUSE_MODE_?</text:p>
                  <text:p text:style-name="P22"/>
                  <text:p text:style-name="P22">UINT32 current_mode – the current mouse mode. Can be one of RED_MOUSE_MODE_?</text:p>
                  <text:p text:style-name="P22"/>
                </text:list-item>
                <text:list-item>
                  <text:p text:style-name="P22">REDC_MAIN_MOUSE_MODE_REQUEST, UINT32</text:p>
                </text:list-item>
              </text:list>
            </text:list-item>
          </text:list>
        </text:list-header>
      </text:list>
      <text:p text:style-name="P1"/>
      <text:list xml:id="list1005685789" text:continue-numbering="true" text:style-name="L1">
        <text:list-item>
          <text:list>
            <text:list-item>
              <text:list>
                <text:list-header>
                  <text:p text:style-name="P22">Spice client sends this message to request specific mouse mode. It is not guarantied that the server will accept the request. Only on receiving <text:s/>RED_MOUSE_MODE message, <text:soft-page-break/>the client can know of actual mouse mode change. <text:s text:c="2"/></text:p>
                  <text:p text:style-name="P22"/>
                  <text:p text:style-name="P22">UINT32 – requested mode, one of RED_MOUSE_MODE_?</text:p>
                </text:list-header>
              </text:list>
              <text:p text:style-name="P22"><text:s/></text:p>
            </text:list-item>
            <text:list-item>
              <text:h text:style-name="P17" text:outline-level="1">Main channel init message</text:h>
              <text:list>
                <text:list-header>
                  <text:p text:style-name="P22">Spice server must send RedInit as the first transmitted message t and is disallowed to send it at any other point.</text:p>
                  <text:p text:style-name="P22"/>
                </text:list-header>
                <text:list-item>
                  <text:p text:style-name="P22">RED_MAIN_INIT, RedInit</text:p>
                  <text:p text:style-name="P22"/>
                  <text:p text:style-name="P22">UINT32 session_id – session id is generated by the server. This id will be send on every new channel connection within this sess<text:span text:style-name="T2">ion (i.e., in RedLinkMess.connection_id).</text:span></text:p>
                  <text:p text:style-name="P22"/>
                  <text:p text:style-name="P22">UINT32 display_channels_hint – optional hint of expected number of display channels. Zero is defined as an invalid value </text:p>
                  <text:p text:style-name="P22"/>
                  <text:p text:style-name="P22">UINT32 supported_mouse_modes – supported mouse modes. This is any combination of RED_MOUSE_MODE_?</text:p>
                  <text:p text:style-name="P22"/>
                  <text:p text:style-name="P22">UINT32 current_mouse_mode – the current mouse mode, one of RED_MOUSE_MODE_?</text:p>
                  <text:p text:style-name="P22"/>
                  <text:p text:style-name="P22">UINT32 agent_connected – current state of Spice agent<text:span text:style-name="T9"> (see Section 3.8), </text:span>0 and 1 stand for disconnected and <text:s/>connected state respectively.</text:p>
                  <text:p text:style-name="P22"/>
                  <text:p text:style-name="P22">UINT32 agent_tokens – number of available tokens for sending messages to Spice agent.</text:p>
                  <text:p text:style-name="P22"/>
                  <text:p text:style-name="P22">UINT32 multi_media_time – current server multimedia time. The multimedia time is used for synchronizing video <text:span text:style-name="T2">(for more information see “Multimedia time”). </text:span></text:p>
                  <text:p text:style-name="P22"/>
                  <text:p text:style-name="P22">UINT32 ram_hint - <text:s/>optional hint for help in determining global LZ compression dictionary size (for more information see section “Spice Image” in “Display Channel”). </text:p>
                  <text:p text:style-name="P22"/>
                </text:list-item>
              </text:list>
            </text:list-item>
            <text:list-item>
              <text:h text:style-name="P17" text:outline-level="1">Server side channels notification</text:h>
              <text:p text:style-name="P22"/>
              <text:p text:style-name="P22">In order to have the ability to dynamically attach to <text:span text:style-name="T1">the </text:span>server side channels, Spice protocol includes RED_MAIN_CHANNELS_LIST message. This massage informs the client of available channels in the server side. In response to this message the client can decide to link with the new available channel(s). The server must receive REDC_MAIN_ATTACH_CHANNELS before sending any RED_MAIN_CHANNELS_LIST message. </text:p>
              <text:p text:style-name="P22"/>
              <text:list>
                <text:list-item>
                  <text:p text:style-name="P22">RED_MAIN_CHANNELS_LIST, RedChannels</text:p>
                  <text:p text:style-name="P22"/>
                  <text:p text:style-name="P22">UINT32 num_of_channels – number of channels in this list</text:p>
                  <text:p text:style-name="P22"><text:soft-page-break/></text:p>
                  <text:p text:style-name="P22">RedChanneID[] channels – vector of “num_of_channels” channel ids</text:p>
                  <text:p text:style-name="P22"/>
                </text:list-item>
                <text:list-item>
                  <text:p text:style-name="P22">RedChanneID</text:p>
                  <text:p text:style-name="P22"/>
                  <text:p text:style-name="P22">UINT8 type – channel type, one of RED_CHANNEL_? channel types, except for RED_CHANNEL_MAIN </text:p>
                  <text:p text:style-name="P22"/>
                  <text:p text:style-name="P22">UINT8 id – channel id</text:p>
                  <text:p text:style-name="P22"/>
                </text:list-item>
              </text:list>
            </text:list-item>
            <text:list-item>
              <text:h text:style-name="P17" text:outline-level="1">Multimedia time</text:h>
              <text:p text:style-name="P22"/>
              <text:p text:style-name="P22">Spice defines messages for setting multimedia time for synchronization of video and audio streams. Two methods for updating multimedia time are supported. The first method uses the time stamp of data that arrives on the playback channel.The second method uses the <text:s/>main channel RED_MAIN_MULTI_MEDIA_TIME message. The latter method is used when <text:s/>no active playback channel exist. </text:p>
            </text:list-item>
          </text:list>
          <text:p text:style-name="P22"/>
          <text:list>
            <text:list-item>
              <text:list>
                <text:list-item>
                  <text:p text:style-name="P22">RED_MAIN_MULTI_MEDIA_TIME, UINT32</text:p>
                  <text:p text:style-name="P22"/>
                  <text:p text:style-name="P22">UINT32 – multimedia time</text:p>
                  <text:p text:style-name="P22"/>
                </text:list-item>
              </text:list>
            </text:list-item>
            <text:list-item>
              <text:h text:style-name="P17" text:outline-level="1">Spice agent</text:h>
              <text:list>
                <text:list-header>
                  <text:p text:style-name="P22"/>
                  <text:p text:style-name="P22">Spice protocol defines a set of messages for bidirectional communication channel between Spice client and spice client agent on the remote server. Spice provides a communication channel only, the actual transferred data content is opaque to the protocol. This channel can be used for various purposes, for example, client-guest clipboard sharing, authentication and display configuration.</text:p>
                  <text:p text:style-name="P22"/>
                  <text:p text:style-name="P22">Spice client receives notifications of remote site agent connection as part of the RED_MAIN_INIT message or by a specific server RED_MAIN_AGENT_CONNECTED. Remote agent disconnection notification is delivered by RED_MAIN_AGENT_DISCONNECTED message. A bidirectional tokens mechanism is used in order to prevent blocking of the main channel with agent messages (e.g., in case the agent stops consuming the data). Each side is not allowed to send more messages than the tokens allocated to it by the other side. The number of tokens that are allocated for the client is initialized from RED_MAIN_INIT message, and farther allocation of tokens is done using RED_MAIN_AGENT_TOKEN. Server tokens initial count is delivered in REDC_MAIN_AGENT_START message. This message must be the first agent related message that the client sends to the server. Farther tokens allocation for the server is done using <text:s/>REDC_MAIN_AGENT_TOKEN. Actual data packets are delivered using RED_MAIN_AGENT_DATA and REDC_MAIN_AGENT_DATA.</text:p>
                  <text:p text:style-name="P22"/>
                </text:list-header>
                <text:list-item>
                  <text:p text:style-name="P22">Although agent messages are opaque for the protocol, agent data stream is defined by <text:soft-page-break/>Spice protocol in order to delineate messages. Still, the <text:s/>client-server communication is independent from the agent channel, e.g., agent protocol conflicts don't affect the rest of the channels. Agent stream is defined as a run of messages having the following format:</text:p>
                  <text:p text:style-name="P22"/>
                  <text:list>
                    <text:list-item>
                      <text:list>
                        <text:list-header>
                          <text:p text:style-name="P22">UINT32 protocol - unique protocol of this message. The protocol id must be registered in order to prevent conflicts.</text:p>
                          <text:p text:style-name="P22"/>
                          <text:p text:style-name="P22">UINT32 type – protocol dependent message type.</text:p>
                          <text:p text:style-name="P22"/>
                        </text:list-header>
                      </text:list>
                    </text:list-item>
                  </text:list>
                </text:list-item>
              </text:list>
            </text:list-item>
          </text:list>
        </text:list-item>
      </text:list>
      <text:list xml:id="list275461369" text:style-name="L11">
        <text:list-item>
          <text:list>
            <text:list-item>
              <text:list>
                <text:list-item>
                  <text:list>
                    <text:list-item>
                      <text:list>
                        <text:list-header>
                          <text:p text:style-name="P25">UINT64 opaque - protocol dependent opaque data.</text:p>
                        </text:list-header>
                      </text:list>
                    </text:list-item>
                  </text:list>
                </text:list-item>
              </text:list>
            </text:list-item>
          </text:list>
        </text:list-item>
      </text:list>
      <text:list xml:id="list525641470" text:continue-list="list1005685789" text:style-name="L1">
        <text:list-item>
          <text:list>
            <text:list-item>
              <text:list>
                <text:list-item>
                  <text:list>
                    <text:list-item>
                      <text:list>
                        <text:list-header>
                          <text:p text:style-name="P22"/>
                        </text:list-header>
                      </text:list>
                    </text:list-item>
                  </text:list>
                </text:list-item>
              </text:list>
            </text:list-item>
          </text:list>
        </text:list-item>
      </text:list>
      <text:list xml:id="list1276517235" text:style-name="L12">
        <text:list-item>
          <text:list>
            <text:list-item>
              <text:list>
                <text:list-item>
                  <text:list>
                    <text:list-item>
                      <text:list>
                        <text:list-header>
                          <text:p text:style-name="P26">UINT32 size – size of data <text:s/>in bytes.</text:p>
                        </text:list-header>
                      </text:list>
                    </text:list-item>
                  </text:list>
                </text:list-item>
              </text:list>
            </text:list-item>
          </text:list>
        </text:list-item>
      </text:list>
      <text:list xml:id="list2131472318" text:continue-list="list525641470" text:style-name="L1">
        <text:list-item>
          <text:list>
            <text:list-item>
              <text:list>
                <text:list-item>
                  <text:list>
                    <text:list-item>
                      <text:list>
                        <text:list-header>
                          <text:p text:style-name="P22"/>
                          <text:p text:style-name="P22">UINT8 data[0] – data of this message.</text:p>
                          <text:p text:style-name="P22"/>
                        </text:list-header>
                      </text:list>
                    </text:list-item>
                  </text:list>
                  <text:p text:style-name="P22">Client and server must continue processing unknown protocols messages or messages having unknown type (i.e., receive and dump).</text:p>
                  <text:p text:style-name="P22"/>
                </text:list-item>
                <text:list-item>
                  <text:p text:style-name="P22">RED_MAIN_AGENT_CONNECTED, VOID</text:p>
                  <text:p text:style-name="P22"/>
                </text:list-item>
                <text:list-item>
                  <text:p text:style-name="P22">RED_MAIN_AGENT_DISCONNECTED, UINT32</text:p>
                  <text:p text:style-name="P22"/>
                  <text:p text:style-name="P22">UINT32 – disconnect error code RED_ERROR_?</text:p>
                  <text:p text:style-name="P22"/>
                </text:list-item>
                <text:list-item>
                  <text:p text:style-name="P22">RED_AGENT_MAX_DATA_SIZE = 2048</text:p>
                  <text:p text:style-name="P22"/>
                </text:list-item>
                <text:list-item>
                  <text:p text:style-name="P22">RED_MAIN_AGENT_DATA, UINT8[]</text:p>
                  <text:p text:style-name="P22"/>
                  <text:p text:style-name="P22">Agent packet is the entire message body (i.e. RedDataHeader.size). The maximum packet size is RED_AGENT_MAX_DATA_SIZE.</text:p>
                  <text:p text:style-name="P22"/>
                </text:list-item>
                <text:list-item>
                  <text:p text:style-name="P22">RED_MAIN_AGENT_TOKEN, UINT32</text:p>
                  <text:p text:style-name="P22"/>
                  <text:p text:style-name="P22">UINT32 – allocated tokens count for the client</text:p>
                  <text:p text:style-name="P22"/>
                </text:list-item>
                <text:list-item>
                  <text:p text:style-name="P22">REDC_MAIN_AGENT_START, UINT32</text:p>
                  <text:p text:style-name="P22"/>
                  <text:p text:style-name="P22">UINT32 – allocated tokens count for the server</text:p>
                  <text:p text:style-name="P22"/>
                </text:list-item>
                <text:list-item>
                  <text:p text:style-name="P22">REDC_MAIN_AGENT_DATA, UINT8[]</text:p>
                  <text:p text:style-name="P22"/>
                  <text:p text:style-name="P22">Agent packet is the entire message body (i.e. RedDataHeader.size). The maximum packet size is RED_AGENT_MAX_DATA_SIZE.</text:p>
                  <text:p text:style-name="P22"/>
                </text:list-item>
                <text:list-item>
                  <text:p text:style-name="P22">REDC_MAIN_AGENT_TOKEN, UINT32</text:p>
                  <text:p text:style-name="P22"/>
                  <text:p text:style-name="P22">UINT32 – allocated tokens count for the server</text:p>
                  <text:p text:style-name="P22"/>
                </text:list-item>
              </text:list>
            </text:list-item>
          </text:list>
        </text:list-item>
        <text:list-item>
          <text:h text:style-name="P20" text:outline-level="1"><text:soft-page-break/>Inputs channel definition</text:h>
          <text:p text:style-name="P22"/>
          <text:p text:style-name="P22">Spice Inputs channel controls the server mouse and the keyboard.</text:p>
          <text:p text:style-name="P22"/>
          <text:list>
            <text:list-item>
              <text:h text:style-name="P17" text:outline-level="1">Client messages</text:h>
              <text:p text:style-name="P22"/>
              <text:p text:style-name="P22">REDC_INPUTS_KEY_DOWN <text:tab/><text:tab/>= 101</text:p>
              <text:p text:style-name="P22">REDC_INPUTS_KEY_UP <text:tab/><text:tab/><text:tab/>= 102</text:p>
              <text:p text:style-name="P22">REDC_INPUTS_KEY_MODIFAIERS <text:tab/>= 103</text:p>
              <text:p text:style-name="P22"/>
              <text:p text:style-name="P22">REDC_INPUTS_MOUSE_MOTION <text:tab/>= 111</text:p>
              <text:p text:style-name="P22">REDC_INPUTS_MOUSE_POSITION<text:tab/>= 112</text:p>
              <text:p text:style-name="P22">REDC_INPUTS_MOUSE_PRESS<text:tab/><text:tab/>= 113</text:p>
              <text:p text:style-name="P22">REDC_INPUTS_MOUSE_RELEASE<text:tab/>= 114</text:p>
              <text:p text:style-name="P22"/>
            </text:list-item>
            <text:list-item>
              <text:h text:style-name="P17" text:outline-level="1">Server Messages</text:h>
              <text:p text:style-name="P22"/>
              <text:p text:style-name="P22">RED_INPUTS_INIT <text:tab/><text:tab/><text:tab/><text:tab/>= 101</text:p>
              <text:p text:style-name="P22">RED_INPUTS_KEY_MODIFAIERS <text:tab/>= 102</text:p>
              <text:p text:style-name="P22"/>
              <text:p text:style-name="P22">RED_INPUTS_MOUSE_MOTION_ACK <text:tab/>= 111</text:p>
              <text:p text:style-name="P22"/>
            </text:list-item>
            <text:list-item>
              <text:h text:style-name="P17" text:outline-level="1">Keyboard messages</text:h>
              <text:p text:style-name="P22"/>
              <text:p text:style-name="P22">Spice supports sending keyboard key events and keyboard leds synchronization. The client sends <text:s/>key event using REDC_INPUTS_KEY_DOWN and REDC_INPUTS_KEY_UP messages. Key value is expressed using PC AT scan code (see KeyCode). <text:s text:c="2"/>Keyboard leds synchronization is done by sending RED_INPUTS_KEY_MODIFAIERS message by the server or by sending REDC_INPUTS_KEY_MODIFAIERS by the client, these messages contain keyboard leds state. Keyboard modifiers is also sent by the server using RED_INPUTS_INIT, this message must be sent as the first server message and the server mustn't send it <text:s/>at any other point. </text:p>
              <text:p text:style-name="P22"/>
              <text:list>
                <text:list-item>
                  <text:p text:style-name="P22">Keyboard led bits</text:p>
                  <text:p text:style-name="P22"/>
                  <text:p text:style-name="P22">RED_SCROLL_LOCK_MODIFIER <text:tab/>= 1</text:p>
                  <text:p text:style-name="P22">RED_NUM_LOCK_MODIFIER <text:tab/><text:tab/>= 2</text:p>
                  <text:p text:style-name="P22">RED_CAPS_LOCK_MODIFIER <text:tab/><text:tab/>= 4</text:p>
                  <text:p text:style-name="P22"/>
                </text:list-item>
                <text:list-item>
                  <text:p text:style-name="P22">RED_INPUTS_INIT, UINT32</text:p>
                  <text:p text:style-name="P22"/>
                  <text:p text:style-name="P22">UINT32 – any combination of keyboard led bits. If bit is set then the led is on.</text:p>
                  <text:p text:style-name="P22"/>
                </text:list-item>
                <text:list-item>
                  <text:p text:style-name="P22">RED_INPUTS_KEY_MODIFAIERS, UINT32</text:p>
                  <text:p text:style-name="P22"><text:soft-page-break/></text:p>
                  <text:p text:style-name="P22">UINT32 – any combination of keyboard led bits. If bit is set then the led is on.</text:p>
                  <text:p text:style-name="P22"/>
                </text:list-item>
                <text:list-item>
                  <text:p text:style-name="P22">REDC_INPUTS_KEY_MODIFAIERS, UINT32</text:p>
                  <text:p text:style-name="P22"/>
                  <text:p text:style-name="P22">UINT32 – any combination of keyboard led bits. If bit is set then the led is on.</text:p>
                  <text:p text:style-name="P22"/>
                </text:list-item>
                <text:list-item>
                  <text:p text:style-name="P22">KeyCode</text:p>
                  <text:p text:style-name="P22"/>
                  <text:p text:style-name="P22">UINT8[4] - the value of key code is a PC AT scan code. The code is composed by up to four bytes for supporting extended codes. A code is terminated by a zero byte.</text:p>
                  <text:p text:style-name="P22"/>
                </text:list-item>
                <text:list-item>
                  <text:p text:style-name="P22">REDC_INPUTS_KEY_DOWN, KeyCode</text:p>
                  <text:p text:style-name="P22"/>
                  <text:p text:style-name="P22">KeyCode – client sends this message to notify of key press event. </text:p>
                  <text:p text:style-name="P22"/>
                </text:list-item>
                <text:list-item>
                  <text:p text:style-name="P22">REDC_INPUTS_KEY_UP, <text:s/>KeyCode</text:p>
                  <text:p text:style-name="P22"/>
                  <text:p text:style-name="P22">KeyCode – client sends this message to notify of key release event.</text:p>
                  <text:p text:style-name="P22"/>
                </text:list-item>
              </text:list>
            </text:list-item>
            <text:list-item>
              <text:h text:style-name="P17" text:outline-level="1">Mouse messages</text:h>
              <text:p text:style-name="P22"/>
              <text:p text:style-name="P22">Spice support two modes of mouse operation: client mouse and server mouse (for more information see “Mouse modes”). In <text:s/>server mouse mode the client sends mouse motion message (i.e., REDC_INPUTS_MOUSE_MOTION), and in client mouse mode it sends position message (i.e., REDC_INPUTS_MOUSE_POSITION). Position message holds the position of the client mouse on the display and the id of the display channel, which is derived from RedLinkMess.channel_id. <text:span text:style-name="T2">In order to prevent flood of mouse motion/position </text:span><text:span text:style-name="T2">events, the server sends RED_INPUTS_MOUSE_MOTION_ACK message on every RED_MOTION_ACK_BUNCH messages it receive.</text:span> This mechanism allows the client to keep track on <text:s/>the server's messages consumption rate <text:s/>and to change the event pushing policy according to it. Mouse button events are sent to the server using REDC_INPUTS_MOUSE_PRESS and REDC_INPUTS_MOUSE_RELEASE messages. </text:p>
              <text:p text:style-name="P22"/>
              <text:list>
                <text:list-item>
                  <text:p text:style-name="P22">Red Button ID</text:p>
                  <text:p text:style-name="P22"/>
                  <text:p text:style-name="P22">REDC_MOUSE_LBUTTON <text:tab/>= 1, left button </text:p>
                  <text:p text:style-name="P22">REDC_MOUSE_MBUTTON <text:tab/>= 2, middle button</text:p>
                  <text:p text:style-name="P22">REDC_MOUSE_RBUTTON <text:tab/>= 3, right button</text:p>
                  <text:p text:style-name="P22">REDC_MOUSE_UBUTTON <text:tab/>= 4, scroll up button</text:p>
                  <text:p text:style-name="P22">REDC_MOUSE_DBUTTON <text:tab/>= 5, scroll down button</text:p>
                  <text:p text:style-name="P22"/>
                </text:list-item>
                <text:list-item>
                  <text:p text:style-name="P22">Buttons masks</text:p>
                  <text:p text:style-name="P22"/>
                  <text:p text:style-name="P22">REDC_LBUTTON_MASK <text:tab/><text:tab/>= 1, <text:s/>left button mask</text:p>
                  <text:p text:style-name="P22">REDC_MBUTTON_MASK <text:tab/><text:tab/>= 2, <text:s/>middle button mask</text:p>
                  <text:p text:style-name="P22">REDC_RBUTTON_MASK <text:tab/><text:tab/>= 4, right button mask</text:p>
                  <text:p text:style-name="P22"><text:soft-page-break/></text:p>
                </text:list-item>
                <text:list-item>
                  <text:p text:style-name="P37">RED_MOTION_ACK_BUNCH <text:tab/>= 4</text:p>
                  <text:p text:style-name="P22"/>
                </text:list-item>
                <text:list-item>
                  <text:p text:style-name="P22">REDC_INPUTS_MOUSE_MOTION, RedcMouseMotion</text:p>
                  <text:p text:style-name="P22"/>
                  <text:p text:style-name="P22">INT32 dx – number of pixels the mouse had moved on x axis</text:p>
                  <text:p text:style-name="P22"/>
                  <text:p text:style-name="P22">INT32 dy - number of pixels the mouse had moved on y axis</text:p>
                  <text:p text:style-name="P22"/>
                  <text:p text:style-name="P22">UINT32 buttons_state – any combination of buttons mask. Set bit describe pressed button and clear bit describe unpressed button.</text:p>
                  <text:p text:style-name="P22"/>
                </text:list-item>
                <text:list-item>
                  <text:p text:style-name="P22">REDC_INPUTS_MOUSE_POSITION, RedcMousePosition</text:p>
                  <text:p text:style-name="P22"/>
                  <text:p text:style-name="P22">UINT32 x – position on x axis</text:p>
                  <text:p text:style-name="P22"/>
                  <text:p text:style-name="P22">UINT32 y - position on y axis</text:p>
                  <text:p text:style-name="P22"/>
                  <text:p text:style-name="P22">UINT32 <text:s/>buttons_state - any combination of buttons mask. Set bit describe pressed button and clear bit describe unpressed button.</text:p>
                  <text:p text:style-name="P22"/>
                  <text:p text:style-name="P22">UINT8 display_id – id of the display that client mouse is on.</text:p>
                  <text:p text:style-name="P22"/>
                </text:list-item>
                <text:list-item>
                  <text:p text:style-name="P37">REDC_INPUTS_MOUSE_PRESS, RedcMousePress</text:p>
                  <text:p text:style-name="P37"/>
                  <text:p text:style-name="P37">UINT32 button_id – one of REDC_MOUSE_?BUTTON</text:p>
                  <text:p text:style-name="P37"/>
                  <text:p text:style-name="P37">UINT32 <text:s/>buttons_state - any combination of buttons masks. Set bit describes pressed button, and clear bit describes unpressed button.</text:p>
                  <text:p text:style-name="P37"/>
                </text:list-item>
                <text:list-item>
                  <text:p text:style-name="P37">REDC_INPUTS_MOUSE_RELEASE, RedcMouseRelease</text:p>
                  <text:p text:style-name="P37"/>
                  <text:p text:style-name="P37">UINT32 button_id – one of REDC_MOUSE_?BUTTON</text:p>
                  <text:p text:style-name="P37"/>
                  <text:p text:style-name="P22">UINT32 <text:s/>buttons_state - any combination of buttons mask. Set bit describes pressed button and clear bit describes unpressed button.</text:p>
                  <text:p text:style-name="P22"/>
                </text:list-item>
              </text:list>
            </text:list-item>
          </text:list>
        </text:list-item>
        <text:list-item>
          <text:h text:style-name="P18" text:outline-level="1">Display channel definition</text:h>
          <text:p text:style-name="P22"/>
          <text:p text:style-name="P22">Spice protocol defines a set of messages for supporting rendering of the remote display area on the client display. The protocol supports rendering of graphics primitives (e.g., lines, images) and video streams. The protocol also supports caching of images and color palettes on the client side. Spice display channel supports several images compression methods for reducing network traffic. <text:s/></text:p>
          <text:p text:style-name="P22"/>
          <text:list>
            <text:list-item>
              <text:h text:style-name="P17" text:outline-level="1"><text:soft-page-break/>Server messages</text:h>
            </text:list-item>
          </text:list>
          <text:p text:style-name="P22"/>
          <text:list text:continue-numbering="true">
            <text:list-header>
              <text:p text:style-name="P22">RED_DISPLAY_MODE <text:tab/><text:tab/><text:tab/><text:tab/>= 101</text:p>
              <text:p text:style-name="P22">RED_DISPLAY_MARK <text:tab/><text:tab/><text:tab/><text:tab/>= 102</text:p>
              <text:p text:style-name="P22">RED_DISPLAY_RESET <text:tab/><text:tab/><text:tab/><text:tab/>= 103</text:p>
              <text:p text:style-name="P22">RED_DISPLAY_COPY_BITS <text:tab/><text:tab/><text:tab/>= 104</text:p>
              <text:p text:style-name="P22"/>
              <text:p text:style-name="P22">RED_DISPLAY_INVAL_LIST <text:tab/><text:tab/><text:tab/>= 105</text:p>
              <text:p text:style-name="P22">RED_DISPLAY_INVAL_ALL_IMAGES<text:tab/> <text:tab/>= 106</text:p>
              <text:p text:style-name="P22">RED_DISPLAY_INVAL_PALETTE <text:tab/><text:tab/>= 107</text:p>
              <text:p text:style-name="P22">RED_DISPLAY_INVAL_ALL_PALETTES <text:tab/>= 108</text:p>
              <text:p text:style-name="P22"/>
              <text:p text:style-name="P22">RED_DISPLAY_STREAM_CREATE <text:tab/><text:tab/>= 122</text:p>
              <text:p text:style-name="P22">RED_DISPLAY_STREAM_DATA<text:tab/><text:tab/><text:tab/>= 123</text:p>
              <text:p text:style-name="P22">RED_DISPLAY_STREAM_CLIP<text:tab/><text:tab/><text:tab/>= 124</text:p>
              <text:p text:style-name="P22">RED_DISPLAY_STREAM_DESTROY<text:tab/><text:tab/>= 125</text:p>
              <text:p text:style-name="P22">RED_DISPLAY_STREAM_DESTROY_ALL<text:tab/>= 126</text:p>
              <text:p text:style-name="P22"><text:s text:c="4"/></text:p>
              <text:p text:style-name="P22">RED_DISPLAY_DRAW_FILL<text:tab/><text:tab/><text:tab/>= 302</text:p>
              <text:p text:style-name="P22">RED_DISPLAY_DRAW_OPAQUE<text:tab/><text:tab/>= 303</text:p>
              <text:p text:style-name="P22">RED_DISPLAY_DRAW_COPY<text:tab/><text:tab/><text:tab/>= 304</text:p>
              <text:p text:style-name="P22">RED_DISPLAY_DRAW_BLEND<text:tab/><text:tab/><text:tab/>= 305</text:p>
              <text:p text:style-name="P22">RED_DISPLAY_DRAW_BLACKNESS<text:tab/><text:tab/>= 306</text:p>
              <text:p text:style-name="P22">RED_DISPLAY_DRAW_WHITENESS<text:tab/><text:tab/>= 307</text:p>
              <text:p text:style-name="P22">RED_DISPLAY_DRAW_INVERS<text:tab/><text:tab/><text:tab/>= 308</text:p>
              <text:p text:style-name="P22">RED_DISPLAY_DRAW_ROP3<text:tab/><text:tab/><text:tab/>= 309</text:p>
              <text:p text:style-name="P22">RED_DISPLAY_DRAW_STROKE<text:tab/><text:tab/><text:tab/>= 310</text:p>
              <text:p text:style-name="P22">RED_DISPLAY_DRAW_TEXT<text:tab/><text:tab/><text:tab/>= 311</text:p>
              <text:p text:style-name="P22">RED_DISPLAY_DRAW_TRANSPARENT<text:tab/>= 312</text:p>
              <text:p text:style-name="P22">RED_DISPLAY_DRAW_ALPHA_BLEND<text:tab/>= 313</text:p>
            </text:list-header>
          </text:list>
          <text:p text:style-name="P22"/>
          <text:list text:continue-numbering="true">
            <text:list-item>
              <text:h text:style-name="P17" text:outline-level="1">Client messages</text:h>
            </text:list-item>
          </text:list>
          <text:p text:style-name="P22"/>
          <text:list text:continue-numbering="true">
            <text:list-header>
              <text:p text:style-name="P22">REDC_DISPLAY_INIT <text:tab/><text:tab/><text:tab/><text:tab/>= 101</text:p>
            </text:list-header>
          </text:list>
          <text:p text:style-name="P22"/>
          <text:list text:continue-numbering="true">
            <text:list-item>
              <text:h text:style-name="P17" text:outline-level="1">Operation flow</text:h>
              <text:p text:style-name="P22"/>
              <text:p text:style-name="P22">Spice server sends to the client a mode message using RED_DISPLAY_MODE for specifying the current draw area size and format. In response the client creates a draw area for rendering all the followed rendering commands sent by the server. The client will expose the new remote display area content (i.e., after mode command) only after it receives a mark command (i.e., RED_DISPLAY_MARK) from the server. The server can send a reset command using RED_DISPLAY_RESET to instruct the client to drop its draw area and palette cache. <text:s/>Sending <text:s/>mode message is allowed only while no active draw area exists on the client side. Sending reset message is <text:s/>allowed only while active draw area exists on client side. Sending mark message is allowed only once, between mode and reset messages. <text:soft-page-break/>Draw commands, copy bits command and stream commands are allowed only if the client have an active display area (i.e., between RED_DISPLAY_MODE to RED_DISPLAY_RESET). </text:p>
              <text:p text:style-name="P22"/>
              <text:p text:style-name="P22">On channel connection, the client optionally sends an init message, using REDC_DISPLAY_INIT, in order to enable image caching and global dictionary compression. The message includes the cache id and its size and the size of the dictionary compression window. These sizes and id are determined by the client. <text:s/>It is disallowed to send more then one init message.</text:p>
              <text:p text:style-name="P22"/>
              <text:p text:style-name="P22">Color pallets cache are manged by the server. <text:line-break/>Items cache insertion commands are sent as part of <text:s/>the rendering commands. Cache items removal are sent explicitly using RED_DISPLAY_INVAL_LIST or RED_DISPLAY_INVAL_LIST server messages. Resetting client caches is done by sending RED_DISPLAY_INVAL_ALL_IMAGES or RED_DISPLAY_INVAL_ALL_PALETTES server messages.</text:p>
              <text:p text:style-name="P22"/>
            </text:list-item>
            <text:list-item>
              <text:h text:style-name="P17" text:outline-level="1">Draw area control</text:h>
              <text:p text:style-name="P22"/>
              <text:list>
                <text:list-item>
                  <text:p text:style-name="P22">RED_DISPLAY_MODE, <text:s/>RedMode</text:p>
                  <text:p text:style-name="P22"/>
                  <text:p text:style-name="P22">UINT32 width – width of the display area</text:p>
                  <text:p text:style-name="P22"/>
                  <text:p text:style-name="P22">UINT32 height - height of the display area</text:p>
                  <text:p text:style-name="P22"/>
                  <text:p text:style-name="P22">UINT32 depth – color depth of the display area. Valid values are 16bpp <text:s/>or 32bpp.</text:p>
                  <text:p text:style-name="P22"/>
                </text:list-item>
                <text:list-item>
                  <text:p text:style-name="P22">RED_DISPLAY_MARK, VOID</text:p>
                  <text:p text:style-name="P22"/>
                  <text:p text:style-name="P22">Mark the beginning of the display area visibility</text:p>
                  <text:p text:style-name="P22"/>
                </text:list-item>
                <text:list-item>
                  <text:p text:style-name="P22">RED_DISPLAY_RESET, VOID</text:p>
                  <text:p text:style-name="P22"/>
                  <text:p text:style-name="P22">Drop current display area of the channel and reset palette cache</text:p>
                  <text:p text:style-name="P22"/>
                </text:list-item>
              </text:list>
            </text:list-item>
            <text:list-item>
              <text:h text:style-name="P17" text:outline-level="1">Raster operation descriptor</text:h>
              <text:p text:style-name="P22"/>
              <text:p text:style-name="P22">The following defines a set of flags for describing raster operations that can be applied on a source image, source brush, destination and the result during a rendering operation. Combination of those flags defines the necessary steps that are needed to be preformed during a rendering operation. In the the following definitions of rendering commands this combination is referred to by 'rop_descriptor'.</text:p>
              <text:p text:style-name="P22"/>
              <text:p text:style-name="P22"/>
              <text:p text:style-name="P22">ROPD_INVERS_SRC <text:tab/><text:tab/>= 1</text:p>
              <text:p text:style-name="P22">Source Image need to be inverted before rendering</text:p>
              <text:p text:style-name="P22"><text:soft-page-break/><text:s/></text:p>
              <text:p text:style-name="P37">ROPD_INVERS_BRUSH <text:tab/><text:tab/>= 2</text:p>
              <text:p text:style-name="P22">Brush need to be inverted before rendering</text:p>
              <text:p text:style-name="P22"/>
              <text:p text:style-name="P22">ROPD_INVERS_DEST <text:tab/><text:tab/>= 4</text:p>
              <text:p text:style-name="P22">Destination area need to be inverted before rendering</text:p>
              <text:p text:style-name="P22"/>
              <text:p text:style-name="P22">ROPD_OP_PUT <text:tab/><text:tab/><text:tab/>= 8</text:p>
              <text:p text:style-name="P22">Copy operation should be used. </text:p>
              <text:p text:style-name="P22"/>
              <text:p text:style-name="P22">ROPD_OP_OR <text:tab/><text:tab/><text:tab/>= 16</text:p>
              <text:p text:style-name="P22">OR operation should be used.</text:p>
              <text:p text:style-name="P22"/>
              <text:p text:style-name="P22">ROPD_OP_AND <text:tab/><text:tab/><text:tab/>= 32</text:p>
              <text:p text:style-name="P22">AND operation should be used.</text:p>
              <text:p text:style-name="P22"/>
              <text:p text:style-name="P22">ROPD_OP_XOR <text:tab/><text:tab/><text:tab/>=64</text:p>
              <text:p text:style-name="P22">XOR operation should be used.</text:p>
              <text:p text:style-name="P22"/>
              <text:p text:style-name="P22">ROPD_OP_BLACKNESS <text:tab/><text:tab/>= 128</text:p>
              <text:p text:style-name="P22">Destination pixel should be replaced by black</text:p>
              <text:p text:style-name="P22"/>
              <text:p text:style-name="P22">ROPD_OP_WHITENESS <text:tab/><text:tab/>= 256</text:p>
              <text:p text:style-name="P22">Destination pixel should be replaced by white</text:p>
              <text:p text:style-name="P22"/>
              <text:p text:style-name="P22">ROPD_OP_INVERS <text:tab/><text:tab/><text:tab/>= 512</text:p>
              <text:p text:style-name="P22">Destination pixel should be inverted</text:p>
              <text:p text:style-name="P22"/>
              <text:p text:style-name="P22">ROPD_INVERS_RES <text:tab/><text:tab/>= 1024</text:p>
              <text:p text:style-name="P22">Result of the operation needs to be inverted</text:p>
              <text:p text:style-name="P22"/>
            </text:list-item>
          </text:list>
        </text:list-item>
      </text:list>
      <text:list xml:id="list831874610" text:style-name="L13">
        <text:list-item>
          <text:list>
            <text:list-item>
              <text:list>
                <text:list-item>
                  <text:p text:style-name="P38">OP_PUT, OP_OR, OP_AND, OP_XOR, OP_BLACKNESS, OP_WHITENESS, and OP_INVERS are mutually exclusive</text:p>
                  <text:p text:style-name="P38"/>
                </text:list-item>
                <text:list-item>
                  <text:p text:style-name="P38">OP_BLACKNESS, OP_WHITENESS, and OP_INVERS are exclusive</text:p>
                </text:list-item>
              </text:list>
            </text:list-item>
          </text:list>
        </text:list-item>
      </text:list>
      <text:list xml:id="list465358662" text:continue-list="list2131472318" text:style-name="L1">
        <text:list-item>
          <text:list>
            <text:list-header>
              <text:p text:style-name="P22"/>
            </text:list-header>
            <text:list-item>
              <text:h text:style-name="P17" text:outline-level="1">Raw raster image</text:h>
              <text:p text:style-name="P22"/>
              <text:p text:style-name="P22">The following section describes Spice raw raster image (Pixmap). Pixmap is one of several ways to transfer images in Spice protocol (for more information see “Spice Image”).</text:p>
              <text:p text:style-name="P22"/>
              <text:list>
                <text:list-item>
                  <text:p text:style-name="P22">Pixmap format types</text:p>
                  <text:p text:style-name="P22"/>
                  <text:p text:style-name="P22">PIXMAP_FORMAT_1BIT_LE <text:tab/>= 1</text:p>
                  <text:p text:style-name="P22">1 bit per pixel and bits order is little endian. Each pixel value is an index in a color table. The color table size is 2. </text:p>
                  <text:p text:style-name="P22"/>
                  <text:p text:style-name="P22"><text:soft-page-break/>PIXMAP_FORMAT_1BIT_BE <text:tab/>= 2</text:p>
                  <text:p text:style-name="P22">1 bit per pixel and bits order is big endian. Each pixel value is index in a color table. The color table size is 2. </text:p>
                  <text:p text:style-name="P22"/>
                  <text:p text:style-name="P22">PIXMAP_FORMAT_4BIT_LE <text:tab/>= 3</text:p>
                  <text:p text:style-name="P22">4 bits per pixel and nibble order inside a byte is little endian. Each pixel value is an index in a color table. The color table size is 16. </text:p>
                  <text:p text:style-name="P22"/>
                  <text:p text:style-name="P22">PIXMAP_FORMAT_4BIT_BE <text:tab/>= 4</text:p>
                  <text:p text:style-name="P22">4 bits per pixel and nibble order inside a byte is big endian. Each pixel value is an index in a color table. The color table size is 16. </text:p>
                  <text:p text:style-name="P22"/>
                  <text:p text:style-name="P22">PIXMAP_FORMAT_8BIT<text:tab/><text:tab/>= 5 </text:p>
                  <text:p text:style-name="P22">8 bits per pixel. Each pixel value is an index in a color table. The color table size is 256. </text:p>
                  <text:p text:style-name="P22"/>
                  <text:p text:style-name="P22">PIXMAP_FORMAT_16BIT<text:tab/><text:tab/>= 6</text:p>
                  <text:p text:style-name="P22">pixel format is 16 bits RGB555. </text:p>
                  <text:p text:style-name="P22"/>
                  <text:p text:style-name="P22">PIXMAP_FORMAT_24BIT<text:tab/><text:tab/>= 7 </text:p>
                  <text:p text:style-name="P22">pixel format is 24 bits RGB888.</text:p>
                  <text:p text:style-name="P22"/>
                  <text:p text:style-name="P22">PIXMAP_FORMAT_32BIT<text:tab/><text:tab/>= 8 </text:p>
                  <text:p text:style-name="P22">pixel format is 32 bits RGB888.</text:p>
                  <text:p text:style-name="P22"/>
                  <text:p text:style-name="P22">PIXMAP_FORMAT_RGBA<text:tab/><text:tab/>= 9 </text:p>
                  <text:p text:style-name="P22">pixel format is 32 bits ARGB8888.</text:p>
                  <text:p text:style-name="P22"/>
                </text:list-item>
                <text:list-item>
                  <text:p text:style-name="P22">Palette</text:p>
                  <text:p text:style-name="P22"/>
                  <text:p text:style-name="P22">UINT64 id - <text:s/>unique id of the palette</text:p>
                  <text:p text:style-name="P22"/>
                  <text:p text:style-name="P22">UINT16 table_size – number of entries in the color table</text:p>
                  <text:p text:style-name="P22"/>
                  <text:p text:style-name="P22"><text:span text:style-name="T2">UINT32[] color_table – each entry is RGB555 or RGB888 color depending on the current display area mode.</text:span> If <text:s/>display area mode color depth is 32, the effective format is <text:s/>RGB888. <text:s/>If <text:s/>display area mode color depth is 16 the effective format is <text:s/>RGB555.</text:p>
                  <text:p text:style-name="P22"/>
                </text:list-item>
                <text:list-item>
                  <text:p text:style-name="P22">Pixmap flags</text:p>
                  <text:p text:style-name="P22"/>
                  <text:p text:style-name="P22">PIXMAP_FLAG_PAL_CACHE_ME = 1</text:p>
                  <text:p text:style-name="P22">Instruct the client to add the palette to cache</text:p>
                  <text:p text:style-name="P22"/>
                  <text:p text:style-name="P22">PIXMAP_FLAG_PAL_FROM_CACHE = 2</text:p>
                  <text:p text:style-name="P22">Instruct the client to retrieve palette from cache.</text:p>
                  <text:p text:style-name="P22"/>
                  <text:p text:style-name="P22">PIXMAP_FLAG_TOP_DOWN = 4</text:p>
                  <text:p text:style-name="P22">Pixmap lines are ordered from top to bottom (i.e., line 0 is the highest line).</text:p>
                  <text:p text:style-name="P22"/>
                </text:list-item>
                <text:list-item>
                  <text:p text:style-name="P22">Pixmap</text:p>
                  <text:p text:style-name="P22"><text:soft-page-break/></text:p>
                  <text:p text:style-name="P22">UINT8 format – one of PIXMAP_FORMAT_?</text:p>
                  <text:p text:style-name="P22"/>
                  <text:p text:style-name="P22">UINT8 flags - <text:s/>combination of PIXMAP_FLAG_?</text:p>
                  <text:p text:style-name="P22"/>
                  <text:p text:style-name="P22">UINT32 width – width of the pixmap</text:p>
                  <text:p text:style-name="P22"/>
                  <text:p text:style-name="P22">UINT32 height – height of the pixmap</text:p>
                  <text:p text:style-name="P22"/>
                  <text:p text:style-name="P22">UINT32 stride – number of bytes to add for moving from the beginning of line n to the beginning <text:s/>of line n+1</text:p>
                </text:list-item>
              </text:list>
            </text:list-item>
          </text:list>
        </text:list-item>
      </text:list>
      <text:p text:style-name="P1"/>
      <text:p text:style-name="P1"><text:tab/><text:tab/>union {</text:p>
      <text:list xml:id="list881580879" text:continue-numbering="true" text:style-name="L1">
        <text:list-item>
          <text:list>
            <text:list-item>
              <text:list>
                <text:list-item>
                  <text:list>
                    <text:list-header>
                      <text:p text:style-name="P22">ADDRESS palette – address of the color palette. Must be zero if no color table is required for <text:span text:style-name="T3">format</text:span>.</text:p>
                      <text:p text:style-name="P22"/>
                    </text:list-header>
                  </text:list>
                </text:list-item>
              </text:list>
            </text:list-item>
          </text:list>
        </text:list-item>
      </text:list>
      <text:list xml:id="list1423848839" text:style-name="L14">
        <text:list-item>
          <text:list>
            <text:list-item>
              <text:list>
                <text:list-item>
                  <text:list>
                    <text:list-header>
                      <text:p text:style-name="P27">UINT64 palette_id – id of the palette, valid if FLAG_PAL_FROM_CACHE is set</text:p>
                    </text:list-header>
                  </text:list>
                </text:list-item>
              </text:list>
            </text:list-item>
          </text:list>
        </text:list-item>
      </text:list>
      <text:list xml:id="list2017026068" text:style-name="L15">
        <text:list-item>
          <text:list>
            <text:list-item>
              <text:list>
                <text:list-header>
                  <text:p text:style-name="P28">} </text:p>
                </text:list-header>
              </text:list>
            </text:list-item>
          </text:list>
        </text:list-item>
      </text:list>
      <text:list xml:id="list1567904543" text:continue-list="list881580879" text:style-name="L1">
        <text:list-item>
          <text:list>
            <text:list-item>
              <text:list>
                <text:list-header>
                  <text:p text:style-name="P22"/>
                  <text:p text:style-name="P22">ADDRESS data – address of line 0 of the pixmap.</text:p>
                  <text:p text:style-name="P22"/>
                </text:list-header>
              </text:list>
            </text:list-item>
            <text:list-item>
              <text:h text:style-name="P17" text:outline-level="1">LZ with palette</text:h>
              <text:p text:style-name="P22"/>
              <text:p text:style-name="P22">This section describes a data structure that is combination of a color palette and a compressed pixmap data. The pixmap is compressed using our implementation of LZSS algorithm (see next section). Each decoded pixel value is an index in the color palette.</text:p>
              <text:p text:style-name="P22"/>
              <text:list>
                <text:list-item>
                  <text:p text:style-name="P22">LZPalette Flags</text:p>
                  <text:p text:style-name="P22"/>
                  <text:p text:style-name="P22">LZPALETTE_FLAG_PAL_CACHE_ME<text:tab/><text:tab/>= 1</text:p>
                  <text:p text:style-name="P22">Instruct the client to add the palette to the cache</text:p>
                  <text:p text:style-name="P22"/>
                  <text:p text:style-name="P22">LZPALETTE_FLAG_PAL_FROM_CACHE<text:tab/>= 2</text:p>
                  <text:p text:style-name="P22">Instruct the client to retrieve palette from the cache.</text:p>
                  <text:p text:style-name="P22"/>
                  <text:p text:style-name="P22">LZPALETTE_FLAG_TOP_DOWN<text:tab/><text:tab/><text:tab/>= 4</text:p>
                  <text:p text:style-name="P22">pixmap lines are ordered from top to bottom (i.e. line 0 is the highest line).</text:p>
                </text:list-item>
              </text:list>
              <text:p text:style-name="P22"/>
              <text:list text:continue-numbering="true">
                <text:list-item>
                  <text:p text:style-name="P22">LZPalette </text:p>
                  <text:p text:style-name="P22"/>
                  <text:p text:style-name="P22">UINT8 flags – combination of LZPALETTE_FLAG_?</text:p>
                  <text:p text:style-name="P22"/>
                  <text:p text:style-name="P22">UINT32 data_size – size of compressed data</text:p>
                  <text:p text:style-name="P22"/>
                  <text:p text:style-name="P22">union {</text:p>
                </text:list-item>
              </text:list>
            </text:list-item>
          </text:list>
        </text:list-item>
      </text:list>
      <text:list xml:id="list1641408244" text:style-name="L16">
        <text:list-item>
          <text:list>
            <text:list-item>
              <text:list>
                <text:list-item>
                  <text:list>
                    <text:list-header>
                      <text:p text:style-name="P29">ADDRESS palette - address of the color palette (see Palette section in “Raw raster image”). Zero value is disallowed.</text:p>
                    </text:list-header>
                  </text:list>
                </text:list-item>
              </text:list>
            </text:list-item>
          </text:list>
        </text:list-item>
      </text:list>
      <text:list xml:id="list625812495" text:continue-list="list1567904543" text:style-name="L1">
        <text:list-item>
          <text:list>
            <text:list-item>
              <text:list>
                <text:list-item>
                  <text:list>
                    <text:list-header>
                      <text:p text:style-name="P22"><text:soft-page-break/></text:p>
                    </text:list-header>
                  </text:list>
                </text:list-item>
              </text:list>
            </text:list-item>
          </text:list>
        </text:list-item>
      </text:list>
      <text:list xml:id="list390191132" text:style-name="L17">
        <text:list-item>
          <text:list>
            <text:list-item>
              <text:list>
                <text:list-item>
                  <text:list>
                    <text:list-header>
                      <text:p text:style-name="P30">UINT64 palette_id - id of the palette, valid if FLAG_PAL_FROM_CACHE is set.</text:p>
                    </text:list-header>
                  </text:list>
                </text:list-item>
              </text:list>
            </text:list-item>
          </text:list>
        </text:list-item>
      </text:list>
      <text:list xml:id="list1598097857" text:continue-list="list625812495" text:style-name="L1">
        <text:list-item>
          <text:list>
            <text:list-item>
              <text:list>
                <text:list-header>
                  <text:p text:style-name="P22">}</text:p>
                  <text:p text:style-name="P22"/>
                  <text:p text:style-name="P22">UINT8[] data – compressed pixmap</text:p>
                </text:list-header>
              </text:list>
              <text:p text:style-name="P22"/>
            </text:list-item>
            <text:list-item>
              <text:h text:style-name="P17" text:outline-level="1">Spice Image</text:h>
              <text:p text:style-name="P22"/>
              <text:p text:style-name="P22">The following section describes Spice image. Spice image is used in various commands and data structures for representing a raster image. Spice image supports several compression types in addition to the raw mode: Quic, LZ and GLZ. Quic is a predictive coding algorithm. It is a generalization of SFALIC from gray-scale to color images withe addition of RLE encoding. By LZ we refer to the our implementation of the LZSS algorithm, which was adjusted for images in different formats. By GLZ we refer to an extension of LZ that allows it to use a dictionary that is based on a set of images and not just on the image being compressed.</text:p>
              <text:p text:style-name="P22"/>
              <text:list>
                <text:list-item>
                  <text:p text:style-name="P22">Image types</text:p>
                  <text:p text:style-name="P22"/>
                  <text:p text:style-name="P22">IMAGE_TYPE_PIXMAP <text:tab/><text:tab/>= 0</text:p>
                  <text:p text:style-name="P22">IMAGE_TYPE_QUIC <text:tab/><text:tab/>= 1</text:p>
                  <text:p text:style-name="P22">IMAGE_TYPE_LZ_PLT <text:tab/><text:tab/>= 100</text:p>
                  <text:p text:style-name="P22">IMAGE_TYPE_LZ_RGB <text:tab/><text:tab/>= 101</text:p>
                  <text:p text:style-name="P22">IMAGE_TYPE_GLZ_RGB <text:tab/><text:tab/>= 102</text:p>
                  <text:p text:style-name="P22">IMAGE_TYPE_FROM_CACHE<text:tab/>= 103</text:p>
                  <text:p text:style-name="P22"/>
                </text:list-item>
                <text:list-item>
                  <text:p text:style-name="P22">Image flags</text:p>
                  <text:p text:style-name="P22"/>
                  <text:p text:style-name="P22">IMAGE_FLAG_CACHE_ME = 1, this flag instruct the client to add the image to image cache, cache key is ImageDescriptor.id (see below).</text:p>
                </text:list-item>
              </text:list>
            </text:list-item>
          </text:list>
        </text:list-item>
      </text:list>
      <text:p text:style-name="P1"/>
      <text:list xml:id="list1878424332" text:continue-numbering="true" text:style-name="L1">
        <text:list-item>
          <text:list>
            <text:list-item>
              <text:list>
                <text:list-item>
                  <text:p text:style-name="P22">ImageDescriptor</text:p>
                  <text:p text:style-name="P22"/>
                  <text:p text:style-name="P22">UINT64 id – unique id of the image</text:p>
                  <text:p text:style-name="P22"/>
                  <text:p text:style-name="P22">UINT8 type – type of the image. One of IMAGE_TYPE_?</text:p>
                  <text:p text:style-name="P22"/>
                  <text:p text:style-name="P22">UINT8 flags - <text:s/>any combination of IMAGE_FLAG_?</text:p>
                  <text:p text:style-name="P22"/>
                  <text:p text:style-name="P22">UINT32 width - <text:s/>width of the image</text:p>
                  <text:p text:style-name="P22"/>
                  <text:p text:style-name="P22">UINT32 height - <text:s/>height of the image</text:p>
                  <text:p text:style-name="P22"/>
                </text:list-item>
                <text:list-item>
                  <text:p text:style-name="P22">Image data</text:p>
                  <text:p text:style-name="P22"/>
                  <text:p text:style-name="P22">Image data follows ImageDescriptor and its content depends on ImageDescriptor.type:</text:p>
                  <text:p text:style-name="P22"/>
                  <text:p text:style-name="P22"><text:soft-page-break/>In case of PIXMAP – content is Pixmap.</text:p>
                  <text:p text:style-name="P22"/>
                  <text:p text:style-name="P22">In case of QUIC – content is Quic compressed image. Data begins with <text:s text:c="2"/>the size of the compressed data, represented by UINT32, <text:s/>followed by the compressed data.</text:p>
                  <text:p text:style-name="P22"/>
                  <text:p text:style-name="P22">In case of LZ_PLT – content is <text:s/>LZPalette.</text:p>
                  <text:p text:style-name="P22"/>
                  <text:p text:style-name="P22">In case of LZ_RGB – content is LZ_RGB <text:s/>– LZ encoding of an RGB image. Data begins with <text:s/>the size of the compressed data, represented by UINT32, followed by the compressed data.</text:p>
                  <text:p text:style-name="P22"/>
                  <text:p text:style-name="P22">In case of GLZ_RGB – content is GLZ_RGB – GLZ encoding of an RGB image. Data begins with the size of the compressed data, represented by UINT32, , <text:s/>followed by the compressed data.</text:p>
                  <text:p text:style-name="P22"/>
                  <text:p text:style-name="P22">In case of FROM_CACHE – <text:s/>No image data. The client should use ImageDescriptor.id to retrieve the relevant image from cache.</text:p>
                  <text:p text:style-name="P22"/>
                </text:list-item>
              </text:list>
            </text:list-item>
            <text:list-item>
              <text:h text:style-name="P17" text:outline-level="1">Glyph String</text:h>
              <text:p text:style-name="P22"/>
              <text:p text:style-name="P22">Glyph string defines an array of glyphs for rendering. Glyphs in a string can be in A1, A4 or A8 <text:s/>format (i.e., 1bpp, 4bpp, or 8bpp alpha mask). Every glyph contains its rendering position on the destination draw area.</text:p>
              <text:list>
                <text:list-header>
                  <text:p text:style-name="P22"/>
                </text:list-header>
                <text:list-item>
                  <text:p text:style-name="P22">RasterGlyph</text:p>
                  <text:p text:style-name="P22"/>
                  <text:p text:style-name="P22">POINT render_pos – location of the glyph on the draw area</text:p>
                  <text:p text:style-name="P22"/>
                  <text:p text:style-name="P22">POINT glyph_origin– origin of the glyph. The origin is relative to the upper left corner of the draw area. Positive value on x axis advances leftward and <text:s/>positive value on y axis advances upward.</text:p>
                  <text:p text:style-name="P22"/>
                  <text:p text:style-name="P22">UINT16 width - <text:s/>glyph's width</text:p>
                  <text:p text:style-name="P22"/>
                  <text:p text:style-name="P22">UINT16 height - <text:s/>glyph's height</text:p>
                  <text:p text:style-name="P22"/>
                  <text:p text:style-name="P22">UINT8[] data – alpha mask of the glyph. Actual mask data depends on the glyph string's flags. If the format is A1 then the line stride is ALIGN(width, 8) / 8. If the format is A4, <text:s/>the line stride is ALIGN(width, 2) / 2. If the format is A8, <text:s/>the line stride is width.</text:p>
                  <text:p text:style-name="P22"/>
                </text:list-item>
                <text:list-item>
                  <text:p text:style-name="P22">Glyph String flags</text:p>
                  <text:p text:style-name="P22"/>
                  <text:p text:style-name="P22">GLYPH_STRING_FLAG_RASTER_A1 <text:tab/><text:tab/><text:tab/>= 1</text:p>
                  <text:p text:style-name="P22">Glyphs type is 1bpp alpha value (i.e., 0 is transparent 1 is opaque)</text:p>
                  <text:p text:style-name="P22"/>
                  <text:p text:style-name="P22">GLYPH_STRING_FLAG_RASTER_A4 <text:tab/><text:tab/><text:tab/>= 2</text:p>
                  <text:p text:style-name="P22">Glyphs type is 4bpp alpha value (i.e., 0 is transparent 16 is opaque)</text:p>
                  <text:p text:style-name="P22"><text:soft-page-break/></text:p>
                  <text:p text:style-name="P22">GLYPH_STRING_FLAG_RASTER_A8 <text:tab/><text:tab/><text:tab/>= 4</text:p>
                  <text:p text:style-name="P22">Glyphs type is 4bpp alpha value (i.e., 0 is transparent 256 is opaque)</text:p>
                  <text:p text:style-name="P22"/>
                  <text:p text:style-name="P22">GLYPH_STRING_FLAG_RASTER_TOP_DOWN <text:tab/>= 8</text:p>
                  <text:p text:style-name="P22">Line 0 is the top line of the mask</text:p>
                  <text:p text:style-name="P22"/>
                </text:list-item>
                <text:list-item>
                  <text:p text:style-name="P22">GlyphString</text:p>
                  <text:p text:style-name="P22"/>
                  <text:p text:style-name="P22">UINT16 length - number of glyphs</text:p>
                  <text:p text:style-name="P22">UINT16 flags – combination of GLYPH_STRING_FLAG_?</text:p>
                  <text:p text:style-name="P22">UINT8[] data - glyphs</text:p>
                  <text:p text:style-name="P22"/>
                </text:list-item>
              </text:list>
            </text:list-item>
            <text:list-item>
              <text:h text:style-name="P17" text:outline-level="1">Data Types</text:h>
              <text:p text:style-name="P22"/>
              <text:list>
                <text:list-item>
                  <text:p text:style-name="P22">RectList</text:p>
                  <text:p text:style-name="P22"/>
                  <text:p text:style-name="P22">UINT32 count – number of RECT items in rects</text:p>
                  <text:p text:style-name="P22"/>
                  <text:p text:style-name="P22">RECT[] rects – array of &lt;count&gt; RECT</text:p>
                  <text:p text:style-name="P22"/>
                </text:list-item>
                <text:list-item>
                  <text:p text:style-name="P22">Path segment flags</text:p>
                  <text:p text:style-name="P22"/>
                  <text:p text:style-name="P22">PATH_SEGMENT_FLAG_BEGIN <text:tab/><text:tab/>= 1</text:p>
                  <text:p text:style-name="P22">this segment begins a new path</text:p>
                  <text:p text:style-name="P22"/>
                  <text:p text:style-name="P22">PATH_SEGMENT_FLAG_END <text:tab/><text:tab/>= 2</text:p>
                  <text:p text:style-name="P22">this segment ends the current path</text:p>
                  <text:p text:style-name="P22"/>
                  <text:p text:style-name="P22">PATH_SEGMENT_FLAG_CLOSE <text:tab/>= 8</text:p>
                  <text:p text:style-name="P22">this segment closes the path and is invalid if PATH_SEGMENT_FLAG_END is not set</text:p>
                  <text:p text:style-name="P22"/>
                  <text:p text:style-name="P22">PATH_SEGMENT_FLAG_BEZIER <text:tab/>= 16</text:p>
                  <text:p text:style-name="P22">this segment content is a Bezier curve</text:p>
                  <text:p text:style-name="P22"/>
                </text:list-item>
                <text:list-item>
                  <text:p text:style-name="P22">PathSeg</text:p>
                  <text:p text:style-name="P22"/>
                  <text:p text:style-name="P22">UINT32 flags – any combination of PATH_SEGMENT_FLAG_? <text:s/></text:p>
                  <text:p text:style-name="P22"/>
                  <text:p text:style-name="P22">UINT32 count – number of points in the segment</text:p>
                  <text:p text:style-name="P22"/>
                  <text:p text:style-name="P22">POINTFIX[] points – segment points</text:p>
                  <text:p text:style-name="P22"/>
                </text:list-item>
                <text:list-item>
                  <text:p text:style-name="P22">PathSegList</text:p>
                  <text:p text:style-name="P22"/>
                  <text:p text:style-name="P22">List of PathSeg items. End of the list is reached if the sum of all previous PathSegs' sizes is equal to <text:s/>list_size. Address of next segment is the address of <text:soft-page-break/>PathSeg.points[PathSeg.count]</text:p>
                  <text:p text:style-name="P22"/>
                  <text:p text:style-name="P22">UINT32 list_size – total size of in bytes of all PathSegs in the list,</text:p>
                  <text:p text:style-name="P22"/>
                  <text:p text:style-name="P22">PathSeg seg0 – first path segment.</text:p>
                  <text:p text:style-name="P22"/>
                </text:list-item>
                <text:list-item>
                  <text:p text:style-name="P22">Clip types</text:p>
                  <text:p text:style-name="P22"/>
                  <text:p text:style-name="P22">CLIP_TYPE_NONE <text:tab/><text:tab/>= 0</text:p>
                  <text:p text:style-name="P22">no clipping</text:p>
                  <text:p text:style-name="P22"/>
                  <text:p text:style-name="P22">CLIP_TYPE_RECTS<text:tab/><text:tab/>= 1</text:p>
                  <text:p text:style-name="P22">data is RectList <text:span text:style-name="T1">and</text:span> union of all rectangles in RectList is the effective clip</text:p>
                  <text:p text:style-name="P22"/>
                  <text:p text:style-name="P22">CLIP_TYPE_PATH<text:tab/><text:tab/>= 2</text:p>
                  <text:p text:style-name="P22">data is PathSegList and the figure described by PathSegList is the effective clip</text:p>
                  <text:p text:style-name="P22"/>
                </text:list-item>
                <text:list-item>
                  <text:p text:style-name="P22">Clip</text:p>
                  <text:p text:style-name="P22"/>
                  <text:p text:style-name="P22">UIN32 type – one of CLIP_TYPE_?</text:p>
                  <text:p text:style-name="P22"/>
                  <text:p text:style-name="P22">ADDRESS data – address of clip data. The content depends on &lt;type&gt;</text:p>
                  <text:p text:style-name="P22"/>
                </text:list-item>
                <text:list-item>
                  <text:p text:style-name="P22">Mask flags</text:p>
                  <text:p text:style-name="P22"/>
                  <text:p text:style-name="P22">MASK_FLAG_INVERS <text:tab/>= 1, the effective mask is the inverse of the mask</text:p>
                  <text:p text:style-name="P22"/>
                </text:list-item>
                <text:list-item>
                  <text:p text:style-name="P22">Mask</text:p>
                  <text:p text:style-name="P22"/>
                  <text:p text:style-name="P22">UINT8 flags – flags of the mask, combination of MASK_FLAG_?</text:p>
                  <text:p text:style-name="P22"/>
                  <text:p text:style-name="P22">POINT position - origin of the mask in bitmap coordinates</text:p>
                  <text:p text:style-name="P22"/>
                  <text:p text:style-name="P22">ADDRESS bitmap – address of the mask's image, the format of the image must be 1bpp. If the bitmap is zero then no masking operation needs to be preformed.</text:p>
                  <text:p text:style-name="P22"/>
                </text:list-item>
              </text:list>
            </text:list-item>
          </text:list>
        </text:list-item>
      </text:list>
      <text:list xml:id="list1618167596" text:style-name="L18">
        <text:list-item>
          <text:list>
            <text:list-item>
              <text:list>
                <text:list-item>
                  <text:list>
                    <text:list-item>
                      <text:list>
                        <text:list-item>
                          <text:list>
                            <text:list-header>
                              <text:p text:style-name="P47">In all rendering commands, the mask must be big enough to cover the destination rectangle</text:p>
                            </text:list-header>
                          </text:list>
                        </text:list-item>
                      </text:list>
                    </text:list-item>
                  </text:list>
                </text:list-item>
              </text:list>
            </text:list-item>
          </text:list>
        </text:list-item>
      </text:list>
      <text:list xml:id="list402191556" text:continue-list="list1878424332" text:style-name="L1">
        <text:list-item>
          <text:list>
            <text:list-item>
              <text:list>
                <text:list-header>
                  <text:p text:style-name="P22"/>
                </text:list-header>
                <text:list-item>
                  <text:p text:style-name="P22">Brush types</text:p>
                  <text:p text:style-name="P22"/>
                  <text:p text:style-name="P22">BRUSH_TYPE_NONE<text:tab/>= 0, the brush is invalid.</text:p>
                  <text:p text:style-name="P22">BRUSH_TYPE_SOLID<text:tab/>= 1, the brush is solid RGB color</text:p>
                  <text:p text:style-name="P22">BRUSH_TYPE_PATTERN<text:tab/>= 2, the brush is a pattern.</text:p>
                  <text:p text:style-name="P22"/>
                </text:list-item>
                <text:list-item>
                  <text:p text:style-name="P22">Pattern</text:p>
                  <text:p text:style-name="P22"/>
                  <text:p text:style-name="P22">ADDRESS image – address of the pattern's Image</text:p>
                  <text:p text:style-name="P22"/>
                  <text:p text:style-name="P22"><text:soft-page-break/>POINT position – origin coordinates of the pattern in the image</text:p>
                  <text:p text:style-name="P22"/>
                </text:list-item>
                <text:list-item>
                  <text:p text:style-name="P22">Brush</text:p>
                  <text:p text:style-name="P22"/>
                  <text:p text:style-name="P22">UINT32 type – one of BRUSH_TYPE_?</text:p>
                  <text:p text:style-name="P22"/>
                  <text:p text:style-name="P22">Union {</text:p>
                  <text:p text:style-name="P22"/>
                  <text:list>
                    <text:list-header>
                      <text:p text:style-name="P22">UINT32 color – RGB color. The format of the color depends on current draw area mode.</text:p>
                    </text:list-header>
                  </text:list>
                  <text:p text:style-name="P22"/>
                  <text:list text:continue-numbering="true">
                    <text:list-header>
                      <text:p text:style-name="P22">Pattern pattern;</text:p>
                    </text:list-header>
                  </text:list>
                  <text:p text:style-name="P22">}</text:p>
                  <text:p text:style-name="P22"/>
                </text:list-item>
                <text:list-item>
                  <text:p text:style-name="P22">Image scale mode</text:p>
                  <text:p text:style-name="P22"/>
                  <text:p text:style-name="P22">The following defines the method for scaling image</text:p>
                  <text:p text:style-name="P22"/>
                  <text:p text:style-name="P22">IMAGE_SCALE_INTERPOLATE <text:tab/><text:tab/>= 0</text:p>
                  <text:p text:style-name="P22">The client is allowed to INTERPOLATE pixel color.</text:p>
                  <text:p text:style-name="P22"/>
                  <text:p text:style-name="P22">IMAGE_SCALE_NEAREST <text:tab/><text:tab/>= 1</text:p>
                  <text:p text:style-name="P22">The client must use the nearest pixel.</text:p>
                  <text:p text:style-name="P22"/>
                </text:list-item>
                <text:list-item>
                  <text:p text:style-name="P22">LineAtrr flags <text:s/></text:p>
                </text:list-item>
              </text:list>
            </text:list-item>
          </text:list>
        </text:list-item>
      </text:list>
      <text:p text:style-name="P1"/>
      <text:list xml:id="list2159049571" text:continue-numbering="true" text:style-name="L1">
        <text:list-item>
          <text:list>
            <text:list-item>
              <text:list>
                <text:list-header>
                  <text:p text:style-name="P22">LINE_ATTR_FLAG_START_WITH_GAP <text:tab/>= 4</text:p>
                  <text:p text:style-name="P22">first style segment if gap (i.e.<text:span text:style-name="T1">,</text:span> foreground)</text:p>
                  <text:p text:style-name="P22"/>
                </text:list-header>
              </text:list>
            </text:list-item>
          </text:list>
        </text:list-item>
      </text:list>
      <text:p text:style-name="P1"><text:tab/><text:tab/>LINE_ATTR_FLAG_STYLED <text:tab/><text:tab/><text:tab/>= 8</text:p>
      <text:list xml:id="list1998970373" text:continue-numbering="true" text:style-name="L1">
        <text:list-item>
          <text:list>
            <text:list-item>
              <text:list>
                <text:list-header>
                  <text:p text:style-name="P22">style member of LineAtrr is valid and contains effective line style for the rendering operation.</text:p>
                </text:list-header>
              </text:list>
            </text:list-item>
          </text:list>
        </text:list-item>
      </text:list>
      <text:p text:style-name="P1"/>
      <text:list xml:id="list1272466842" text:continue-numbering="true" text:style-name="L1">
        <text:list-item>
          <text:list>
            <text:list-item>
              <text:list>
                <text:list-item>
                  <text:p text:style-name="P22">LineAtrr join style</text:p>
                  <text:p text:style-name="P22"/>
                  <text:p text:style-name="P22">LINE_ATTR_JOIN_ROUND <text:tab/>= 0</text:p>
                  <text:p text:style-name="P22">LINE_ATTR_JOIN_BEVEL <text:tab/>= 1</text:p>
                  <text:p text:style-name="P22">LINE_ATTR_JOIN_MITER <text:tab/>= 2</text:p>
                  <text:p text:style-name="P22"/>
                </text:list-item>
                <text:list-item>
                  <text:p text:style-name="P22">LineAtrr cap style</text:p>
                  <text:p text:style-name="P22"/>
                  <text:p text:style-name="P22">LINE_ATTR_CAP_ROUND <text:tab/>= 0</text:p>
                  <text:p text:style-name="P22">LINE_ATTR_CAP_SQUARE <text:tab/>= 1</text:p>
                  <text:p text:style-name="P22">LINE_ATTR_CAP_BUTT <text:tab/><text:tab/>= 2</text:p>
                  <text:p text:style-name="P22"/>
                </text:list-item>
                <text:list-item>
                  <text:p text:style-name="P22">LineAttr</text:p>
                  <text:p text:style-name="P22"/>
                  <text:p text:style-name="P22">UINT8 flags – combination of LINE_ATTR_?</text:p>
                  <text:p text:style-name="P22"/>
                  <text:p text:style-name="P22"><text:soft-page-break/>UINT8 join_style – one of LINE_ATTR_JOIN_?</text:p>
                  <text:p text:style-name="P22"/>
                  <text:p text:style-name="P22">UINT8 cap_style - one of LINE_ATTR_CAP_?</text:p>
                  <text:p text:style-name="P22"/>
                  <text:p text:style-name="P22">UINT8 style_num_segments – number of style segments in line style</text:p>
                  <text:p text:style-name="P22"/>
                  <text:p text:style-name="P22">FIXED28_4 width – width of the line in pixels</text:p>
                  <text:p text:style-name="P22"/>
                  <text:p text:style-name="P22">FIXED28_4 miter_limit – miter limit in pixels</text:p>
                  <text:p text:style-name="P22"/>
                  <text:p text:style-name="P22">ADDRESS style – address of line style</text:p>
                  <text:p text:style-name="P22">line style is array of FIXED28_4. The array defines segments that each represents length of <text:s/>foreground or background pixels in the style. If FLAG_START_WITH_GAP is defined then the first segment in the style is <text:s/>background, otherwise it is foreground. Renderer uses <text:s/>this array of segments repeatedly during rendering operation.</text:p>
                  <text:p text:style-name="P22"/>
                </text:list-item>
              </text:list>
            </text:list-item>
            <text:list-item>
              <text:h text:style-name="P17" text:outline-level="1">Rendering command</text:h>
              <text:p text:style-name="P22"/>
              <text:list>
                <text:list-item>
                  <text:p text:style-name="P22">RedDrawBase</text:p>
                  <text:p text:style-name="P22"/>
                  <text:p text:style-name="P22">Common field to all rendering command </text:p>
                  <text:p text:style-name="P22"/>
                  <text:p text:style-name="P22">RECT bounding_box – the affected area on the display area</text:p>
                  <text:p text:style-name="P22"/>
                  <text:p text:style-name="P22">Clip clip – the effective clip to set before rendering a command</text:p>
                  <text:p text:style-name="P22"/>
                </text:list-item>
                <text:list-item>
                  <text:p text:style-name="P22">RED_DISPLAY_COPY_BITS</text:p>
                  <text:p text:style-name="P22"/>
                  <text:p text:style-name="P22">RedDrawBase</text:p>
                  <text:p text:style-name="P22">POINT source_position</text:p>
                  <text:p text:style-name="P22"/>
                  <text:p text:style-name="P22">Copy bits from the draw area to bounding_box on the draw area. Source area left top corner is source_position and its height and width is equal to bounding_box height and width. Source and <text:s/>destination rectangles can overlap.</text:p>
                  <text:p text:style-name="P22"/>
                </text:list-item>
                <text:list-item>
                  <text:p text:style-name="P22">RED_DISPLAY_DRAW_FILL</text:p>
                  <text:p text:style-name="P22"/>
                  <text:p text:style-name="P22">RedDrawBase</text:p>
                  <text:p text:style-name="P22">Brush brush</text:p>
                  <text:p text:style-name="P22">UINT16 rop_descriptor</text:p>
                  <text:p text:style-name="P22">Mask mask</text:p>
                  <text:p text:style-name="P22"/>
                  <text:p text:style-name="P22">Fill <text:s/>bounding_box using brush as the fill pattern and rop_descriptor instructions. If the mask is valid, it will limit the modified area (i.e., only pixels on the destination area that their corresponding bits are set will be affected).</text:p>
                  <text:p text:style-name="P22"/>
                </text:list-item>
                <text:list-item>
                  <text:p text:style-name="P22">RED_DISPLAY_DRAW_OPAQUE</text:p>
                  <text:p text:style-name="P22"><text:soft-page-break/></text:p>
                  <text:p text:style-name="P22">RedDrawBase</text:p>
                  <text:p text:style-name="P22">ADDRESS source_image</text:p>
                  <text:p text:style-name="P22">RECT source_area</text:p>
                  <text:p text:style-name="P22">Brush brush</text:p>
                  <text:p text:style-name="P22">UINT16 rop_descriptor</text:p>
                  <text:p text:style-name="P22">UINT8 scale_mode</text:p>
                  <text:p text:style-name="P22">Mask mask</text:p>
                  <text:p text:style-name="P22"/>
                  <text:p text:style-name="P22">Combine pixels from source_area in source_image with the brush's pattern using <text:s/>rop_descriptor instructions. The result image will be rendered into bounding_box. In case scaling of source image is required it will be performed according to scale_mode <text:span text:style-name="T2">and before the combination with brush pixels.</text:span> If mask is valid it will limit the modified area.</text:p>
                  <text:p text:style-name="P22"/>
                </text:list-item>
                <text:list-item>
                  <text:p text:style-name="P37">RED_DISPLAY_DRAW_COPY</text:p>
                  <text:p text:style-name="P22"/>
                  <text:p text:style-name="P22">RedDrawBase</text:p>
                  <text:p text:style-name="P22">ADDRESS source_image</text:p>
                  <text:p text:style-name="P22">RECT source_area</text:p>
                  <text:p text:style-name="P22">UINT16 rop_descriptor</text:p>
                  <text:p text:style-name="P22">UINT8 scale_mode</text:p>
                  <text:p text:style-name="P22">Mask mask</text:p>
                  <text:p text:style-name="P22"/>
                  <text:p text:style-name="P22">Copy pixels from source_area in source_image to bounding_box using rop_descriptor instructions. <text:span text:style-name="T2">In case scaling of source image is required it will be performed according to scale_mode and before the copying to the draw area.</text:span> If mask is valid it will limit the modified area. </text:p>
                  <text:p text:style-name="P22"/>
                </text:list-item>
                <text:list-item>
                  <text:p text:style-name="P22">RED_DISPLAY_DRAW_BLEND</text:p>
                  <text:p text:style-name="P22"/>
                  <text:p text:style-name="P22">RedDrawBase</text:p>
                  <text:p text:style-name="P22">ADDRESS source_image</text:p>
                  <text:p text:style-name="P22">RECT source_area</text:p>
                  <text:p text:style-name="P22">UINT16 rop_descriptor</text:p>
                  <text:p text:style-name="P22">UINT8 scale_mode</text:p>
                  <text:p text:style-name="P22">Mask mask</text:p>
                  <text:p text:style-name="P22"/>
                  <text:p text:style-name="P22">Mixing pixels from source_area in source_image with bounding_box pixels on the <text:s/>draw area using rop_descriptor instructions. In case scaling of source image is required it will be performed according to scale_mode<text:span text:style-name="T2"> and before the mixing with the draw area.</text:span> If mask is valid it will limit the modified area.</text:p>
                  <text:p text:style-name="P22"/>
                </text:list-item>
                <text:list-item>
                  <text:p text:style-name="P22">RED_DISPLAY_DRAW_BLACKNESS</text:p>
                  <text:p text:style-name="P22"/>
                  <text:p text:style-name="P22">RedDrawBase</text:p>
                  <text:p text:style-name="P22">Mask mask</text:p>
                  <text:p text:style-name="P22"/>
                  <text:p text:style-name="P22">Fill bounding_box with black pixels. If mask is valid it will limit the modified area.</text:p>
                  <text:p text:style-name="P22"><text:soft-page-break/></text:p>
                </text:list-item>
                <text:list-item>
                  <text:p text:style-name="P22">RED_DISPLAY_DRAW_WHITENESS</text:p>
                  <text:p text:style-name="P22"/>
                  <text:p text:style-name="P22">RedDrawBase</text:p>
                  <text:p text:style-name="P22">Mask mask</text:p>
                  <text:p text:style-name="P22"/>
                  <text:p text:style-name="P22">Fill bounding_box with white pixels. If mask is valid it will limit the modified area.</text:p>
                  <text:p text:style-name="P22"/>
                </text:list-item>
                <text:list-item>
                  <text:p text:style-name="P22">RED_DISPLAY_DRAW_INVERS</text:p>
                  <text:p text:style-name="P22"/>
                  <text:p text:style-name="P22">RedDrawBase</text:p>
                  <text:p text:style-name="P22">Mask mask</text:p>
                  <text:p text:style-name="P22"/>
                  <text:p text:style-name="P22">Inverse all pixels in bounding_box. If mask is valid it will limit the modified area.</text:p>
                  <text:p text:style-name="P22"/>
                </text:list-item>
                <text:list-item>
                  <text:p text:style-name="P22">RED_DISPLAY_DRAW_ROP3</text:p>
                  <text:p text:style-name="P22"/>
                  <text:p text:style-name="P22">RedDrawBase</text:p>
                  <text:p text:style-name="P22">ADDRESS source_image</text:p>
                  <text:p text:style-name="P22">RECT source_area</text:p>
                  <text:p text:style-name="P22">Brush brush</text:p>
                  <text:p text:style-name="P22">UINT8 rop3</text:p>
                  <text:p text:style-name="P22">UINT8 scale_mode</text:p>
                  <text:p text:style-name="P22">Mask mask</text:p>
                  <text:p text:style-name="P22"/>
                  <text:p text:style-name="P22">Mix pixels from source_area in source_image, bounding_box pixels in the draw area, and the brush pattern. The method for mixing three pixels into the destination area (i.e., bounding_box) is defined by rop3 (i.e., <text:span text:style-name="Emphasis">ternary raster operations)</text:span>. In case scaling of source image is required it will be performed according to scale_mode <text:span text:style-name="T2">and before the </text:span><text:span text:style-name="T2">mixing. If </text:span>mask is valid it will limit the modified area.</text:p>
                  <text:p text:style-name="P22"/>
                </text:list-item>
                <text:list-item>
                  <text:p text:style-name="P22">RED_DISPLAY_DRAW_TRANSPARENT</text:p>
                  <text:p text:style-name="P22"/>
                  <text:p text:style-name="P22">RedDrawBase</text:p>
                  <text:p text:style-name="P22">ADDRESS source_image</text:p>
                  <text:p text:style-name="P22">RECT source_area</text:p>
                  <text:p text:style-name="P22">UINT32 transparent_color</text:p>
                  <text:p text:style-name="P22">UINT32 transparent _true_color</text:p>
                  <text:p text:style-name="P22"/>
                  <text:p text:style-name="P22">Copy pixels from source_area on source_image to <text:s/>bounding_box on the draw area. In case scaling of source image is required <text:s/>it will use IMAGE_SCALE_NEAREST. Pixels with value equal to the transparent color will be masked out. Transparent color is provided in two forms: true color (i.e., RGB888) and <text:s/>the color in the original format (i.e., before compression) .</text:p>
                  <text:p text:style-name="P22"/>
                </text:list-item>
                <text:list-item>
                  <text:p text:style-name="P22">RED_DISPLAY_DRAW_ALPHA_BLEND</text:p>
                  <text:p text:style-name="P22"/>
                  <text:p text:style-name="P22">RedDrawBase</text:p>
                  <text:p text:style-name="P22">UINT8 alpha</text:p>
                  <text:p text:style-name="P22"><text:soft-page-break/>ADDRESS source_image</text:p>
                  <text:p text:style-name="P22">RECT source_area</text:p>
                  <text:p text:style-name="P22"/>
                  <text:p text:style-name="P22">Alpha blend source_area of source_image on <text:s/>bounding_box of draw area using alpha value or alternatively per pixel alpha value. <text:s/>In case scaling of source image is required, it will use IMAGE_SCALE_INTERPOLATE mode. Alpha value is defined as 0 is full transparency and 255 is full opacity. Format of source image can be <text:span text:style-name="T2">pre-multiplied ARGB8888</text:span> for per pixel alpha value.</text:p>
                  <text:p text:style-name="P37"/>
                  <text:p text:style-name="P37">New RGB color is defined as:</text:p>
                  <text:p text:style-name="P37">color' = <text:s text:c="2"/>(source_color * <text:s/>alpha) <text:s/>/ <text:s/>255</text:p>
                  <text:p text:style-name="P37">alpha' = <text:s text:c="2"/>(source_alpha * <text:s/>alpha) <text:s/>/ <text:s/>255</text:p>
                  <text:p text:style-name="P37">new_color = color' + ((255 - alpha' ) * destination_color) / 255</text:p>
                  <text:p text:style-name="P37"><text:s/></text:p>
                </text:list-item>
                <text:list-item>
                  <text:p text:style-name="P22">RED_DISPLAY_DRAW_STROKE</text:p>
                  <text:p text:style-name="P22"/>
                  <text:p text:style-name="P22">RedDrawBase</text:p>
                  <text:p text:style-name="P22">ADDRESS path – address of the PathSegList that defines the path to render</text:p>
                  <text:p text:style-name="P22">LineAttr attr</text:p>
                  <text:p text:style-name="P22">Bush brush</text:p>
                  <text:p text:style-name="P22">UINT16 fore_mode - <text:s/>foreground rop_descriptor</text:p>
                  <text:p text:style-name="P22">UINT16 back_mode – background rop_descriptor</text:p>
                  <text:p text:style-name="P22"/>
                  <text:p text:style-name="P22">Render path using brush line attribute and rop descriptors. If the line is styled (i.e., LINE_ATTR_FLAG_STYLED is set in attr.falgs) then background (i.e., inverse of the style) is drawn using back_mode and the foreground is drawn using fore_mode. If the line is not <text:s/>styled, the entire path is rendered using fore_mode.</text:p>
                  <text:p text:style-name="P22"/>
                </text:list-item>
                <text:list-item>
                  <text:p text:style-name="P22">RED_DISPLAY_DRAW_TEXT</text:p>
                  <text:p text:style-name="P22"/>
                  <text:p text:style-name="P22">RedDrawBase</text:p>
                  <text:p text:style-name="P22">ADDRESS string – address of GlyphString</text:p>
                  <text:p text:style-name="P22">RECT back_area</text:p>
                  <text:p text:style-name="P22">Brush fore_brush</text:p>
                  <text:p text:style-name="P22">Brush back_brush</text:p>
                  <text:p text:style-name="P22">UINT16 fore_mode</text:p>
                  <text:p text:style-name="P22">UINT16 back_mode</text:p>
                  <text:p text:style-name="P22"/>
                  <text:p text:style-name="P22">Render string of glyph on the display area using brush fore_brush and the rop_descriptor </text:p>
                  <text:p text:style-name="P22">fore_mode. If back_area is not empty the renderer fill back_area on the display area prior to rendering the glyph string. back_area is <text:s/>filled using back_brush and the rop_descriptor back_mode.</text:p>
                </text:list-item>
              </text:list>
              <text:p text:style-name="P22"/>
            </text:list-item>
            <text:list-item>
              <text:h text:style-name="P17" text:outline-level="1">Video streaming commands</text:h>
              <text:p text:style-name="P22"/>
              <text:p text:style-name="P22">Spice supports the creation of video streams by the server for rendering video content on the client display area. <text:s/>Unlike other rendering commands, the stream data can <text:s/>be compressed <text:soft-page-break/>using lossy or video specific compression algorithms. It is not required to render video frames as they arrive and it is also allowed to drop video frames. This enables using video frames buffering for having smoother playback and audio synchronization. Audio <text:s/>synchronization is achieved by <text:s/>using time stamp that is attached to audio and video streams. By using video streaming the network traffic can be dramatically reduced. When the stream is created, the server sends create message using RED_DISPLAY_STREAM_CREATE. After the server creates a stream he can send data using RED_DISPLAY_STREAM_DATA, or set new stream clipping by sending clip message using RED_DISPLAY_STREAM_CLIP. Once the server no longer needs the stream, he can send destroy command using RED_DISPLAY_STREAM_DESTROY. The server can also destroy all active streams by sending destroy all message using RED_DISPLAY_STREAM_DESTROY_ALL.</text:p>
              <text:p text:style-name="P22"/>
              <text:list>
                <text:list-item>
                  <text:p text:style-name="P22">Stream flags</text:p>
                  <text:p text:style-name="P22"/>
                  <text:p text:style-name="P22">STREAM_FLAG_TOP_DOWN = 1, stream frame line order is from top to bottom</text:p>
                  <text:p text:style-name="P22"/>
                </text:list-item>
                <text:list-item>
                  <text:p text:style-name="P22">Codec types</text:p>
                  <text:p text:style-name="P22"/>
                  <text:p text:style-name="P22">STREAM_CODEC_TYPE_MJPEG = 1, this stream uses motion JPEG <text:s/>codec</text:p>
                  <text:p text:style-name="P22"/>
                </text:list-item>
                <text:list-item>
                  <text:p text:style-name="P22">RED_DISPLAY_STREAM_CREATE, <text:s/>RedStreamCreate</text:p>
                  <text:p text:style-name="P22"/>
                  <text:p text:style-name="P22">UINT32 id – id of the new stream. It is the server's responsibility to manage stream ids </text:p>
                  <text:p text:style-name="P22"/>
                  <text:p text:style-name="P22">UINT32 flags – flags of the stream, any combination of STREAM_FLAG_?</text:p>
                  <text:p text:style-name="P22"/>
                  <text:p text:style-name="P22">UINT32 codec_type – type of codec used for this stream, one of STREAM_CODEC_TYPE_?</text:p>
                  <text:p text:style-name="P37"/>
                  <text:p text:style-name="P37">UINT64 reserved – must be zero </text:p>
                  <text:p text:style-name="P37"/>
                  <text:p text:style-name="P37">UINT32 stream_width - width of the source frame.</text:p>
                  <text:p text:style-name="P37"/>
                  <text:p text:style-name="P22">UINT32 stream_height - height of the source frame</text:p>
                  <text:p text:style-name="P22"/>
                  <text:p text:style-name="P22">UINT32 source_width – actual frame width to use, must be less or equal to <text:s/>stream_width.</text:p>
                  <text:p text:style-name="P22"/>
                  <text:p text:style-name="P22">UINT32 source_height - <text:s/>actual frame height to use, must be less or equal to <text:s/>stream_height.</text:p>
                  <text:p text:style-name="P22"/>
                  <text:p text:style-name="P22">RECT destination – area to render into on the client display area </text:p>
                  <text:p text:style-name="P22"/>
                  <text:p text:style-name="P22">Clip clip – clipping of the stream</text:p>
                  <text:p text:style-name="P22"/>
                </text:list-item>
                <text:list-item>
                  <text:p text:style-name="P22">RED_DISPLAY_STREAM_DATA, RedStreamData</text:p>
                  <text:p text:style-name="P22"/>
                  <text:p text:style-name="P22">UINT32 id – stream id (i.e., RedStreamCreate.id)</text:p>
                  <text:p text:style-name="P22"><text:soft-page-break/></text:p>
                  <text:p text:style-name="P22">UINT32 multimedia_time – frame time stamp</text:p>
                  <text:p text:style-name="P22"/>
                  <text:p text:style-name="P22">UINT32 data_size – stream data size to consume in bytes</text:p>
                  <text:p text:style-name="P22"/>
                  <text:p text:style-name="P22">UINT32 pad_size – additional data padding in bytes</text:p>
                  <text:p text:style-name="P22"/>
                  <text:p text:style-name="P22">UINT8[] data – stream data depending on RedStreamCreate.codec_type. Size of <text:s/>data is ( data_size + <text:s/>pad_size)</text:p>
                  <text:p text:style-name="P22"/>
                </text:list-item>
                <text:list-item>
                  <text:p text:style-name="P22">RED_DISPLAY_STREAM_CLIP, RedStreamClip</text:p>
                  <text:p text:style-name="P22"/>
                  <text:p text:style-name="P22">UINT32 id - stream id (i.e., RedStreamCreate.id)</text:p>
                  <text:p text:style-name="P22"/>
                  <text:p text:style-name="P22">Clip clip – new clipping of the stream</text:p>
                  <text:p text:style-name="P22"/>
                </text:list-item>
                <text:list-item>
                  <text:p text:style-name="P22">RED_DISPLAY_STREAM_DESTROY, UINT32</text:p>
                  <text:p text:style-name="P22"/>
                  <text:p text:style-name="P22">UINT32 – id of stream to destroy <text:s/></text:p>
                  <text:p text:style-name="P22"/>
                </text:list-item>
                <text:list-item>
                  <text:p text:style-name="P22">RED_DISPLAY_STREAM_DESTROY_ALL, VOID</text:p>
                  <text:p text:style-name="P22"/>
                  <text:p text:style-name="P22">Destroy all active streams</text:p>
                  <text:p text:style-name="P22"/>
                </text:list-item>
              </text:list>
            </text:list-item>
            <text:list-item>
              <text:h text:style-name="P17" text:outline-level="1">Cache control</text:h>
              <text:p text:style-name="P22"/>
              <text:list>
                <text:list-item>
                  <text:p text:style-name="P22">Resource type</text:p>
                  <text:p text:style-name="P22"/>
                  <text:p text:style-name="P22">RED_RES_TYPE_IMAGE = 1</text:p>
                  <text:p text:style-name="P22"/>
                </text:list-item>
                <text:list-item>
                  <text:p text:style-name="P22"><text:s/>RedResourceID</text:p>
                  <text:p text:style-name="P22"/>
                  <text:p text:style-name="P22">UINT8 type – type of the resource, one of RED_RES_TYPE_?</text:p>
                  <text:p text:style-name="P22"/>
                  <text:p text:style-name="P22">UINT64 id – id of the resource</text:p>
                  <text:p text:style-name="P22"/>
                </text:list-item>
                <text:list-item>
                  <text:p text:style-name="P22">RedResourceList</text:p>
                  <text:p text:style-name="P22"/>
                  <text:p text:style-name="P22">UINT16 count – number of items in resources</text:p>
                  <text:p text:style-name="P22"/>
                  <text:p text:style-name="P22">RedResourceID[] resources - list of <text:s/>resources id</text:p>
                  <text:p text:style-name="P22"/>
                </text:list-item>
                <text:list-item>
                  <text:p text:style-name="P22">RED_DISPLAY_INVAL_LIST, RedResourceList</text:p>
                  <text:p text:style-name="P22"/>
                  <text:p text:style-name="P22">RedResourceList – list of resources to remove from cache </text:p>
                  <text:p text:style-name="P22"/>
                </text:list-item>
                <text:list-item>
                  <text:p text:style-name="P22">RED_DISPLAY_INVAL_ALL_IMAGES, RedWaitForChannels</text:p>
                  <text:p text:style-name="P22"><text:soft-page-break/></text:p>
                  <text:p text:style-name="P22">Remove all images from the image cache. The client must use RedWaitForChannels (for more info see <text:span text:style-name="T2">2.19 Channel synchronization) </text:span>to synchronize with other channels before clearing the cache.</text:p>
                  <text:p text:style-name="P22"/>
                </text:list-item>
                <text:list-item>
                  <text:p text:style-name="P22">RED_DISPLAY_INVAL_PALETTE, UINT64</text:p>
                  <text:p text:style-name="P22"/>
                  <text:p text:style-name="P22">UINT64 – id of palette, client need<text:span text:style-name="T1">s</text:span> to remove palette with that id from the cache </text:p>
                  <text:p text:style-name="P22"/>
                </text:list-item>
                <text:list-item>
                  <text:p text:style-name="P22">RED_DISPLAY_INVAL_ALL_PALETTES, VOID</text:p>
                  <text:p text:style-name="P22"/>
                  <text:p text:style-name="P22">Remove all palettes from palette cache</text:p>
                  <text:p text:style-name="P22"/>
                </text:list-item>
              </text:list>
            </text:list-item>
          </text:list>
        </text:list-item>
        <text:list-item>
          <text:h text:style-name="P18" text:outline-level="1">Cursor channel definition</text:h>
          <text:list>
            <text:list-header>
              <text:p text:style-name="P22"/>
            </text:list-header>
          </text:list>
          <text:p text:style-name="P22">Spice protocol defines a set of messages for controlling cursor shape and position on the remote display area, cursor position messages are irrelevant for client mouse mode<text:span text:style-name="T2"> (see “Mouse </text:span><text:span text:style-name="T2">mode”). Spice protocol also defines a set of message</text:span>s for managing cursor shape cache on the client site. Client must strictly obey all such instructions. The server sends RED_CURSOR_INIT to set current pointer state (i.e., shape, position, visibility etc.) and to clear shape cache. After the server sends init message it can send <text:s/>any other cursor command except for RED_CURSOR_INIT. The server can send RED_CURSOR_RESET message - this will disable the cursor and reset the cursor cache. After this message the only valid message the server can send is <text:s/>RED_CURSOR_I<text:span text:style-name="T2">NIT. The relevant remote display area for a cursor channel is the one of the display channel that has the same channel id (i.e., RedLinkMess.channel_id).</text:span></text:p>
          <text:p text:style-name="P22"/>
          <text:p text:style-name="P22"/>
          <text:p text:style-name="P22"/>
          <text:list text:continue-numbering="true">
            <text:list-item>
              <text:h text:style-name="P17" text:outline-level="1">Server messages</text:h>
              <text:p text:style-name="P22"/>
              <text:p text:style-name="P22">RED_CURSOR_INIT <text:tab/><text:tab/>= 101</text:p>
              <text:p text:style-name="P22">RED_CURSOR_RESET<text:tab/><text:tab/>= 102</text:p>
              <text:p text:style-name="P22">RED_CURSOR_SET<text:tab/><text:tab/><text:tab/>= 103</text:p>
              <text:p text:style-name="P22">RED_CURSOR_MOVE<text:tab/><text:tab/>= 104</text:p>
              <text:p text:style-name="P22">RED_CURSOR_HIDE<text:tab/><text:tab/>= 105</text:p>
              <text:p text:style-name="P22">RED_CURSOR_TRAIL<text:tab/><text:tab/>= 106</text:p>
              <text:p text:style-name="P22">RED_CURSOR_INVAL_ONE<text:tab/>= 107</text:p>
              <text:p text:style-name="P22">RED_CURSOR_INVAL_ALL<text:tab/>= 108</text:p>
              <text:p text:style-name="P22"/>
              <text:list>
                <text:list-item>
                  <text:p text:style-name="P37">Cursors types</text:p>
                  <text:p text:style-name="P37"/>
                </text:list-item>
              </text:list>
            </text:list-item>
          </text:list>
        </text:list-item>
      </text:list>
      <text:list xml:id="list194705555" text:style-name="L19">
        <text:list-item>
          <text:list>
            <text:list-item>
              <text:list>
                <text:list-item>
                  <text:p text:style-name="P45">CURSOR_TYPE_ALPHA <text:tab/><text:tab/>= 0</text:p>
                </text:list-item>
                <text:list-item>
                  <text:p text:style-name="P45">CURSOR_TYPE_MONO <text:tab/><text:tab/>= 1</text:p>
                </text:list-item>
              </text:list>
            </text:list-item>
          </text:list>
        </text:list-item>
      </text:list>
      <text:list xml:id="list750768700" text:style-name="L20">
        <text:list-item>
          <text:list>
            <text:list-item>
              <text:list>
                <text:list-item>
                  <text:p text:style-name="P39">CURSOR_TYPE_COLOR4 <text:tab/><text:tab/>= 2</text:p>
                </text:list-item>
                <text:list-item>
                  <text:p text:style-name="P39">CURSOR_TYPE_COLOR8 <text:tab/><text:tab/>= 3</text:p>
                </text:list-item>
                <text:list-item>
                  <text:p text:style-name="P39">CURSOR_TYPE_COLOR16 <text:tab/>= 4</text:p>
                </text:list-item>
                <text:list-item>
                  <text:p text:style-name="P39"><text:soft-page-break/>CURSOR_TYPE_COLOR24 <text:tab/>= 5</text:p>
                </text:list-item>
                <text:list-item>
                  <text:p text:style-name="P39">CURSOR_TYPE_COLOR32 <text:tab/>= 6</text:p>
                </text:list-item>
              </text:list>
            </text:list-item>
          </text:list>
        </text:list-item>
      </text:list>
      <text:list xml:id="list598011963" text:continue-list="list1272466842" text:style-name="L1">
        <text:list-item>
          <text:list>
            <text:list-item>
              <text:list>
                <text:list-header>
                  <text:p text:style-name="P37"/>
                </text:list-header>
                <text:list-item>
                  <text:p text:style-name="P37">CursorHeader</text:p>
                  <text:p text:style-name="P37"/>
                  <text:p text:style-name="P37">UINT64 unique – unique identifier of the corresponding cursor shape. It is used for storing and retrieving cursors from the cursor cache.</text:p>
                  <text:p text:style-name="P37"/>
                  <text:p text:style-name="P37">UINT16 type – type of the shape, one of CURSOR_TYPE_?</text:p>
                  <text:p text:style-name="P37"/>
                  <text:p text:style-name="P37">UINT16 width – width of the shape </text:p>
                  <text:p text:style-name="P37"/>
                  <text:p text:style-name="P37">UINT16 height - height of the shape</text:p>
                  <text:p text:style-name="P37"/>
                  <text:p text:style-name="P37">UINT16 hot_spot_x – position of hot spot on x axis</text:p>
                  <text:p text:style-name="P37"/>
                  <text:p text:style-name="P37">UINT16 hot_spot_y - position of hot spot on y axis</text:p>
                  <text:p text:style-name="P37"/>
                </text:list-item>
                <text:list-item>
                  <text:p text:style-name="P37">Cursor flags</text:p>
                  <text:p text:style-name="P37"/>
                  <text:p text:style-name="P37">CURSOR_FLAGS_NONE = 1 </text:p>
                  <text:p text:style-name="P37">set when RedCursor (see below) is invalid</text:p>
                  <text:p text:style-name="P37"/>
                  <text:p text:style-name="P37">CURSOR_CURSOR_FLAGS _CACHE_ME = 2</text:p>
                  <text:p text:style-name="P37">set when the client should add this shape to the shapes cache. The client will use CursorHeader.unique as cache key.</text:p>
                  <text:p text:style-name="P37"/>
                  <text:p text:style-name="P37">CURSOR_FLAGS_FROM_CACHE = 4</text:p>
                  <text:p text:style-name="P37">set when the client should retrieve the cursor shape, using CursorHeader.unique as key, from the shapes cache. In this case all fields of CursorHeader except for 'unique' are invalid.</text:p>
                  <text:p text:style-name="P37"/>
                </text:list-item>
                <text:list-item>
                  <text:p text:style-name="P37">RedCursor </text:p>
                  <text:p text:style-name="P37"/>
                  <text:p text:style-name="P37">UINT32 flags – any valid combination of <text:s/>RED_CURSOR_?</text:p>
                  <text:p text:style-name="P37"><text:s text:c="4"/></text:p>
                  <text:p text:style-name="P37">CursorHeader header</text:p>
                  <text:p text:style-name="P37"/>
                  <text:p text:style-name="P37">UINT8[] data – actual cursor shape data, the size is determine by width, height and type from CursorHeader. Next we will describe in detail the <text:s/>shape data format according to cursor type:</text:p>
                  <text:p text:style-name="P37"/>
                </text:list-item>
              </text:list>
            </text:list-item>
          </text:list>
        </text:list-item>
      </text:list>
      <text:list xml:id="list344771512" text:style-name="L21">
        <text:list-item>
          <text:list>
            <text:list-item>
              <text:list>
                <text:list-item>
                  <text:p text:style-name="P48">ALPHA, alpha shape – data contains pre-multiplied ARGB8888 pixmap. Line stride is is &lt;width * 4&gt;.</text:p>
                  <text:p text:style-name="P48"/>
                </text:list-item>
                <text:list-item>
                  <text:p text:style-name="P48">MONO, monochrome shape - <text:s/>data contains two bitmaps with size <text:s/>&lt;width&gt; * &lt;height&gt;. The first bitmap is AND mask and the second is XOR mask. <text:s/>Line stride is ALIGN(&lt;width&gt;, 8) / 8. <text:s/>Bits order within every byte is big endian.</text:p>
                  <text:p text:style-name="P48"/>
                </text:list-item>
                <text:list-item>
                  <text:p text:style-name="P48"><text:soft-page-break/>COLOR4, 4 bits per pixel shape - <text:s/>First data region is pixmap: the stride of the pixmap is ALIGN(width , 2) / 2; every nibble is translated to a color usingthe color palette; Nibble order is big endian. Second data region contain 16 colors palette: each entry is 32 bit RGB color. Third region is a bitmap mask: <text:s/>line stride is ALIGN(&lt;width&gt;, 8) / 8; bits order within every byte is big endian.</text:p>
                  <text:p text:style-name="P48"/>
                </text:list-item>
                <text:list-item>
                  <text:p text:style-name="P48">COLOR4, 8 bits per pixel shape - <text:s/>First data region is pixmap: the stride of the pixmap is &lt;width&gt;; every byte is translated to color using the color palette. Second data region contain 256 colors palette: each entry is 32 bit RGB color. Third region is a bitmap mask: line stride is ALIGN(&lt;width&gt;, 8) / 8; bits order within every byte is big endian.</text:p>
                  <text:p text:style-name="P48"/>
                </text:list-item>
                <text:list-item>
                  <text:p text:style-name="P48">COLOR16, 16 bits per pixel shape - <text:s/>First data region is pixmap: the stride of the pixmap is &lt;width * 2&gt;; every UINT16 is RGB_555. Second region is a bitmap mask: line stride is ALIGN(&lt;width&gt;, 8) / 8; bits order within every byte is big endian.</text:p>
                  <text:p text:style-name="P48"/>
                </text:list-item>
                <text:list-item>
                  <text:p text:style-name="P48">COLOR24, 24 bits per pixel shape - <text:s/>First data region is pixmap: the stride of the pixmap is &lt;width * 3&gt;; every UINT8[3] is RGB_888. Second region is a bitmap mask: line stride is ALIGN(&lt;width&gt;, 8) / 8; bits order within every byte is big endian.</text:p>
                  <text:p text:style-name="P48"/>
                </text:list-item>
                <text:list-item>
                  <text:p text:style-name="P48">COLOR32, 32 bits per pixel shape - <text:s/>First data region is pixmap: the stride of the pixmap is &lt;width * 4&gt;,;every UINT32 is RGB_888. Second region is a bitmap mask: line stride is ALIGN(&lt;width&gt;, 8) / 8; bits order within every byte is big endian.</text:p>
                </text:list-item>
              </text:list>
            </text:list-item>
          </text:list>
        </text:list-item>
      </text:list>
      <text:list xml:id="list1958114432" text:style-name="L22">
        <text:list-item>
          <text:list>
            <text:list-item>
              <text:list>
                <text:list-item>
                  <text:list>
                    <text:list-item>
                      <text:list>
                        <text:list-header>
                          <text:p text:style-name="P40"/>
                        </text:list-header>
                      </text:list>
                    </text:list-item>
                  </text:list>
                </text:list-item>
              </text:list>
            </text:list-item>
          </text:list>
        </text:list-item>
      </text:list>
      <text:list xml:id="list1873230854" text:continue-list="list598011963" text:style-name="L1">
        <text:list-item>
          <text:list>
            <text:list-item>
              <text:list>
                <text:list-header>
                  <text:p text:style-name="P37">For more deatails on drawing the cursor shape see Section 6.2.</text:p>
                  <text:p text:style-name="P37"/>
                </text:list-header>
                <text:list-item>
                  <text:p text:style-name="P22">RED_CURSOR_INIT, RedCursorInit</text:p>
                  <text:p text:style-name="P22"/>
                  <text:p text:style-name="P22">POINT16 position – position of mouse pointer on the relevant <text:span text:style-name="T2">display area. Not relevant <text:s/>in client mode. </text:span></text:p>
                  <text:p text:style-name="P37"/>
                  <text:p text:style-name="P37">UINT16 trail_length – number of cursors in the trail excluding main cursor. </text:p>
                  <text:p text:style-name="P37"/>
                  <text:p text:style-name="P37">UINT16 trail_frequency – millisecond interval between trail updates. </text:p>
                  <text:p text:style-name="P37"/>
                  <text:p text:style-name="P37">UIN8 visible – if <text:span text:style-name="T1">1</text:span>, the cursor is visible. If <text:span text:style-name="T1">0</text:span>, the cursor is invisible.</text:p>
                  <text:p text:style-name="P37"/>
                  <text:p text:style-name="P37">RedCursor cursor – current cursor shape</text:p>
                  <text:p text:style-name="P37"/>
                </text:list-item>
                <text:list-item>
                  <text:p text:style-name="P37">RED_CURSOR_RESET, VOID</text:p>
                  <text:p text:style-name="P37"/>
                </text:list-item>
                <text:list-item>
                  <text:p text:style-name="P37">RED_CURSOR_SET, RedCursorSet</text:p>
                  <text:p text:style-name="P22"/>
                  <text:p text:style-name="P22">POINT16 position - position of mouse pointer on the relevant <text:span text:style-name="T2">display area. not relevant </text:span><text:span text:style-name="T2">in client mode. </text:span></text:p>
                  <text:p text:style-name="P22"/>
                  <text:p text:style-name="P22"><text:soft-page-break/>UINT8 visible – <text:span text:style-name="T1">if </text:span><text:span text:style-name="T2">1, the cursor is visible. If 0, the cursor is invisible.</text:span></text:p>
                  <text:p text:style-name="P22"/>
                  <text:p text:style-name="P22">RedCursor cursor – current <text:span text:style-name="T2">cursor shape</text:span></text:p>
                  <text:p text:style-name="P37"/>
                </text:list-item>
                <text:list-item>
                  <text:p text:style-name="P37">RED_CURSOR_MOVE, POINT16</text:p>
                  <text:p text:style-name="P37"/>
                  <text:p text:style-name="P37">POINT16 – new mouse position. Not relevant in client mode. This message also implicitly sets cursor visibility to 1. </text:p>
                  <text:p text:style-name="P37"/>
                </text:list-item>
                <text:list-item>
                  <text:p text:style-name="P22">RED_CURSOR_HIDE, VOID</text:p>
                  <text:p text:style-name="P22"/>
                  <text:p text:style-name="P22">Hide pointer on the relevant <text:span text:style-name="T2">display area. </text:span></text:p>
                  <text:p text:style-name="P37"/>
                </text:list-item>
                <text:list-item>
                  <text:p text:style-name="P37">RED_CURSOR_TRAIL</text:p>
                  <text:p text:style-name="P37"/>
                  <text:p text:style-name="P37">UINT16 length - number of cursors in the trail excluding main cursor. </text:p>
                  <text:p text:style-name="P37"/>
                  <text:p text:style-name="P37">UINT16 frequency - millisecond interval between trail updates</text:p>
                  <text:p text:style-name="P37"/>
                </text:list-item>
                <text:list-item>
                  <text:p text:style-name="P37">RED_CURSOR_INVAL_ONE, UINT64</text:p>
                  <text:p text:style-name="P37"/>
                  <text:p text:style-name="P37">UINT64 – id of cursor shape to remove from the cursor cache <text:s text:c="2"/></text:p>
                  <text:p text:style-name="P37"/>
                </text:list-item>
                <text:list-item>
                  <text:p text:style-name="P37">RED_CURSOR_INVAL_ALL, VOLD</text:p>
                  <text:p text:style-name="P37"/>
                  <text:p text:style-name="P37">Clear cursor cache</text:p>
                  <text:p text:style-name="P37"/>
                </text:list-item>
              </text:list>
            </text:list-item>
            <text:list-item>
              <text:h text:style-name="P17" text:outline-level="1">Drawing the cursor shape according to the cursor type</text:h>
            </text:list-item>
          </text:list>
        </text:list-item>
      </text:list>
      <text:p text:style-name="P3"/>
      <text:list xml:id="list236939304" text:continue-numbering="true" text:style-name="L1">
        <text:list-item>
          <text:list>
            <text:list-header>
              <text:p text:style-name="P37">This section is relevant only for server mouse mode. Cursor shape positioning on the display area is done by placing cursor hot spot on the current cursor position.</text:p>
              <text:p text:style-name="P37"/>
              <text:list>
                <text:list-item>
                  <text:p text:style-name="P37">Alpha - no spacial handling<text:span text:style-name="T1">,</text:span> just bland the shape on the display area.</text:p>
                </text:list-item>
              </text:list>
            </text:list-header>
          </text:list>
        </text:list-item>
      </text:list>
      <text:list xml:id="list1812334726" text:continue-list="list344771512" text:style-name="L21">
        <text:list-item>
          <text:list>
            <text:list-item>
              <text:list>
                <text:list-header>
                  <text:p text:style-name="P49"/>
                </text:list-header>
              </text:list>
            </text:list-item>
          </text:list>
        </text:list-item>
      </text:list>
      <text:list xml:id="list1579047746" text:continue-list="list236939304" text:style-name="L1">
        <text:list-item>
          <text:list>
            <text:list-item>
              <text:list>
                <text:list-item>
                  <text:p text:style-name="P37">Monochrome -</text:p>
                </text:list-item>
              </text:list>
            </text:list-item>
          </text:list>
        </text:list-item>
      </text:list>
      <text:list xml:id="list2157027151" text:continue-list="list1812334726" text:style-name="L21">
        <text:list-item>
          <text:list>
            <text:list-item>
              <text:list>
                <text:list-item>
                  <text:p text:style-name="P48">For each cleared bit in the AND mask clear the corresponding bits in the relevant pixel on the display area </text:p>
                </text:list-item>
                <text:list-item>
                  <text:p text:style-name="P48">For each set bit in the XOR mask reverse the corresponding bits in the relevant pixel on the display area</text:p>
                </text:list-item>
              </text:list>
            </text:list-item>
          </text:list>
        </text:list-item>
      </text:list>
      <text:list xml:id="list372899320" text:continue-list="list1579047746" text:style-name="L1">
        <text:list-item>
          <text:list>
            <text:list-item>
              <text:list>
                <text:list-header>
                  <text:p text:style-name="P37"/>
                </text:list-header>
                <text:list-item>
                  <text:p text:style-name="P37">Color -</text:p>
                </text:list-item>
              </text:list>
            </text:list-item>
          </text:list>
        </text:list-item>
      </text:list>
      <text:list xml:id="list896663735" text:continue-list="list2157027151" text:style-name="L21">
        <text:list-item>
          <text:list>
            <text:list-item>
              <text:list>
                <text:list-item>
                  <text:p text:style-name="P48">If the source color is black and mask bit is set, <text:s/>NOP.</text:p>
                </text:list-item>
                <text:list-item>
                  <text:p text:style-name="P48">Else, if the source color is white and the mask bit is set, reverse all bits in the relevant pixel on the display area.</text:p>
                </text:list-item>
                <text:list-item>
                  <text:p text:style-name="P48">Else, put source color.</text:p>
                </text:list-item>
              </text:list>
            </text:list-item>
          </text:list>
        </text:list-item>
      </text:list>
      <text:list xml:id="list2181309992" text:continue-list="list372899320" text:style-name="L1">
        <text:list-item>
          <text:list>
            <text:list-item>
              <text:list>
                <text:list-header>
                  <text:p text:style-name="P22"/>
                </text:list-header>
              </text:list>
            </text:list-item>
          </text:list>
        </text:list-item>
        <text:list-item>
          <text:h text:style-name="P18" text:outline-level="1"><text:soft-page-break/>Playback channel definition</text:h>
          <text:p text:style-name="P22"/>
          <text:p text:style-name="P22">Spice supports sending audio streams for playback on the client side. An audio stream is sent by the server in an audio packet using RED_PLAYBACK_DATA message. The content of the audio packet is controlled by the playback mode that the server sends using RED_PLAYBACK_MODE message. The server can start and stop the stream using RED_PLAYBACK_START and RED_PLAYBACK_STOP messages. Sending audio packet is allowed only between <text:s/>start and stop messages. Sending <text:s/>start message is allowed only in stop state and after at least one mode message was sent. Sending a stop message is allowed only during a start state.</text:p>
          <text:p text:style-name="P22"/>
          <text:list>
            <text:list-item>
              <text:h text:style-name="P17" text:outline-level="1">Server messages</text:h>
              <text:p text:style-name="P22"/>
              <text:p text:style-name="P22">RED_PLAYBACK_DATA <text:tab/><text:tab/><text:tab/>= 101</text:p>
              <text:p text:style-name="P22">RED_PLAYBACK_MODE <text:tab/><text:tab/><text:tab/>= 102</text:p>
              <text:p text:style-name="P22">RED_PLAYBACK_START<text:tab/><text:tab/><text:tab/>= 103</text:p>
              <text:p text:style-name="P22">RED_PLAYBACK_STOP<text:tab/><text:tab/><text:tab/>= 104</text:p>
              <text:p text:style-name="P22"/>
            </text:list-item>
            <text:list-item>
              <text:h text:style-name="P17" text:outline-level="1">Audio format</text:h>
              <text:p text:style-name="P22"/>
              <text:p text:style-name="P22">RED_PLAYBACK_FMT_S16 <text:tab/>= 1, each channel sample is a 16 bit signed integer <text:s/></text:p>
              <text:p text:style-name="P22"/>
            </text:list-item>
            <text:list-item>
              <text:h text:style-name="P17" text:outline-level="1">Playback data mode</text:h>
              <text:p text:style-name="P22"/>
              <text:p text:style-name="P22">Two types of data mode are available: (1) raw PCM data and (2) compressed data in CELT 0_5_1 format.</text:p>
              <text:p text:style-name="P22"/>
              <text:p text:style-name="P22">RED_PLAYBACK_DATA_MODE_RAW <text:tab/><text:tab/>= 1</text:p>
              <text:p text:style-name="P22">RED_PLAYBACK_DATA_MODE_CELT_0_5_1<text:tab/>= 2</text:p>
              <text:p text:style-name="P22"/>
            </text:list-item>
            <text:list-item>
              <text:h text:style-name="P17" text:outline-level="1">Playback channel capabilities</text:h>
              <text:p text:style-name="P22"/>
              <text:p text:style-name="P22">RED_PLAYBACK_CAP_CELT_0_5_1 = 0</text:p>
              <text:p text:style-name="P22"/>
              <text:p text:style-name="P22">Spice client needs to declare support of CELT_5_1 in channel capabilities in order to allow the server to send playback packets in CELT_0_5_1 format.</text:p>
            </text:list-item>
          </text:list>
        </text:list-item>
      </text:list>
      <text:p text:style-name="P1"/>
      <text:list xml:id="list781904427" text:continue-numbering="true" text:style-name="L1">
        <text:list-item>
          <text:list>
            <text:list-item>
              <text:h text:style-name="P17" text:outline-level="1">RED_PLAYBACK_MODE, RedPlaybackMode</text:h>
              <text:p text:style-name="P22"/>
              <text:p text:style-name="P22">UINT32 time – server time stamp</text:p>
              <text:list>
                <text:list-header>
                  <text:p text:style-name="P22"/>
                </text:list-header>
              </text:list>
              <text:p text:style-name="P22">UINT32 mode – one of RED_PLAYBACK_DATA_MODE_?</text:p>
              <text:list text:continue-numbering="true">
                <text:list-header>
                  <text:p text:style-name="P22"><text:soft-page-break/></text:p>
                </text:list-header>
              </text:list>
              <text:p text:style-name="P22">UINT8[] data – specific data, content depend on mode</text:p>
              <text:p text:style-name="P22"/>
            </text:list-item>
            <text:list-item>
              <text:h text:style-name="P17" text:outline-level="1">RED_PLAYBACK_START, RedRecordStart</text:h>
              <text:p text:style-name="P22"/>
              <text:p text:style-name="P22">UINT32 channels – number of audio channels</text:p>
              <text:p text:style-name="P22"/>
              <text:p text:style-name="P22">UINT32 format – one of RED_PLAYBACK_FMT_?</text:p>
              <text:p text:style-name="P22"/>
              <text:p text:style-name="P22">UINT32 frequency – <text:s/>channel samples per second</text:p>
              <text:p text:style-name="P22"/>
            </text:list-item>
            <text:list-item>
              <text:h text:style-name="P17" text:outline-level="1">RED_PLAYBACK_DATA, RedPlaybackPacket</text:h>
              <text:p text:style-name="P22"/>
              <text:p text:style-name="P22">UINT32 time - server time stamp</text:p>
              <text:p text:style-name="P22"/>
              <text:p text:style-name="P22">UINT8[] data – playback data , content depend on mode</text:p>
              <text:p text:style-name="P22"/>
            </text:list-item>
            <text:list-item>
              <text:h text:style-name="P17" text:outline-level="1">RED_PLAYBACK_STOP, VOID</text:h>
              <text:p text:style-name="P22"/>
              <text:p text:style-name="P22">Stop current audio playback</text:p>
              <text:p text:style-name="P22"/>
            </text:list-item>
          </text:list>
        </text:list-item>
        <text:list-item>
          <text:h text:style-name="P18" text:outline-level="1">Record Channel definition</text:h>
          <text:p text:style-name="P22"/>
          <text:p text:style-name="P22">Spice supports transmitting of audio captured streams from the client to the server. Spice server starts audio capturing using RED_RECORD_START message. This message instructs the client to start transmitting captured audio . In response, the client sends time stamp of the stream start using REDC_RECORD_START_MARK. After the client sends start mark it can start transmitting audio stream data using REDC_RECORD_DATA. One mode message must be sent by the client before any other message using REDC_RECORD_MODE. This, in order to inform the server on what type of data will be transferred. Mode message can also be transmitted at any other time in order to switch the data type delivered by REDC_RECORD_DATA. The Server can send RED_RECORD_STOP for stopping captured audio streaming. Sending a start message is allowed only while the stream is in stop state. Sending a stop message and data messages is allowed only while the stream is in start state. Sending mark message is <text:s/>allowed only between start message and the first data message. </text:p>
          <text:p text:style-name="P22"/>
          <text:list>
            <text:list-item>
              <text:h text:style-name="P17" text:outline-level="1">Server messages</text:h>
              <text:p text:style-name="P22"/>
              <text:p text:style-name="P22">RED_RECORD_START <text:tab/>= 101</text:p>
              <text:p text:style-name="P22">RED_RECORD_STOP<text:tab/>= 102</text:p>
              <text:p text:style-name="P22"/>
            </text:list-item>
            <text:list-item>
              <text:h text:style-name="P17" text:outline-level="1"><text:soft-page-break/>Client messages</text:h>
              <text:p text:style-name="P22"><text:s text:c="4"/></text:p>
              <text:p text:style-name="P22">REDC_RECORD_DATA <text:tab/><text:tab/><text:tab/>= 101</text:p>
              <text:p text:style-name="P22">REDC_RECORD_MODE<text:tab/><text:tab/><text:tab/>= 102</text:p>
              <text:p text:style-name="P22">REDC_RECORD_START_MARK<text:tab/><text:tab/>= 103</text:p>
            </text:list-item>
          </text:list>
        </text:list-item>
      </text:list>
      <text:p text:style-name="P1"/>
      <text:list xml:id="list678102704" text:continue-numbering="true" text:style-name="L1">
        <text:list-item>
          <text:list>
            <text:list-item>
              <text:h text:style-name="P17" text:outline-level="1">Audio format</text:h>
              <text:p text:style-name="P22"/>
              <text:p text:style-name="P22">RED_RECORD_FMT_S16 <text:tab/>= 1, each channel sample is a 16 bit signed integer <text:s/></text:p>
              <text:p text:style-name="P22"/>
            </text:list-item>
            <text:list-item>
              <text:h text:style-name="P17" text:outline-level="1">Record data mode</text:h>
              <text:p text:style-name="P22"/>
              <text:p text:style-name="P22">Two types of data mode are available: (1) raw PCM data (2) compressed data <text:s text:c="2"/>in CELT 0.5.1 format.</text:p>
              <text:p text:style-name="P22"/>
              <text:p text:style-name="P22">RED_RECORD_DATA_MODE_RAW <text:tab/><text:tab/>= 1</text:p>
              <text:p text:style-name="P22">RED_RECORD_DATA_MODE_CELT_0_5_1<text:tab/>= 2</text:p>
              <text:p text:style-name="P22"/>
            </text:list-item>
            <text:list-item>
              <text:h text:style-name="P17" text:outline-level="1">Record channel capabilities</text:h>
              <text:p text:style-name="P22"/>
              <text:p text:style-name="P22">RED_PLAYBACK_CAP_CELT_0_5_1 = 0</text:p>
              <text:p text:style-name="P22"/>
              <text:p text:style-name="P22">Spice server needs to declare support of CELT_5_1 in channel capabilities in order to allow the client to send recorded packets in CELT_0_5_1 format.</text:p>
              <text:p text:style-name="P22"/>
            </text:list-item>
            <text:list-item>
              <text:h text:style-name="P17" text:outline-level="1">REDC_RECORD_MODE, RedcRecordMode</text:h>
              <text:p text:style-name="P22"/>
              <text:p text:style-name="P22">UINT32 time – client time stamp</text:p>
              <text:list>
                <text:list-header>
                  <text:p text:style-name="P22"/>
                </text:list-header>
              </text:list>
              <text:p text:style-name="P22">UINT32 mode – one of RED_RECORD_DATA_MODE_?</text:p>
              <text:list text:continue-numbering="true">
                <text:list-header>
                  <text:p text:style-name="P22"/>
                </text:list-header>
              </text:list>
              <text:p text:style-name="P22">UINT8[] data – specific data, content depend on mode</text:p>
              <text:p text:style-name="P22"/>
            </text:list-item>
            <text:list-item>
              <text:h text:style-name="P17" text:outline-level="1">RED_RECORD_START, RedRecordStart</text:h>
              <text:p text:style-name="P22"/>
              <text:p text:style-name="P22">UINT32 channels – number of audio channels</text:p>
              <text:p text:style-name="P22"/>
              <text:p text:style-name="P22">UINT32 format – one of RED_AUDIO_FMT_?</text:p>
              <text:p text:style-name="P22"/>
              <text:p text:style-name="P22">UINT32 frequency – <text:s/>channel samples per second</text:p>
              <text:p text:style-name="P22"/>
              <text:p text:style-name="P22"/>
            </text:list-item>
            <text:list-item>
              <text:h text:style-name="P17" text:outline-level="1"><text:soft-page-break/>REDC_RECORD_START_MARK, UINT32</text:h>
              <text:p text:style-name="P22"/>
              <text:p text:style-name="P22">UINT32 – client time stamp of stream start</text:p>
              <text:p text:style-name="P22"/>
            </text:list-item>
            <text:list-item>
              <text:h text:style-name="P17" text:outline-level="1">REDC_RECORD_DATA, RedcRecordPacket</text:h>
              <text:p text:style-name="P22"/>
              <text:p text:style-name="P22">UINT32 time - client time stamp</text:p>
              <text:p text:style-name="P22"/>
              <text:p text:style-name="P22">UINT8[] data – recorded data , content depend on mode</text:p>
              <text:p text:style-name="P22"/>
            </text:list-item>
            <text:list-item>
              <text:h text:style-name="P17" text:outline-level="1">RED_RECORD_STOP, VOID</text:h>
              <text:p text:style-name="P22"/>
              <text:p text:style-name="P22">Stop current audio capture</text:p>
            </text:list-item>
          </text:list>
          <text:p text:style-name="P22"/>
        </text:list-item>
      </text:list>
      <text:p text:style-name="P10"/>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DejaVu LGC Sans Mono" svg:font-family="'DejaVu LGC Sans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LGC Sans Mono" fo:font-size="10pt" style:font-name-asian="DejaVu LGC Sans Mono" style:font-size-asian="10pt" style:font-name-complex="DejaVu LGC Sans Mono" style:font-size-complex="10pt"/>
    </style:style>
    <style:style style:name="Heading_20_1" style:display-name="Heading 1" style:family="paragraph" style:parent-style-name="Heading" style:next-style-name="Text_20_body" style:default-outline-level="1" style:class="text">
      <style:text-properties style:font-name="Liberation Serif" fo:font-size="12pt" fo:font-weight="normal" style:font-name-asian="DejaVu LGC Sans" style:font-size-asian="12pt" style:font-weight-asian="normal" style:font-name-complex="DejaVu LGC Sans" style:font-size-complex="12pt"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29pt" fo:font-style="normal" fo:text-shadow="none" style:text-underline-style="none" fo:font-weight="normal" style:font-name-asian="Tahoma" style:font-size-asian="29pt" style:font-style-asian="normal" style:font-weight-asian="normal" style:font-name-complex="Tahoma" style:font-size-complex="29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size="25pt" style:font-size-asian="25pt" style:font-size-complex="25pt"/>
    </style:style>
    <style:style style:name="Default_7e_LT_7e_Gliederung_20_3" style:display-name="Default~LT~Gliederung 3" style:family="paragraph" style:parent-style-name="Default_7e_LT_7e_Gliederung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22pt" style:font-size-asian="22pt" style:font-size-complex="22pt"/>
    </style:style>
    <style:style style:name="Default_7e_LT_7e_Gliederung_20_4" style:display-name="Default~LT~Gliederung 4" style:family="paragraph" style:parent-style-name="Default_7e_LT_7e_Gliederung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text-properties fo:font-size="18pt" style:font-size-asian="18pt" style:font-size-complex="18pt"/>
    </style:style>
    <style:style style:name="Default_7e_LT_7e_Gliederung_20_5" style:display-name="Default~LT~Gliederung 5" style:family="paragraph" style:parent-style-name="Default_7e_LT_7e_Gliederung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1.0709in" fo:margin-right="0in" fo:margin-top="0in" fo:margin-bottom="0in" fo:line-height="92%" fo:text-align="center"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40pt" fo:font-style="normal" fo:text-shadow="none" style:text-underline-style="none" fo:font-weight="normal" style:font-name-asian="Tahoma" style:font-size-asian="40pt" style:font-style-asian="normal" style:font-weight-asian="normal" style:font-name-complex="Tahoma" style:font-size-complex="40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font-name-asian="Tahoma" style:font-size-asian="29pt" style:font-style-asian="normal" style:font-weight-asian="normal" style:font-name-complex="Tahoma" style:font-size-complex="29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1.0709in" fo:margin-right="0in" fo:margin-top="0in" fo:margin-bottom="0in" fo:line-height="92%" fo:text-align="start"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29pt" fo:font-style="normal" fo:text-shadow="none" style:text-underline-style="none" fo:font-weight="bold" style:letter-kerning="true" style:font-name-asian="Tahoma" style:font-size-asian="29pt" style:font-style-asian="normal" style:font-weight-asian="bold" style:font-name-complex="Tahoma" style:font-size-complex="29pt" style:font-style-complex="normal" style:font-weight-complex="bold"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Outline_20_1" style:display-name="Outline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18pt" fo:font-style="normal" fo:text-shadow="none" style:text-underline-style="none" fo:font-weight="bold" style:letter-kerning="true" style:font-name-asian="Tahoma" style:font-size-asian="18pt" style:font-style-asian="normal" style:font-weight-asian="bold" style:font-name-complex="Tahoma" style:font-size-complex="18pt" style:font-style-complex="normal" style:font-weight-complex="bold" style:text-emphasize="none"/>
    </style:style>
    <style:style style:name="Outline_20_2" style:display-name="Outline 2" style:family="paragraph" style:parent-style-name="Outline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weight="normal" style:font-weight-asian="normal" style:font-weight-complex="normal"/>
    </style:style>
    <style:style style:name="Outline_20_3" style:display-name="Outline 3" style:family="paragraph" style:parent-style-name="Outline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16pt" style:font-size-asian="16pt" style:font-size-complex="16pt"/>
    </style:style>
    <style:style style:name="Outline_20_4" style:display-name="Outline 4" style:family="paragraph" style:parent-style-name="Outline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style>
    <style:style style:name="Outline_20_5" style:display-name="Outline 5" style:family="paragraph" style:parent-style-name="Outline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Title1_7e_LT_7e_Gliederung_20_1" style:display-name="Title1~LT~Gliederung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18pt" fo:font-style="normal" fo:text-shadow="none" style:text-underline-style="none" fo:font-weight="bold" style:letter-kerning="true" style:font-name-asian="Tahoma" style:font-size-asian="18pt" style:font-style-asian="normal" style:font-weight-asian="bold" style:font-name-complex="Tahoma" style:font-size-complex="18pt" style:font-style-complex="normal" style:font-weight-complex="bold" style:text-emphasize="none"/>
    </style:style>
    <style:style style:name="Title1_7e_LT_7e_Gliederung_20_2" style:display-name="Title1~LT~Gliederung 2" style:family="paragraph" style:parent-style-name="Title1_7e_LT_7e_Gliederung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weight="normal" style:font-weight-asian="normal" style:font-weight-complex="normal"/>
    </style:style>
    <style:style style:name="Title1_7e_LT_7e_Gliederung_20_3" style:display-name="Title1~LT~Gliederung 3" style:family="paragraph" style:parent-style-name="Title1_7e_LT_7e_Gliederung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16pt" style:font-size-asian="16pt" style:font-size-complex="16pt"/>
    </style:style>
    <style:style style:name="Title1_7e_LT_7e_Gliederung_20_4" style:display-name="Title1~LT~Gliederung 4" style:family="paragraph" style:parent-style-name="Title1_7e_LT_7e_Gliederung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style>
    <style:style style:name="Title1_7e_LT_7e_Gliederung_20_5" style:display-name="Title1~LT~Gliederung 5" style:family="paragraph" style:parent-style-name="Title1_7e_LT_7e_Gliederung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Title1_7e_LT_7e_Gliederung_20_6" style:display-name="Title1~LT~Gliederung 6" style:family="paragraph" style:parent-style-name="Title1_7e_LT_7e_Gliederung_20_5"/>
    <style:style style:name="Title1_7e_LT_7e_Gliederung_20_7" style:display-name="Title1~LT~Gliederung 7" style:family="paragraph" style:parent-style-name="Title1_7e_LT_7e_Gliederung_20_6"/>
    <style:style style:name="Title1_7e_LT_7e_Gliederung_20_8" style:display-name="Title1~LT~Gliederung 8" style:family="paragraph" style:parent-style-name="Title1_7e_LT_7e_Gliederung_20_7"/>
    <style:style style:name="Title1_7e_LT_7e_Gliederung_20_9" style:display-name="Title1~LT~Gliederung 9" style:family="paragraph" style:parent-style-name="Title1_7e_LT_7e_Gliederung_20_8"/>
    <style:style style:name="Title1_7e_LT_7e_Titel" style:display-name="Title1~LT~Titel" style:family="paragraph">
      <style:paragraph-properties fo:margin-left="1.0709in" fo:margin-right="0in" fo:margin-top="0in" fo:margin-bottom="0in" fo:line-height="92%" fo:text-align="start"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29pt" fo:font-style="normal" fo:text-shadow="none" style:text-underline-style="none" fo:font-weight="bold" style:letter-kerning="true" style:font-name-asian="Tahoma" style:font-size-asian="29pt" style:font-style-asian="normal" style:font-weight-asian="bold" style:font-name-complex="Tahoma" style:font-size-complex="29pt" style:font-style-complex="normal" style:font-weight-complex="bold" style:text-emphasize="none"/>
    </style:style>
    <style:style style:name="Title1_7e_LT_7e_Untertitel" style:display-name="Title1~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1_7e_LT_7e_Notizen" style:display-name="Title1~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1_7e_LT_7e_Hintergrundobjekte" style:display-name="Title1~LT~Hintergrundobjekte" style:family="paragraph">
      <style:paragraph-properties style:text-autospace="none"/>
      <style:text-properties style:letter-kerning="true"/>
    </style:style>
    <style:style style:name="Title1_7e_LT_7e_Hintergrund" style:display-name="Title1~LT~Hintergrund" style:family="paragraph">
      <style:paragraph-properties fo:text-align="center" style:justify-single-word="false" style:text-autospace="none"/>
    </style:style>
    <style:style style:name="Title2_7e_LT_7e_Gliederung_20_1" style:display-name="Title2~LT~Gliederung 1" style:family="paragraph">
      <style:paragraph-properties fo:margin-left="0.4283in" fo:margin-right="0in" fo:margin-top="0in" fo:margin-bottom="0.1783in" fo:line-height="92%" fo:text-align="start" style:justify-single-word="false" fo:text-indent="-0.3217in" style:auto-text-indent="false" style:text-autospace="none">
        <style:tab-stops>
          <style:tab-stop style:position="0in"/>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2_7e_LT_7e_Gliederung_20_2" style:display-name="Title2~LT~Gliederung 2" style:family="paragraph" style:parent-style-name="Title2_7e_LT_7e_Gliederung_20_1">
      <style:paragraph-properties fo:margin-left="0.8555in" fo:margin-right="0in" fo:margin-top="0in" fo:margin-bottom="0.1437in" fo:text-indent="-0.2846in" style:auto-text-indent="false">
        <style:tab-stops>
          <style:tab-stop style:position="-0.8555in"/>
          <style:tab-stop style:position="-0.8055in"/>
          <style:tab-stop style:position="-0.352in"/>
          <style:tab-stop style:position="0in"/>
          <style:tab-stop style:position="0.1008in"/>
          <style:tab-stop style:position="0.5543in"/>
          <style:tab-stop style:position="1.0071in"/>
          <style:tab-stop style:position="1.4602in"/>
          <style:tab-stop style:position="1.9134in"/>
          <style:tab-stop style:position="2.3665in"/>
          <style:tab-stop style:position="2.8193in"/>
          <style:tab-stop style:position="3.2728in"/>
          <style:tab-stop style:position="3.7256in"/>
          <style:tab-stop style:position="4.1791in"/>
          <style:tab-stop style:position="4.6319in"/>
          <style:tab-stop style:position="5.0854in"/>
          <style:tab-stop style:position="5.5382in"/>
          <style:tab-stop style:position="5.9909in"/>
          <style:tab-stop style:position="6.4445in"/>
          <style:tab-stop style:position="6.898in"/>
          <style:tab-stop style:position="7.3508in"/>
          <style:tab-stop style:position="7.8043in"/>
        </style:tab-stops>
      </style:paragraph-properties>
      <style:text-properties fo:font-size="25pt" style:font-size-asian="25pt" style:font-size-complex="25pt"/>
    </style:style>
    <style:style style:name="Title2_7e_LT_7e_Gliederung_20_3" style:display-name="Title2~LT~Gliederung 3" style:family="paragraph" style:parent-style-name="Title2_7e_LT_7e_Gliederung_20_2">
      <style:paragraph-properties fo:margin-left="1.2846in" fo:margin-right="0in" fo:margin-top="0in" fo:margin-bottom="0.1075in" fo:text-indent="-0.2138in" style:auto-text-indent="false">
        <style:tab-stops>
          <style:tab-stop style:position="-1.2846in"/>
          <style:tab-stop style:position="-1.2102in"/>
          <style:tab-stop style:position="-0.7571in"/>
          <style:tab-stop style:position="-0.3043in"/>
          <style:tab-stop style:position="0in"/>
          <style:tab-stop style:position="0.1492in"/>
          <style:tab-stop style:position="0.602in"/>
          <style:tab-stop style:position="1.0555in"/>
          <style:tab-stop style:position="1.5083in"/>
          <style:tab-stop style:position="1.9618in"/>
          <style:tab-stop style:position="2.4146in"/>
          <style:tab-stop style:position="2.8681in"/>
          <style:tab-stop style:position="3.3209in"/>
          <style:tab-stop style:position="3.7736in"/>
          <style:tab-stop style:position="4.2272in"/>
          <style:tab-stop style:position="4.6807in"/>
          <style:tab-stop style:position="5.1335in"/>
          <style:tab-stop style:position="5.5866in"/>
          <style:tab-stop style:position="6.0398in"/>
          <style:tab-stop style:position="6.4929in"/>
          <style:tab-stop style:position="6.9457in"/>
          <style:tab-stop style:position="7.3992in"/>
        </style:tab-stops>
      </style:paragraph-properties>
      <style:text-properties fo:font-size="22pt" style:font-size-asian="22pt" style:font-size-complex="22pt"/>
    </style:style>
    <style:style style:name="Title2_7e_LT_7e_Gliederung_20_4" style:display-name="Title2~LT~Gliederung 4" style:family="paragraph" style:parent-style-name="Title2_7e_LT_7e_Gliederung_20_3">
      <style:paragraph-properties fo:margin-left="1.7134in" fo:margin-right="0in" fo:margin-top="0in" fo:margin-bottom="0.0728in" fo:text-indent="-0.2134in" style:auto-text-indent="false">
        <style:tab-stops>
          <style:tab-stop style:position="-1.7134in"/>
          <style:tab-stop style:position="-1.6146in"/>
          <style:tab-stop style:position="-1.161in"/>
          <style:tab-stop style:position="-0.7083in"/>
          <style:tab-stop style:position="-0.2547in"/>
          <style:tab-stop style:position="0in"/>
          <style:tab-stop style:position="0.198in"/>
          <style:tab-stop style:position="0.6516in"/>
          <style:tab-stop style:position="1.1043in"/>
          <style:tab-stop style:position="1.5571in"/>
          <style:tab-stop style:position="2.0102in"/>
          <style:tab-stop style:position="2.4638in"/>
          <style:tab-stop style:position="2.9165in"/>
          <style:tab-stop style:position="3.3701in"/>
          <style:tab-stop style:position="3.8228in"/>
          <style:tab-stop style:position="4.2764in"/>
          <style:tab-stop style:position="4.7291in"/>
          <style:tab-stop style:position="5.1827in"/>
          <style:tab-stop style:position="5.6354in"/>
          <style:tab-stop style:position="6.089in"/>
          <style:tab-stop style:position="6.5417in"/>
          <style:tab-stop style:position="6.9953in"/>
        </style:tab-stops>
      </style:paragraph-properties>
      <style:text-properties fo:font-size="18pt" style:font-size-asian="18pt" style:font-size-complex="18pt"/>
    </style:style>
    <style:style style:name="Title2_7e_LT_7e_Gliederung_20_5" style:display-name="Title2~LT~Gliederung 5" style:family="paragraph" style:parent-style-name="Title2_7e_LT_7e_Gliederung_20_4">
      <style:paragraph-properties fo:margin-left="2.1425in" fo:margin-right="0in" fo:margin-top="0in" fo:margin-bottom="0.0362in" fo:text-indent="-0.2154in" style:auto-text-indent="false">
        <style:tab-stops>
          <style:tab-stop style:position="-2.1425in"/>
          <style:tab-stop style:position="-2.0193in"/>
          <style:tab-stop style:position="-1.5661in"/>
          <style:tab-stop style:position="-1.1134in"/>
          <style:tab-stop style:position="-0.6602in"/>
          <style:tab-stop style:position="-0.2071in"/>
          <style:tab-stop style:position="0in"/>
          <style:tab-stop style:position="0.2465in"/>
          <style:tab-stop style:position="0.6992in"/>
          <style:tab-stop style:position="1.1528in"/>
          <style:tab-stop style:position="1.6055in"/>
          <style:tab-stop style:position="2.0591in"/>
          <style:tab-stop style:position="2.5118in"/>
          <style:tab-stop style:position="2.9654in"/>
          <style:tab-stop style:position="3.4181in"/>
          <style:tab-stop style:position="3.8717in"/>
          <style:tab-stop style:position="4.3244in"/>
          <style:tab-stop style:position="4.778in"/>
          <style:tab-stop style:position="5.2307in"/>
          <style:tab-stop style:position="5.6839in"/>
          <style:tab-stop style:position="6.1366in"/>
          <style:tab-stop style:position="6.5898in"/>
        </style:tab-stops>
      </style:paragraph-properties>
    </style:style>
    <style:style style:name="Title2_7e_LT_7e_Gliederung_20_6" style:display-name="Title2~LT~Gliederung 6" style:family="paragraph" style:parent-style-name="Title2_7e_LT_7e_Gliederung_20_5"/>
    <style:style style:name="Title2_7e_LT_7e_Gliederung_20_7" style:display-name="Title2~LT~Gliederung 7" style:family="paragraph" style:parent-style-name="Title2_7e_LT_7e_Gliederung_20_6"/>
    <style:style style:name="Title2_7e_LT_7e_Gliederung_20_8" style:display-name="Title2~LT~Gliederung 8" style:family="paragraph" style:parent-style-name="Title2_7e_LT_7e_Gliederung_20_7"/>
    <style:style style:name="Title2_7e_LT_7e_Gliederung_20_9" style:display-name="Title2~LT~Gliederung 9" style:family="paragraph" style:parent-style-name="Title2_7e_LT_7e_Gliederung_20_8"/>
    <style:style style:name="Title2_7e_LT_7e_Titel" style:display-name="Title2~LT~Titel" style:family="paragraph">
      <style:paragraph-properties fo:margin-left="1.0709in" fo:margin-right="0in" fo:margin-top="0in" fo:margin-bottom="0in" fo:line-height="92%" fo:text-align="center"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40pt"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Title2_7e_LT_7e_Untertitel" style:display-name="Title2~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2_7e_LT_7e_Notizen" style:display-name="Title2~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2_7e_LT_7e_Hintergrundobjekte" style:display-name="Title2~LT~Hintergrundobjekte" style:family="paragraph">
      <style:paragraph-properties style:text-autospace="none"/>
      <style:text-properties style:letter-kerning="true"/>
    </style:style>
    <style:style style:name="Title2_7e_LT_7e_Hintergrund" style:display-name="Title2~LT~Hintergrund" style:family="paragraph">
      <style:paragraph-properties fo:text-align="center" style:justify-single-word="false" style:text-autospace="none"/>
    </style:style>
    <style:style style:name="Title3_7e_LT_7e_Gliederung_20_1" style:display-name="Title3~LT~Gliederung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3_7e_LT_7e_Gliederung_20_2" style:display-name="Title3~LT~Gliederung 2" style:family="paragraph" style:parent-style-name="Title3_7e_LT_7e_Gliederung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size="25pt" style:font-size-asian="25pt" style:font-size-complex="25pt"/>
    </style:style>
    <style:style style:name="Title3_7e_LT_7e_Gliederung_20_3" style:display-name="Title3~LT~Gliederung 3" style:family="paragraph" style:parent-style-name="Title3_7e_LT_7e_Gliederung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22pt" style:font-size-asian="22pt" style:font-size-complex="22pt"/>
    </style:style>
    <style:style style:name="Title3_7e_LT_7e_Gliederung_20_4" style:display-name="Title3~LT~Gliederung 4" style:family="paragraph" style:parent-style-name="Title3_7e_LT_7e_Gliederung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text-properties fo:font-size="18pt" style:font-size-asian="18pt" style:font-size-complex="18pt"/>
    </style:style>
    <style:style style:name="Title3_7e_LT_7e_Gliederung_20_5" style:display-name="Title3~LT~Gliederung 5" style:family="paragraph" style:parent-style-name="Title3_7e_LT_7e_Gliederung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Title3_7e_LT_7e_Gliederung_20_6" style:display-name="Title3~LT~Gliederung 6" style:family="paragraph" style:parent-style-name="Title3_7e_LT_7e_Gliederung_20_5"/>
    <style:style style:name="Title3_7e_LT_7e_Gliederung_20_7" style:display-name="Title3~LT~Gliederung 7" style:family="paragraph" style:parent-style-name="Title3_7e_LT_7e_Gliederung_20_6"/>
    <style:style style:name="Title3_7e_LT_7e_Gliederung_20_8" style:display-name="Title3~LT~Gliederung 8" style:family="paragraph" style:parent-style-name="Title3_7e_LT_7e_Gliederung_20_7"/>
    <style:style style:name="Title3_7e_LT_7e_Gliederung_20_9" style:display-name="Title3~LT~Gliederung 9" style:family="paragraph" style:parent-style-name="Title3_7e_LT_7e_Gliederung_20_8"/>
    <style:style style:name="Title3_7e_LT_7e_Titel" style:display-name="Title3~LT~Titel" style:family="paragraph">
      <style:paragraph-properties fo:margin-left="1.0709in" fo:margin-right="0in" fo:margin-top="0in" fo:margin-bottom="0in" fo:line-height="92%" fo:text-align="center"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40pt"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Title3_7e_LT_7e_Untertitel" style:display-name="Title3~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3_7e_LT_7e_Notizen" style:display-name="Title3~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3_7e_LT_7e_Hintergrundobjekte" style:display-name="Title3~LT~Hintergrundobjekte" style:family="paragraph">
      <style:paragraph-properties style:text-autospace="none"/>
      <style:text-properties style:letter-kerning="true"/>
    </style:style>
    <style:style style:name="Title3_7e_LT_7e_Hintergrund" style:display-name="Title3~LT~Hintergrund" style:family="paragraph">
      <style:paragraph-properties fo:text-align="center" style:justify-single-word="false" style:text-autospace="none"/>
    </style:style>
    <style:style style:name="Title4_7e_LT_7e_Gliederung_20_1" style:display-name="Title4~LT~Gliederung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4_7e_LT_7e_Gliederung_20_2" style:display-name="Title4~LT~Gliederung 2" style:family="paragraph" style:parent-style-name="Title4_7e_LT_7e_Gliederung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size="25pt" style:font-size-asian="25pt" style:font-size-complex="25pt"/>
    </style:style>
    <style:style style:name="Title4_7e_LT_7e_Gliederung_20_3" style:display-name="Title4~LT~Gliederung 3" style:family="paragraph" style:parent-style-name="Title4_7e_LT_7e_Gliederung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22pt" style:font-size-asian="22pt" style:font-size-complex="22pt"/>
    </style:style>
    <style:style style:name="Title4_7e_LT_7e_Gliederung_20_4" style:display-name="Title4~LT~Gliederung 4" style:family="paragraph" style:parent-style-name="Title4_7e_LT_7e_Gliederung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text-properties fo:font-size="18pt" style:font-size-asian="18pt" style:font-size-complex="18pt"/>
    </style:style>
    <style:style style:name="Title4_7e_LT_7e_Gliederung_20_5" style:display-name="Title4~LT~Gliederung 5" style:family="paragraph" style:parent-style-name="Title4_7e_LT_7e_Gliederung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Title4_7e_LT_7e_Gliederung_20_6" style:display-name="Title4~LT~Gliederung 6" style:family="paragraph" style:parent-style-name="Title4_7e_LT_7e_Gliederung_20_5"/>
    <style:style style:name="Title4_7e_LT_7e_Gliederung_20_7" style:display-name="Title4~LT~Gliederung 7" style:family="paragraph" style:parent-style-name="Title4_7e_LT_7e_Gliederung_20_6"/>
    <style:style style:name="Title4_7e_LT_7e_Gliederung_20_8" style:display-name="Title4~LT~Gliederung 8" style:family="paragraph" style:parent-style-name="Title4_7e_LT_7e_Gliederung_20_7"/>
    <style:style style:name="Title4_7e_LT_7e_Gliederung_20_9" style:display-name="Title4~LT~Gliederung 9" style:family="paragraph" style:parent-style-name="Title4_7e_LT_7e_Gliederung_20_8"/>
    <style:style style:name="Title4_7e_LT_7e_Titel" style:display-name="Title4~LT~Titel" style:family="paragraph">
      <style:paragraph-properties fo:margin-left="1.0709in" fo:margin-right="0in" fo:margin-top="0in" fo:margin-bottom="0in" fo:line-height="92%" fo:text-align="center"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40pt"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Title4_7e_LT_7e_Untertitel" style:display-name="Title4~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4_7e_LT_7e_Notizen" style:display-name="Title4~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4_7e_LT_7e_Hintergrundobjekte" style:display-name="Title4~LT~Hintergrundobjekte" style:family="paragraph">
      <style:paragraph-properties style:text-autospace="none"/>
      <style:text-properties style:letter-kerning="true"/>
    </style:style>
    <style:style style:name="Title4_7e_LT_7e_Hintergrund" style:display-name="Title4~LT~Hintergrund" style:family="paragraph">
      <style:paragraph-properties fo:text-align="center" style:justify-single-word="false" style:text-autospace="none"/>
    </style:style>
    <style:style style:name="Title5_7e_LT_7e_Gliederung_20_1" style:display-name="Title5~LT~Gliederung 1" style:family="paragraph">
      <style:paragraph-properties fo:margin-left="0.4283in" fo:margin-right="0in" fo:margin-top="0in" fo:margin-bottom="0.1783in" fo:line-height="92%" fo:text-align="start" style:justify-single-word="false" fo:text-indent="-0.3217in" style:auto-text-indent="false" style:text-autospace="none">
        <style:tab-stops>
          <style:tab-stop style:position="0in"/>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Title5_7e_LT_7e_Gliederung_20_2" style:display-name="Title5~LT~Gliederung 2" style:family="paragraph" style:parent-style-name="Title5_7e_LT_7e_Gliederung_20_1">
      <style:paragraph-properties fo:margin-left="0.8555in" fo:margin-right="0in" fo:margin-top="0in" fo:margin-bottom="0.1437in" fo:text-indent="-0.2846in" style:auto-text-indent="false">
        <style:tab-stops>
          <style:tab-stop style:position="-0.8555in"/>
          <style:tab-stop style:position="-0.8055in"/>
          <style:tab-stop style:position="-0.352in"/>
          <style:tab-stop style:position="0in"/>
          <style:tab-stop style:position="0.1008in"/>
          <style:tab-stop style:position="0.5543in"/>
          <style:tab-stop style:position="1.0071in"/>
          <style:tab-stop style:position="1.4602in"/>
          <style:tab-stop style:position="1.9134in"/>
          <style:tab-stop style:position="2.3665in"/>
          <style:tab-stop style:position="2.8193in"/>
          <style:tab-stop style:position="3.2728in"/>
          <style:tab-stop style:position="3.7256in"/>
          <style:tab-stop style:position="4.1791in"/>
          <style:tab-stop style:position="4.6319in"/>
          <style:tab-stop style:position="5.0854in"/>
          <style:tab-stop style:position="5.5382in"/>
          <style:tab-stop style:position="5.9909in"/>
          <style:tab-stop style:position="6.4445in"/>
          <style:tab-stop style:position="6.898in"/>
          <style:tab-stop style:position="7.3508in"/>
          <style:tab-stop style:position="7.8043in"/>
        </style:tab-stops>
      </style:paragraph-properties>
      <style:text-properties fo:font-size="25pt" style:font-size-asian="25pt" style:font-size-complex="25pt"/>
    </style:style>
    <style:style style:name="Title5_7e_LT_7e_Gliederung_20_3" style:display-name="Title5~LT~Gliederung 3" style:family="paragraph" style:parent-style-name="Title5_7e_LT_7e_Gliederung_20_2">
      <style:paragraph-properties fo:margin-left="1.2846in" fo:margin-right="0in" fo:margin-top="0in" fo:margin-bottom="0.1075in" fo:text-indent="-0.2138in" style:auto-text-indent="false">
        <style:tab-stops>
          <style:tab-stop style:position="-1.2846in"/>
          <style:tab-stop style:position="-1.2102in"/>
          <style:tab-stop style:position="-0.7571in"/>
          <style:tab-stop style:position="-0.3043in"/>
          <style:tab-stop style:position="0in"/>
          <style:tab-stop style:position="0.1492in"/>
          <style:tab-stop style:position="0.602in"/>
          <style:tab-stop style:position="1.0555in"/>
          <style:tab-stop style:position="1.5083in"/>
          <style:tab-stop style:position="1.9618in"/>
          <style:tab-stop style:position="2.4146in"/>
          <style:tab-stop style:position="2.8681in"/>
          <style:tab-stop style:position="3.3209in"/>
          <style:tab-stop style:position="3.7736in"/>
          <style:tab-stop style:position="4.2272in"/>
          <style:tab-stop style:position="4.6807in"/>
          <style:tab-stop style:position="5.1335in"/>
          <style:tab-stop style:position="5.5866in"/>
          <style:tab-stop style:position="6.0398in"/>
          <style:tab-stop style:position="6.4929in"/>
          <style:tab-stop style:position="6.9457in"/>
          <style:tab-stop style:position="7.3992in"/>
        </style:tab-stops>
      </style:paragraph-properties>
      <style:text-properties fo:font-size="22pt" style:font-size-asian="22pt" style:font-size-complex="22pt"/>
    </style:style>
    <style:style style:name="Title5_7e_LT_7e_Gliederung_20_4" style:display-name="Title5~LT~Gliederung 4" style:family="paragraph" style:parent-style-name="Title5_7e_LT_7e_Gliederung_20_3">
      <style:paragraph-properties fo:margin-left="1.7134in" fo:margin-right="0in" fo:margin-top="0in" fo:margin-bottom="0.0728in" fo:text-indent="-0.2134in" style:auto-text-indent="false">
        <style:tab-stops>
          <style:tab-stop style:position="-1.7134in"/>
          <style:tab-stop style:position="-1.6146in"/>
          <style:tab-stop style:position="-1.161in"/>
          <style:tab-stop style:position="-0.7083in"/>
          <style:tab-stop style:position="-0.2547in"/>
          <style:tab-stop style:position="0in"/>
          <style:tab-stop style:position="0.198in"/>
          <style:tab-stop style:position="0.6516in"/>
          <style:tab-stop style:position="1.1043in"/>
          <style:tab-stop style:position="1.5571in"/>
          <style:tab-stop style:position="2.0102in"/>
          <style:tab-stop style:position="2.4638in"/>
          <style:tab-stop style:position="2.9165in"/>
          <style:tab-stop style:position="3.3701in"/>
          <style:tab-stop style:position="3.8228in"/>
          <style:tab-stop style:position="4.2764in"/>
          <style:tab-stop style:position="4.7291in"/>
          <style:tab-stop style:position="5.1827in"/>
          <style:tab-stop style:position="5.6354in"/>
          <style:tab-stop style:position="6.089in"/>
          <style:tab-stop style:position="6.5417in"/>
          <style:tab-stop style:position="6.9953in"/>
        </style:tab-stops>
      </style:paragraph-properties>
      <style:text-properties fo:font-size="18pt" style:font-size-asian="18pt" style:font-size-complex="18pt"/>
    </style:style>
    <style:style style:name="Title5_7e_LT_7e_Gliederung_20_5" style:display-name="Title5~LT~Gliederung 5" style:family="paragraph" style:parent-style-name="Title5_7e_LT_7e_Gliederung_20_4">
      <style:paragraph-properties fo:margin-left="2.1425in" fo:margin-right="0in" fo:margin-top="0in" fo:margin-bottom="0.0362in" fo:text-indent="-0.2154in" style:auto-text-indent="false">
        <style:tab-stops>
          <style:tab-stop style:position="-2.1425in"/>
          <style:tab-stop style:position="-2.0193in"/>
          <style:tab-stop style:position="-1.5661in"/>
          <style:tab-stop style:position="-1.1134in"/>
          <style:tab-stop style:position="-0.6602in"/>
          <style:tab-stop style:position="-0.2071in"/>
          <style:tab-stop style:position="0in"/>
          <style:tab-stop style:position="0.2465in"/>
          <style:tab-stop style:position="0.6992in"/>
          <style:tab-stop style:position="1.1528in"/>
          <style:tab-stop style:position="1.6055in"/>
          <style:tab-stop style:position="2.0591in"/>
          <style:tab-stop style:position="2.5118in"/>
          <style:tab-stop style:position="2.9654in"/>
          <style:tab-stop style:position="3.4181in"/>
          <style:tab-stop style:position="3.8717in"/>
          <style:tab-stop style:position="4.3244in"/>
          <style:tab-stop style:position="4.778in"/>
          <style:tab-stop style:position="5.2307in"/>
          <style:tab-stop style:position="5.6839in"/>
          <style:tab-stop style:position="6.1366in"/>
          <style:tab-stop style:position="6.5898in"/>
        </style:tab-stops>
      </style:paragraph-properties>
    </style:style>
    <style:style style:name="Title5_7e_LT_7e_Gliederung_20_6" style:display-name="Title5~LT~Gliederung 6" style:family="paragraph" style:parent-style-name="Title5_7e_LT_7e_Gliederung_20_5"/>
    <style:style style:name="Title5_7e_LT_7e_Gliederung_20_7" style:display-name="Title5~LT~Gliederung 7" style:family="paragraph" style:parent-style-name="Title5_7e_LT_7e_Gliederung_20_6"/>
    <style:style style:name="Title5_7e_LT_7e_Gliederung_20_8" style:display-name="Title5~LT~Gliederung 8" style:family="paragraph" style:parent-style-name="Title5_7e_LT_7e_Gliederung_20_7"/>
    <style:style style:name="Title5_7e_LT_7e_Gliederung_20_9" style:display-name="Title5~LT~Gliederung 9" style:family="paragraph" style:parent-style-name="Title5_7e_LT_7e_Gliederung_20_8"/>
    <style:style style:name="Title5_7e_LT_7e_Titel" style:display-name="Title5~LT~Titel" style:family="paragraph">
      <style:paragraph-properties fo:margin-left="1.0709in" fo:margin-right="0in" fo:margin-top="0in" fo:margin-bottom="0in" fo:line-height="92%" fo:text-align="start"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29pt" fo:font-style="normal" fo:text-shadow="none" style:text-underline-style="none" fo:font-weight="bold" style:letter-kerning="true" style:font-name-asian="Tahoma" style:font-size-asian="29pt" style:font-style-asian="normal" style:font-weight-asian="bold" style:font-name-complex="Tahoma" style:font-size-complex="29pt" style:font-style-complex="normal" style:font-weight-complex="bold" style:text-emphasize="none"/>
    </style:style>
    <style:style style:name="Title5_7e_LT_7e_Untertitel" style:display-name="Title5~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5_7e_LT_7e_Notizen" style:display-name="Title5~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5_7e_LT_7e_Hintergrundobjekte" style:display-name="Title5~LT~Hintergrundobjekte" style:family="paragraph">
      <style:paragraph-properties style:text-autospace="none"/>
      <style:text-properties style:letter-kerning="true"/>
    </style:style>
    <style:style style:name="Title5_7e_LT_7e_Hintergrund" style:display-name="Title5~LT~Hintergrund" style:family="paragraph">
      <style:paragraph-properties fo:text-align="center" style:justify-single-word="false" style:text-autospace="none"/>
    </style:style>
    <style:style style:name="Title6_7e_LT_7e_Gliederung_20_1" style:display-name="Title6~LT~Gliederung 1" style:family="paragraph">
      <style:paragraph-properties fo:margin-left="0in" fo:margin-right="0in" fo:margin-top="0in" fo:margin-bottom="0.1783in" fo:line-height="92%" fo:text-align="start" style:justify-single-word="false" fo:text-indent="0in" style:auto-text-indent="false" style:text-autospace="none">
        <style:tab-stops>
          <style:tab-stop style:position="0.0244in"/>
          <style:tab-stop style:position="0.4772in"/>
          <style:tab-stop style:position="0.9307in"/>
          <style:tab-stop style:position="1.3835in"/>
          <style:tab-stop style:position="1.8366in"/>
          <style:tab-stop style:position="2.2898in"/>
          <style:tab-stop style:position="2.7429in"/>
          <style:tab-stop style:position="3.1957in"/>
          <style:tab-stop style:position="3.6492in"/>
          <style:tab-stop style:position="4.102in"/>
          <style:tab-stop style:position="4.5555in"/>
          <style:tab-stop style:position="5.0083in"/>
          <style:tab-stop style:position="5.461in"/>
          <style:tab-stop style:position="5.9146in"/>
          <style:tab-stop style:position="6.3681in"/>
          <style:tab-stop style:position="6.8209in"/>
          <style:tab-stop style:position="7.2744in"/>
          <style:tab-stop style:position="7.7272in"/>
          <style:tab-stop style:position="8.1807in"/>
          <style:tab-stop style:position="8.6335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6_7e_LT_7e_Gliederung_20_2" style:display-name="Title6~LT~Gliederung 2" style:family="paragraph" style:parent-style-name="Title6_7e_LT_7e_Gliederung_20_1">
      <style:paragraph-properties fo:margin-top="0in" fo:margin-bottom="0.1437in">
        <style:tab-stops>
          <style:tab-stop style:position="0.05in"/>
          <style:tab-stop style:position="0.5035in"/>
          <style:tab-stop style:position="0.9563in"/>
          <style:tab-stop style:position="1.4098in"/>
          <style:tab-stop style:position="1.8626in"/>
          <style:tab-stop style:position="2.3161in"/>
          <style:tab-stop style:position="2.7689in"/>
          <style:tab-stop style:position="3.222in"/>
          <style:tab-stop style:position="3.6752in"/>
          <style:tab-stop style:position="4.1283in"/>
          <style:tab-stop style:position="4.5811in"/>
          <style:tab-stop style:position="5.0346in"/>
          <style:tab-stop style:position="5.4874in"/>
          <style:tab-stop style:position="5.9409in"/>
          <style:tab-stop style:position="6.3937in"/>
          <style:tab-stop style:position="6.8465in"/>
          <style:tab-stop style:position="7.3in"/>
          <style:tab-stop style:position="7.7535in"/>
          <style:tab-stop style:position="8.2063in"/>
          <style:tab-stop style:position="8.6598in"/>
        </style:tab-stops>
      </style:paragraph-properties>
      <style:text-properties fo:font-size="25pt" style:font-size-asian="25pt" style:font-size-complex="25pt"/>
    </style:style>
    <style:style style:name="Title6_7e_LT_7e_Gliederung_20_3" style:display-name="Title6~LT~Gliederung 3" style:family="paragraph" style:parent-style-name="Title6_7e_LT_7e_Gliederung_20_2">
      <style:paragraph-properties fo:margin-top="0in" fo:margin-bottom="0.1075in">
        <style:tab-stops>
          <style:tab-stop style:position="0.0744in"/>
          <style:tab-stop style:position="0.528in"/>
          <style:tab-stop style:position="0.9807in"/>
          <style:tab-stop style:position="1.4339in"/>
          <style:tab-stop style:position="1.8866in"/>
          <style:tab-stop style:position="2.3402in"/>
          <style:tab-stop style:position="2.7929in"/>
          <style:tab-stop style:position="3.2465in"/>
          <style:tab-stop style:position="3.6992in"/>
          <style:tab-stop style:position="4.1528in"/>
          <style:tab-stop style:position="4.6055in"/>
          <style:tab-stop style:position="5.0583in"/>
          <style:tab-stop style:position="5.5118in"/>
          <style:tab-stop style:position="5.9654in"/>
          <style:tab-stop style:position="6.4181in"/>
          <style:tab-stop style:position="6.8717in"/>
          <style:tab-stop style:position="7.3244in"/>
          <style:tab-stop style:position="7.778in"/>
          <style:tab-stop style:position="8.2307in"/>
          <style:tab-stop style:position="8.6839in"/>
        </style:tab-stops>
      </style:paragraph-properties>
      <style:text-properties fo:font-size="22pt" style:font-size-asian="22pt" style:font-size-complex="22pt"/>
    </style:style>
    <style:style style:name="Title6_7e_LT_7e_Gliederung_20_4" style:display-name="Title6~LT~Gliederung 4" style:family="paragraph" style:parent-style-name="Title6_7e_LT_7e_Gliederung_20_3">
      <style:paragraph-properties fo:margin-top="0in" fo:margin-bottom="0.0728in">
        <style:tab-stops>
          <style:tab-stop style:position="0.0984in"/>
          <style:tab-stop style:position="0.552in"/>
          <style:tab-stop style:position="1.0047in"/>
          <style:tab-stop style:position="1.4583in"/>
          <style:tab-stop style:position="1.911in"/>
          <style:tab-stop style:position="2.3646in"/>
          <style:tab-stop style:position="2.8173in"/>
          <style:tab-stop style:position="3.2701in"/>
          <style:tab-stop style:position="3.7236in"/>
          <style:tab-stop style:position="4.1772in"/>
          <style:tab-stop style:position="4.6299in"/>
          <style:tab-stop style:position="5.0835in"/>
          <style:tab-stop style:position="5.5362in"/>
          <style:tab-stop style:position="5.9898in"/>
          <style:tab-stop style:position="6.4425in"/>
          <style:tab-stop style:position="6.8957in"/>
          <style:tab-stop style:position="7.3484in"/>
          <style:tab-stop style:position="7.802in"/>
          <style:tab-stop style:position="8.2547in"/>
          <style:tab-stop style:position="8.7083in"/>
        </style:tab-stops>
      </style:paragraph-properties>
      <style:text-properties fo:font-size="18pt" style:font-size-asian="18pt" style:font-size-complex="18pt"/>
    </style:style>
    <style:style style:name="Title6_7e_LT_7e_Gliederung_20_5" style:display-name="Title6~LT~Gliederung 5" style:family="paragraph" style:parent-style-name="Title6_7e_LT_7e_Gliederung_20_4">
      <style:paragraph-properties fo:margin-top="0in" fo:margin-bottom="0.0362in">
        <style:tab-stops>
          <style:tab-stop style:position="0.1228in"/>
          <style:tab-stop style:position="0.5764in"/>
          <style:tab-stop style:position="1.0291in"/>
          <style:tab-stop style:position="1.4819in"/>
          <style:tab-stop style:position="1.9354in"/>
          <style:tab-stop style:position="2.389in"/>
          <style:tab-stop style:position="2.8417in"/>
          <style:tab-stop style:position="3.2953in"/>
          <style:tab-stop style:position="3.748in"/>
          <style:tab-stop style:position="4.2016in"/>
          <style:tab-stop style:position="4.6543in"/>
          <style:tab-stop style:position="5.1075in"/>
          <style:tab-stop style:position="5.5602in"/>
          <style:tab-stop style:position="6.0138in"/>
          <style:tab-stop style:position="6.4665in"/>
          <style:tab-stop style:position="6.9201in"/>
          <style:tab-stop style:position="7.3728in"/>
          <style:tab-stop style:position="7.8264in"/>
          <style:tab-stop style:position="8.2791in"/>
          <style:tab-stop style:position="8.7319in"/>
        </style:tab-stops>
      </style:paragraph-properties>
    </style:style>
    <style:style style:name="Title6_7e_LT_7e_Gliederung_20_6" style:display-name="Title6~LT~Gliederung 6" style:family="paragraph" style:parent-style-name="Title6_7e_LT_7e_Gliederung_20_5"/>
    <style:style style:name="Title6_7e_LT_7e_Gliederung_20_7" style:display-name="Title6~LT~Gliederung 7" style:family="paragraph" style:parent-style-name="Title6_7e_LT_7e_Gliederung_20_6"/>
    <style:style style:name="Title6_7e_LT_7e_Gliederung_20_8" style:display-name="Title6~LT~Gliederung 8" style:family="paragraph" style:parent-style-name="Title6_7e_LT_7e_Gliederung_20_7"/>
    <style:style style:name="Title6_7e_LT_7e_Gliederung_20_9" style:display-name="Title6~LT~Gliederung 9" style:family="paragraph" style:parent-style-name="Title6_7e_LT_7e_Gliederung_20_8"/>
    <style:style style:name="Title6_7e_LT_7e_Titel" style:display-name="Title6~LT~Titel" style:family="paragraph">
      <style:paragraph-properties fo:margin-left="1.0709in" fo:margin-right="0in" fo:margin-top="0in" fo:margin-bottom="0in" fo:line-height="92%" fo:text-align="center" style:justify-single-word="false" fo:text-indent="-0.2154in" style:auto-text-indent="false" style:text-autospace="none">
        <style:tab-stops>
          <style:tab-stop style:position="0in"/>
          <style:tab-stop style:position="0.2882in"/>
          <style:tab-stop style:position="0.7409in"/>
          <style:tab-stop style:position="1.1937in"/>
          <style:tab-stop style:position="1.6472in"/>
          <style:tab-stop style:position="2.1008in"/>
          <style:tab-stop style:position="2.5535in"/>
          <style:tab-stop style:position="3.0071in"/>
          <style:tab-stop style:position="3.4598in"/>
          <style:tab-stop style:position="3.9134in"/>
          <style:tab-stop style:position="4.3661in"/>
          <style:tab-stop style:position="4.8193in"/>
          <style:tab-stop style:position="5.272in"/>
          <style:tab-stop style:position="5.7256in"/>
          <style:tab-stop style:position="6.1783in"/>
          <style:tab-stop style:position="6.6319in"/>
          <style:tab-stop style:position="7.0846in"/>
          <style:tab-stop style:position="7.5382in"/>
          <style:tab-stop style:position="7.9909in"/>
          <style:tab-stop style:position="8.4437in"/>
          <style:tab-stop style:position="8.8972in"/>
        </style:tab-stops>
      </style:paragraph-properties>
      <style:text-properties fo:color="#000000" style:text-outline="false" style:text-line-through-style="none" style:font-name="Tahoma" fo:font-size="40pt" fo:font-style="normal" fo:text-shadow="none" style:text-underline-style="none" fo:font-weight="normal" style:letter-kerning="true" style:font-name-asian="Tahoma" style:font-size-asian="40pt" style:font-style-asian="normal" style:font-weight-asian="normal" style:font-name-complex="Tahoma" style:font-size-complex="40pt" style:font-style-complex="normal" style:font-weight-complex="normal" style:text-emphasize="none"/>
    </style:style>
    <style:style style:name="Title6_7e_LT_7e_Untertitel" style:display-name="Title6~LT~Untertitel" style:family="paragraph">
      <style:paragraph-properties fo:margin-left="0in" fo:margin-right="0in" fo:margin-top="0in" fo:margin-bottom="0in" fo:line-height="92%" fo:text-align="center" style:justify-single-word="false" fo:text-indent="0in" style:auto-text-indent="false" style:text-autospace="none">
        <style:tab-stops>
          <style:tab-stop style:position="0in"/>
          <style:tab-stop style:position="0.4528in"/>
          <style:tab-stop style:position="0.9063in"/>
          <style:tab-stop style:position="1.3591in"/>
          <style:tab-stop style:position="1.8126in"/>
          <style:tab-stop style:position="2.2654in"/>
          <style:tab-stop style:position="2.7189in"/>
          <style:tab-stop style:position="3.1717in"/>
          <style:tab-stop style:position="3.6252in"/>
          <style:tab-stop style:position="4.078in"/>
          <style:tab-stop style:position="4.5311in"/>
          <style:tab-stop style:position="4.9839in"/>
          <style:tab-stop style:position="5.4374in"/>
          <style:tab-stop style:position="5.8902in"/>
          <style:tab-stop style:position="6.3437in"/>
          <style:tab-stop style:position="6.7965in"/>
          <style:tab-stop style:position="7.25in"/>
          <style:tab-stop style:position="7.7028in"/>
          <style:tab-stop style:position="8.1563in"/>
          <style:tab-stop style:position="8.6091in"/>
          <style:tab-stop style:position="9.0626in"/>
        </style:tab-stops>
      </style:paragraph-properties>
      <style:text-properties fo:color="#000000" style:text-outline="false" style:text-line-through-style="none" style:font-name="Tahoma" fo:font-size="29pt" fo:font-style="normal" fo:text-shadow="none" style:text-underline-style="none" fo:font-weight="normal" style:letter-kerning="true" style:font-name-asian="Tahoma" style:font-size-asian="29pt" style:font-style-asian="normal" style:font-weight-asian="normal" style:font-name-complex="Tahoma" style:font-size-complex="29pt" style:font-style-complex="normal" style:font-weight-complex="normal" style:text-emphasize="none"/>
    </style:style>
    <style:style style:name="Title6_7e_LT_7e_Notizen" style:display-name="Title6~LT~Notizen" style:family="paragraph">
      <style:paragraph-properties fo:margin-left="0in" fo:margin-right="0in" fo:margin-top="0.0626in" fo:margin-bottom="0in" style:line-height-at-least="0.139in" fo:text-align="end"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Arial"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style>
    <style:style style:name="Title6_7e_LT_7e_Hintergrundobjekte" style:display-name="Title6~LT~Hintergrundobjekte" style:family="paragraph">
      <style:paragraph-properties style:text-autospace="none"/>
      <style:text-properties style:letter-kerning="true"/>
    </style:style>
    <style:style style:name="Title6_7e_LT_7e_Hintergrund" style:display-name="Title6~LT~Hintergrund" style:family="paragraph">
      <style:paragraph-properties fo:text-align="center" style:justify-single-word="false" style:text-autospace="non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Yaniv Kamay</meta:initial-creator>
    <meta:creation-date>2009-07-16T18:45:58</meta:creation-date>
    <dc:date>2009-09-23T14:17:05</dc:date>
    <meta:editing-duration>PT110H36M51S</meta:editing-duration>
    <meta:editing-cycles>990</meta:editing-cycles>
    <meta:generator>OpenOffice.org/3.1$Linux OpenOffice.org_project/310m11$Build-9399</meta:generator>
    <dc:creator>Arnon Gilboa</dc:creator>
    <meta:document-statistic meta:table-count="0" meta:image-count="0" meta:object-count="0" meta:page-count="44" meta:paragraph-count="965" meta:word-count="9887" meta:character-count="64207"/>
    <meta:user-defined meta:name="Info 1"/>
    <meta:user-defined meta:name="Info 2"/>
    <meta:user-defined meta:name="Info 3"/>
    <meta:user-defined meta:name="Info 4"/>
  </office:meta>
</office:document-meta>
</file>